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66.9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47.2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 – COORDENADORES PEDAGÓGICO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coordenadores pedagógico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6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54.0401372909546" table:style-name="ce4">
            <text:p>7.054</text:p>
          </table:table-cell>
          <table:table-cell office:value-type="float" office:value="4351.2000846862793" table:style-name="ce4">
            <text:p>4.351</text:p>
          </table:table-cell>
          <table:table-cell office:value-type="float" office:value="5060.7200984954834" table:style-name="ce4">
            <text:p>5.061</text:p>
          </table:table-cell>
          <table:table-cell office:value-type="float" office:value="7749.8401508331299" table:style-name="ce4">
            <text:p>7.750</text:p>
          </table:table-cell>
          <table:table-cell office:value-type="float" office:value="2363.760046005249" table:style-name="ce4">
            <text:p>2.364</text:p>
          </table:table-cell>
          <table:table-cell office:value-type="float" office:value="1493.5200290679932" table:style-name="ce4">
            <text:p>1.494</text:p>
          </table:table-cell>
          <table:table-cell office:value-type="float" office:value="3667.1600713729858" table:style-name="ce4">
            <text:p>3.667</text:p>
          </table:table-cell>
          <table:table-cell office:value-type="float" office:value="4049.3600788116455" table:style-name="ce4">
            <text:p>4.049</text:p>
          </table:table-cell>
          <table:table-cell office:value-type="float" office:value="7316.6801424026489" table:style-name="ce4">
            <text:p>7.317</text:p>
          </table:table-cell>
          <table:table-cell office:value-type="float" office:value="1799.2800350189209" table:style-name="ce4">
            <text:p>1.799</text:p>
          </table:table-cell>
          <table:table-cell office:value-type="float" office:value="468.44000911712646" table:style-name="ce4">
            <text:p>468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089.3201379776001" table:style-name="ce4">
            <text:p>7.089</text:p>
          </table:table-cell>
          <table:table-cell office:value-type="float" office:value="3324.1600646972656" table:style-name="ce4">
            <text:p>3.324</text:p>
          </table:table-cell>
          <table:table-cell office:value-type="float" office:value="4894.1200952529907" table:style-name="ce4">
            <text:p>4.894</text:p>
          </table:table-cell>
          <table:table-cell office:value-type="float" office:value="7281.4001417160034" table:style-name="ce4">
            <text:p>7.281</text:p>
          </table:table-cell>
          <table:table-cell office:value-type="float" office:value="2306.9200448989868" table:style-name="ce4">
            <text:p>2.307</text:p>
          </table:table-cell>
          <table:table-cell office:value-type="float" office:value="1422.9600276947021" table:style-name="ce4">
            <text:p>1.423</text:p>
          </table:table-cell>
          <table:table-cell office:value-type="float" office:value="3659.3200712203979" table:style-name="ce4">
            <text:p>3.659</text:p>
          </table:table-cell>
          <table:table-cell office:value-type="float" office:value="3876.8800754547119" table:style-name="ce4">
            <text:p>3.877</text:p>
          </table:table-cell>
          <table:table-cell office:value-type="float" office:value="6832.5601329803467" table:style-name="ce4">
            <text:p>6.833</text:p>
          </table:table-cell>
          <table:table-cell office:value-type="float" office:value="1656.2000322341919" table:style-name="ce4">
            <text:p>1.656</text:p>
          </table:table-cell>
          <table:table-cell office:value-type="float" office:value="272.4400053024292" table:style-name="ce4">
            <text:p>272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744.80001449584961" table:style-name="ce4">
            <text:p>745</text:p>
          </table:table-cell>
          <table:table-cell office:value-type="float" office:value="3008.600058555603" table:style-name="ce4">
            <text:p>3.009</text:p>
          </table:table-cell>
          <table:table-cell office:value-type="float" office:value="2199.1200428009033" table:style-name="ce4">
            <text:p>2.199</text:p>
          </table:table-cell>
          <table:table-cell office:value-type="float" office:value="3451.5600671768188" table:style-name="ce4">
            <text:p>3.452</text:p>
          </table:table-cell>
          <table:table-cell office:value-type="float" office:value="566.4400110244751" table:style-name="ce4">
            <text:p>566</text:p>
          </table:table-cell>
          <table:table-cell office:value-type="float" office:value="482.16000938415527" table:style-name="ce4">
            <text:p>482</text:p>
          </table:table-cell>
          <table:table-cell office:value-type="float" office:value="360.64000701904297" table:style-name="ce4">
            <text:p>361</text:p>
          </table:table-cell>
          <table:table-cell office:value-type="float" office:value="1550.3600301742554" table:style-name="ce4">
            <text:p>1.550</text:p>
          </table:table-cell>
          <table:table-cell office:value-type="float" office:value="3620.1200704574585" table:style-name="ce4">
            <text:p>3.620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382.20000743865967" table:style-name="ce4">
            <text:p>38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194.0001010894775" table:style-name="ce4">
            <text:p>5.194</text:p>
          </table:table-cell>
          <table:table-cell office:value-type="float" office:value="2052.1200399398804" table:style-name="ce4">
            <text:p>2.052</text:p>
          </table:table-cell>
          <table:table-cell office:value-type="float" office:value="3355.5200653076172" table:style-name="ce4">
            <text:p>3.356</text:p>
          </table:table-cell>
          <table:table-cell office:value-type="float" office:value="5623.2401094436646" table:style-name="ce4">
            <text:p>5.623</text:p>
          </table:table-cell>
          <table:table-cell office:value-type="float" office:value="1234.8000240325928" table:style-name="ce4">
            <text:p>1.235</text:p>
          </table:table-cell>
          <table:table-cell office:value-type="float" office:value="1128.9600219726563" table:style-name="ce4">
            <text:p>1.129</text:p>
          </table:table-cell>
          <table:table-cell office:value-type="float" office:value="2775.3600540161133" table:style-name="ce4">
            <text:p>2.775</text:p>
          </table:table-cell>
          <table:table-cell office:value-type="float" office:value="3139.9200611114502" table:style-name="ce4">
            <text:p>3.140</text:p>
          </table:table-cell>
          <table:table-cell office:value-type="float" office:value="5160.680100440979" table:style-name="ce4">
            <text:p>5.161</text:p>
          </table:table-cell>
          <table:table-cell office:value-type="float" office:value="419.44000816345215" table:style-name="ce4">
            <text:p>419</text:p>
          </table:table-cell>
          <table:table-cell office:value-type="float" office:value="35.280000686645508" table:style-name="ce4">
            <text:p>35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4449.2000865936279" table:style-name="ce4">
            <text:p>4.449</text:p>
          </table:table-cell>
          <table:table-cell office:value-type="float" office:value="3616.2000703811646" table:style-name="ce4">
            <text:p>3.616</text:p>
          </table:table-cell>
          <table:table-cell office:value-type="float" office:value="3867.0800752639771" table:style-name="ce4">
            <text:p>3.867</text:p>
          </table:table-cell>
          <table:table-cell office:value-type="float" office:value="5570.3201084136963" table:style-name="ce4">
            <text:p>5.570</text:p>
          </table:table-cell>
          <table:table-cell office:value-type="float" office:value="1528.8000297546387" table:style-name="ce4">
            <text:p>1.529</text:p>
          </table:table-cell>
          <table:table-cell office:value-type="float" office:value="774.2000150680542" table:style-name="ce4">
            <text:p>774</text:p>
          </table:table-cell>
          <table:table-cell office:value-type="float" office:value="1571.9200305938721" table:style-name="ce4">
            <text:p>1.572</text:p>
          </table:table-cell>
          <table:table-cell office:value-type="float" office:value="2140.3200416564941" table:style-name="ce4">
            <text:p>2.140</text:p>
          </table:table-cell>
          <table:table-cell office:value-type="float" office:value="5370.4001045227051" table:style-name="ce4">
            <text:p>5.370</text:p>
          </table:table-cell>
          <table:table-cell office:value-type="float" office:value="1446.4800281524658" table:style-name="ce4">
            <text:p>1.446</text:p>
          </table:table-cell>
          <table:table-cell office:value-type="float" office:value="256.76000499725342" table:style-name="ce4">
            <text:p>257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4108.1600799560547" table:style-name="ce4">
            <text:p>4.108</text:p>
          </table:table-cell>
          <table:table-cell office:value-type="float" office:value="1871.8000364303589" table:style-name="ce4">
            <text:p>1.872</text:p>
          </table:table-cell>
          <table:table-cell office:value-type="float" office:value="2689.1200523376465" table:style-name="ce4">
            <text:p>2.689</text:p>
          </table:table-cell>
          <table:table-cell office:value-type="float" office:value="3914.1200761795044" table:style-name="ce4">
            <text:p>3.914</text:p>
          </table:table-cell>
          <table:table-cell office:value-type="float" office:value="1370.0400266647339" table:style-name="ce4">
            <text:p>1.370</text:p>
          </table:table-cell>
          <table:table-cell office:value-type="float" office:value="617.40001201629639" table:style-name="ce4">
            <text:p>617</text:p>
          </table:table-cell>
          <table:table-cell office:value-type="float" office:value="2001.1600389480591" table:style-name="ce4">
            <text:p>2.001</text:p>
          </table:table-cell>
          <table:table-cell office:value-type="float" office:value="2112.8800411224365" table:style-name="ce4">
            <text:p>2.113</text:p>
          </table:table-cell>
          <table:table-cell office:value-type="float" office:value="4176.7600812911987" table:style-name="ce4">
            <text:p>4.177</text:p>
          </table:table-cell>
          <table:table-cell office:value-type="float" office:value="1017.2400197982788" table:style-name="ce4">
            <text:p>1.017</text:p>
          </table:table-cell>
          <table:table-cell office:value-type="float" office:value="392.00000762939453" table:style-name="ce4">
            <text:p>39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847.4800748825073" table:style-name="ce4">
            <text:p>3.847</text:p>
          </table:table-cell>
          <table:table-cell office:value-type="float" office:value="3055.6400594711304" table:style-name="ce4">
            <text:p>3.056</text:p>
          </table:table-cell>
          <table:table-cell office:value-type="float" office:value="2193.2400426864624" table:style-name="ce4">
            <text:p>2.193</text:p>
          </table:table-cell>
          <table:table-cell office:value-type="float" office:value="4931.3600959777832" table:style-name="ce4">
            <text:p>4.931</text:p>
          </table:table-cell>
          <table:table-cell office:value-type="float" office:value="1113.2800216674805" table:style-name="ce4">
            <text:p>1.113</text:p>
          </table:table-cell>
          <table:table-cell office:value-type="float" office:value="942.76001834869385" table:style-name="ce4">
            <text:p>943</text:p>
          </table:table-cell>
          <table:table-cell office:value-type="float" office:value="809.48001575469971" table:style-name="ce4">
            <text:p>809</text:p>
          </table:table-cell>
          <table:table-cell office:value-type="float" office:value="1515.0800294876099" table:style-name="ce4">
            <text:p>1.515</text:p>
          </table:table-cell>
          <table:table-cell office:value-type="float" office:value="4898.0400953292847" table:style-name="ce4">
            <text:p>4.898</text:p>
          </table:table-cell>
          <table:table-cell office:value-type="float" office:value="272.4400053024292" table:style-name="ce4">
            <text:p>272</text:p>
          </table:table-cell>
          <table:table-cell office:value-type="float" office:value="256.76000499725342" table:style-name="ce4">
            <text:p>257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494.2800874710083" table:style-name="ce4">
            <text:p>4.494</text:p>
          </table:table-cell>
          <table:table-cell office:value-type="float" office:value="2432.3600473403931" table:style-name="ce4">
            <text:p>2.432</text:p>
          </table:table-cell>
          <table:table-cell office:value-type="float" office:value="3490.7600679397583" table:style-name="ce4">
            <text:p>3.491</text:p>
          </table:table-cell>
          <table:table-cell office:value-type="float" office:value="4760.8400926589966" table:style-name="ce4">
            <text:p>4.761</text:p>
          </table:table-cell>
          <table:table-cell office:value-type="float" office:value="1491.5600290298462" table:style-name="ce4">
            <text:p>1.492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927.08001804351807" table:style-name="ce4">
            <text:p>927</text:p>
          </table:table-cell>
          <table:table-cell office:value-type="float" office:value="2943.9200572967529" table:style-name="ce4">
            <text:p>2.944</text:p>
          </table:table-cell>
          <table:table-cell office:value-type="float" office:value="4096.4000797271729" table:style-name="ce4">
            <text:p>4.096</text:p>
          </table:table-cell>
          <table:table-cell office:value-type="float" office:value="201.88000392913818" table:style-name="ce4">
            <text:p>202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076.4000988006592" table:style-name="ce4">
            <text:p>5.076</text:p>
          </table:table-cell>
          <table:table-cell office:value-type="float" office:value="2254.0000438690186" table:style-name="ce4">
            <text:p>2.254</text:p>
          </table:table-cell>
          <table:table-cell office:value-type="float" office:value="3649.5200710296631" table:style-name="ce4">
            <text:p>3.650</text:p>
          </table:table-cell>
          <table:table-cell office:value-type="float" office:value="5156.7601003646851" table:style-name="ce4">
            <text:p>5.157</text:p>
          </table:table-cell>
          <table:table-cell office:value-type="float" office:value="1497.4400291442871" table:style-name="ce4">
            <text:p>1.497</text:p>
          </table:table-cell>
          <table:table-cell office:value-type="float" office:value="1142.6800222396851" table:style-name="ce4">
            <text:p>1.143</text:p>
          </table:table-cell>
          <table:table-cell office:value-type="float" office:value="3520.1600685119629" table:style-name="ce4">
            <text:p>3.520</text:p>
          </table:table-cell>
          <table:table-cell office:value-type="float" office:value="2726.360053062439" table:style-name="ce4">
            <text:p>2.726</text:p>
          </table:table-cell>
          <table:table-cell office:value-type="float" office:value="5243.0001020431519" table:style-name="ce4">
            <text:p>5.243</text:p>
          </table:table-cell>
          <table:table-cell office:value-type="float" office:value="1736.5600337982178" table:style-name="ce4">
            <text:p>1.737</text:p>
          </table:table-cell>
          <table:table-cell office:value-type="float" office:value="92.120001792907715" table:style-name="ce4">
            <text:p>9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082.2800989151001" table:style-name="ce4">
            <text:p>5.082</text:p>
          </table:table-cell>
          <table:table-cell office:value-type="float" office:value="3516.2400684356689" table:style-name="ce4">
            <text:p>3.516</text:p>
          </table:table-cell>
          <table:table-cell office:value-type="float" office:value="2681.2800521850586" table:style-name="ce4">
            <text:p>2.681</text:p>
          </table:table-cell>
          <table:table-cell office:value-type="float" office:value="6101.4801187515259" table:style-name="ce4">
            <text:p>6.101</text:p>
          </table:table-cell>
          <table:table-cell office:value-type="float" office:value="1836.5200357437134" table:style-name="ce4">
            <text:p>1.837</text:p>
          </table:table-cell>
          <table:table-cell office:value-type="float" office:value="970.20001888275146" table:style-name="ce4">
            <text:p>970</text:p>
          </table:table-cell>
          <table:table-cell office:value-type="float" office:value="2728.3200531005859" table:style-name="ce4">
            <text:p>2.728</text:p>
          </table:table-cell>
          <table:table-cell office:value-type="float" office:value="1840.4400358200073" table:style-name="ce4">
            <text:p>1.840</text:p>
          </table:table-cell>
          <table:table-cell office:value-type="float" office:value="5874.1201143264771" table:style-name="ce4">
            <text:p>5.874</text:p>
          </table:table-cell>
          <table:table-cell office:value-type="float" office:value="317.52000617980957" table:style-name="ce4">
            <text:p>318</text:p>
          </table:table-cell>
          <table:table-cell office:value-type="float" office:value="256.76000499725342" table:style-name="ce4">
            <text:p>257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915.6800956726074" table:style-name="ce4">
            <text:p>4.916</text:p>
          </table:table-cell>
          <table:table-cell office:value-type="float" office:value="2457.8400478363037" table:style-name="ce4">
            <text:p>2.458</text:p>
          </table:table-cell>
          <table:table-cell office:value-type="float" office:value="4459.0000867843628" table:style-name="ce4">
            <text:p>4.459</text:p>
          </table:table-cell>
          <table:table-cell office:value-type="float" office:value="5280.2401027679443" table:style-name="ce4">
            <text:p>5.280</text:p>
          </table:table-cell>
          <table:table-cell office:value-type="float" office:value="1275.9600248336792" table:style-name="ce4">
            <text:p>1.276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1805.1600351333618" table:style-name="ce4">
            <text:p>1.805</text:p>
          </table:table-cell>
          <table:table-cell office:value-type="float" office:value="3477.0400676727295" table:style-name="ce4">
            <text:p>3.477</text:p>
          </table:table-cell>
          <table:table-cell office:value-type="float" office:value="4658.920090675354" table:style-name="ce4">
            <text:p>4.659</text:p>
          </table:table-cell>
          <table:table-cell office:value-type="float" office:value="1501.3600292205811" table:style-name="ce4">
            <text:p>1.501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359.4400653839111" table:style-name="ce4">
            <text:p>3.359</text:p>
          </table:table-cell>
          <table:table-cell office:value-type="float" office:value="1342.6000261306763" table:style-name="ce4">
            <text:p>1.343</text:p>
          </table:table-cell>
          <table:table-cell office:value-type="float" office:value="2267.7200441360474" table:style-name="ce4">
            <text:p>2.268</text:p>
          </table:table-cell>
          <table:table-cell office:value-type="float" office:value="3153.640061378479" table:style-name="ce4">
            <text:p>3.154</text:p>
          </table:table-cell>
          <table:table-cell office:value-type="float" office:value="827.12001609802246" table:style-name="ce4">
            <text:p>827</text:p>
          </table:table-cell>
          <table:table-cell office:value-type="float" office:value="827.12001609802246" table:style-name="ce4">
            <text:p>827</text:p>
          </table:table-cell>
          <table:table-cell office:value-type="float" office:value="1848.2800359725952" table:style-name="ce4">
            <text:p>1.848</text:p>
          </table:table-cell>
          <table:table-cell office:value-type="float" office:value="1707.1600332260132" table:style-name="ce4">
            <text:p>1.707</text:p>
          </table:table-cell>
          <table:table-cell office:value-type="float" office:value="3676.9600715637207" table:style-name="ce4">
            <text:p>3.677</text:p>
          </table:table-cell>
          <table:table-cell office:value-type="float" office:value="980.00001907348633" table:style-name="ce4">
            <text:p>980</text:p>
          </table:table-cell>
          <table:table-cell office:value-type="float" office:value="392.00000762939453" table:style-name="ce4">
            <text:p>392</text:p>
          </table:table-cell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23.20001602172852" table:style-name="ce4">
            <text:p>823</text:p>
          </table:table-cell>
          <table:table-cell office:value-type="float" office:value="448.84000873565674" table:style-name="ce4">
            <text:p>449</text:p>
          </table:table-cell>
          <table:table-cell office:value-type="float" office:value="913.36001777648926" table:style-name="ce4">
            <text:p>913</text:p>
          </table:table-cell>
          <table:table-cell office:value-type="float" office:value="940.80001831054688" table:style-name="ce4">
            <text:p>941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182.28000354766846" table:style-name="ce4">
            <text:p>182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834.96001625061035" table:style-name="ce4">
            <text:p>835</text:p>
          </table:table-cell>
          <table:table-cell office:value-type="float" office:value="978.04001903533936" table:style-name="ce4">
            <text:p>978</text:p>
          </table:table-cell>
          <table:table-cell office:value-type="float" office:value="94.080001831054688" table:style-name="ce4">
            <text:p>94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697.76001358032227" table:style-name="ce4">
            <text:p>698</text:p>
          </table:table-cell>
          <table:table-cell office:value-type="float" office:value="566.4400110244751" table:style-name="ce4">
            <text:p>566</text:p>
          </table:table-cell>
          <table:table-cell office:value-type="float" office:value="936.88001823425293" table:style-name="ce4">
            <text:p>937</text:p>
          </table:table-cell>
          <table:table-cell office:value-type="float" office:value="1015.2800197601318" table:style-name="ce4">
            <text:p>1.015</text:p>
          </table:table-cell>
          <table:table-cell office:value-type="float" office:value="282.24000549316406" table:style-name="ce4">
            <text:p>282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478.24000930786133" table:style-name="ce4">
            <text:p>478</text:p>
          </table:table-cell>
          <table:table-cell office:value-type="float" office:value="729.12001419067383" table:style-name="ce4">
            <text:p>729</text:p>
          </table:table-cell>
          <table:table-cell office:value-type="float" office:value="995.68001937866211" table:style-name="ce4">
            <text:p>996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186.5600814819336" table:style-name="ce4">
            <text:p>4.187</text:p>
          </table:table-cell>
          <table:table-cell office:value-type="float" office:value="2175.6000423431396" table:style-name="ce4">
            <text:p>2.176</text:p>
          </table:table-cell>
          <table:table-cell office:value-type="float" office:value="2810.6400547027588" table:style-name="ce4">
            <text:p>2.811</text:p>
          </table:table-cell>
          <table:table-cell office:value-type="float" office:value="4437.4400863647461" table:style-name="ce4">
            <text:p>4.437</text:p>
          </table:table-cell>
          <table:table-cell office:value-type="float" office:value="1203.4400234222412" table:style-name="ce4">
            <text:p>1.203</text:p>
          </table:table-cell>
          <table:table-cell office:value-type="float" office:value="776.16001510620117" table:style-name="ce4">
            <text:p>776</text:p>
          </table:table-cell>
          <table:table-cell office:value-type="float" office:value="3008.600058555603" table:style-name="ce4">
            <text:p>3.009</text:p>
          </table:table-cell>
          <table:table-cell office:value-type="float" office:value="2101.1200408935547" table:style-name="ce4">
            <text:p>2.101</text:p>
          </table:table-cell>
          <table:table-cell office:value-type="float" office:value="4347.2800846099854" table:style-name="ce4">
            <text:p>4.347</text:p>
          </table:table-cell>
          <table:table-cell office:value-type="float" office:value="642.88001251220703" table:style-name="ce4">
            <text:p>643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391.9601049423218" table:style-name="ce4">
            <text:p>5.392</text:p>
          </table:table-cell>
          <table:table-cell office:value-type="float" office:value="3361.4000654220581" table:style-name="ce4">
            <text:p>3.361</text:p>
          </table:table-cell>
          <table:table-cell office:value-type="float" office:value="3565.2400693893433" table:style-name="ce4">
            <text:p>3.565</text:p>
          </table:table-cell>
          <table:table-cell office:value-type="float" office:value="5774.1601123809814" table:style-name="ce4">
            <text:p>5.774</text:p>
          </table:table-cell>
          <table:table-cell office:value-type="float" office:value="1334.7600259780884" table:style-name="ce4">
            <text:p>1.335</text:p>
          </table:table-cell>
          <table:table-cell office:value-type="float" office:value="1187.7600231170654" table:style-name="ce4">
            <text:p>1.188</text:p>
          </table:table-cell>
          <table:table-cell office:value-type="float" office:value="1867.8800363540649" table:style-name="ce4">
            <text:p>1.868</text:p>
          </table:table-cell>
          <table:table-cell office:value-type="float" office:value="3036.0400590896606" table:style-name="ce4">
            <text:p>3.036</text:p>
          </table:table-cell>
          <table:table-cell office:value-type="float" office:value="5489.9601068496704" table:style-name="ce4">
            <text:p>5.490</text:p>
          </table:table-cell>
          <table:table-cell office:value-type="float" office:value="1566.0400304794312" table:style-name="ce4">
            <text:p>1.566</text:p>
          </table:table-cell>
          <table:table-cell office:value-type="float" office:value="390.04000759124756" table:style-name="ce4">
            <text:p>390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415.1200275421143" table:style-name="ce4">
            <text:p>1.415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1813.0000352859497" table:style-name="ce4">
            <text:p>1.813</text:p>
          </table:table-cell>
          <table:table-cell office:value-type="float" office:value="2261.8400440216064" table:style-name="ce4">
            <text:p>2.262</text:p>
          </table:table-cell>
          <table:table-cell office:value-type="float" office:value="1483.7200288772583" table:style-name="ce4">
            <text:p>1.484</text:p>
          </table:table-cell>
          <table:table-cell office:value-type="float" office:value="405.72000789642334" table:style-name="ce4">
            <text:p>406</text:p>
          </table:table-cell>
          <table:table-cell office:value-type="float" office:value="803.60001564025879" table:style-name="ce4">
            <text:p>804</text:p>
          </table:table-cell>
          <table:table-cell office:value-type="float" office:value="1240.6800241470337" table:style-name="ce4">
            <text:p>1.241</text:p>
          </table:table-cell>
          <table:table-cell office:value-type="float" office:value="1593.4800310134888" table:style-name="ce4">
            <text:p>1.593</text:p>
          </table:table-cell>
          <table:table-cell office:value-type="float" office:value="570.36001110076904" table:style-name="ce4">
            <text:p>570</text:p>
          </table:table-cell>
          <table:table-cell office:value-type="float" office:value="260.68000507354736" table:style-name="ce4">
            <text:p>261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272.4001026153564" table:style-name="ce4">
            <text:p>5.272</text:p>
          </table:table-cell>
          <table:table-cell office:value-type="float" office:value="3580.920069694519" table:style-name="ce4">
            <text:p>3.581</text:p>
          </table:table-cell>
          <table:table-cell office:value-type="float" office:value="3796.520073890686" table:style-name="ce4">
            <text:p>3.797</text:p>
          </table:table-cell>
          <table:table-cell office:value-type="float" office:value="6211.2401208877563" table:style-name="ce4">
            <text:p>6.211</text:p>
          </table:table-cell>
          <table:table-cell office:value-type="float" office:value="1918.8400373458862" table:style-name="ce4">
            <text:p>1.919</text:p>
          </table:table-cell>
          <table:table-cell office:value-type="float" office:value="831.04001617431641" table:style-name="ce4">
            <text:p>831</text:p>
          </table:table-cell>
          <table:table-cell office:value-type="float" office:value="1038.8000202178955" table:style-name="ce4">
            <text:p>1.039</text:p>
          </table:table-cell>
          <table:table-cell office:value-type="float" office:value="2994.8800582885742" table:style-name="ce4">
            <text:p>2.995</text:p>
          </table:table-cell>
          <table:table-cell office:value-type="float" office:value="5603.6401090621948" table:style-name="ce4">
            <text:p>5.604</text:p>
          </table:table-cell>
          <table:table-cell office:value-type="float" office:value="760.48001480102539" table:style-name="ce4">
            <text:p>760</text:p>
          </table:table-cell>
          <table:table-cell office:value-type="float" office:value="88.20000171661377" table:style-name="ce4">
            <text:p>88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218.3200626373291" table:style-name="ce4">
            <text:p>3.218</text:p>
          </table:table-cell>
          <table:table-cell office:value-type="float" office:value="1920.8000373840332" table:style-name="ce4">
            <text:p>1.921</text:p>
          </table:table-cell>
          <table:table-cell office:value-type="float" office:value="2847.8800554275513" table:style-name="ce4">
            <text:p>2.848</text:p>
          </table:table-cell>
          <table:table-cell office:value-type="float" office:value="3220.2800626754761" table:style-name="ce4">
            <text:p>3.220</text:p>
          </table:table-cell>
          <table:table-cell office:value-type="float" office:value="1172.0800228118896" table:style-name="ce4">
            <text:p>1.172</text:p>
          </table:table-cell>
          <table:table-cell office:value-type="float" office:value="981.9600191116333" table:style-name="ce4">
            <text:p>982</text:p>
          </table:table-cell>
          <table:table-cell office:value-type="float" office:value="2059.9600400924683" table:style-name="ce4">
            <text:p>2.060</text:p>
          </table:table-cell>
          <table:table-cell office:value-type="float" office:value="2026.6400394439697" table:style-name="ce4">
            <text:p>2.027</text:p>
          </table:table-cell>
          <table:table-cell office:value-type="float" office:value="3480.9600677490234" table:style-name="ce4">
            <text:p>3.481</text:p>
          </table:table-cell>
          <table:table-cell office:value-type="float" office:value="558.60001087188721" table:style-name="ce4">
            <text:p>559</text:p>
          </table:table-cell>
          <table:table-cell office:value-type="float" office:value="256.76000499725342" table:style-name="ce4">
            <text:p>257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682.0401105880737" table:style-name="ce4">
            <text:p>5.682</text:p>
          </table:table-cell>
          <table:table-cell office:value-type="float" office:value="3967.0400772094727" table:style-name="ce4">
            <text:p>3.967</text:p>
          </table:table-cell>
          <table:table-cell office:value-type="float" office:value="4425.6800861358643" table:style-name="ce4">
            <text:p>4.426</text:p>
          </table:table-cell>
          <table:table-cell office:value-type="float" office:value="6487.6001262664795" table:style-name="ce4">
            <text:p>6.488</text:p>
          </table:table-cell>
          <table:table-cell office:value-type="float" office:value="2238.3200435638428" table:style-name="ce4">
            <text:p>2.238</text:p>
          </table:table-cell>
          <table:table-cell office:value-type="float" office:value="1283.8000249862671" table:style-name="ce4">
            <text:p>1.284</text:p>
          </table:table-cell>
          <table:table-cell office:value-type="float" office:value="2277.5200443267822" table:style-name="ce4">
            <text:p>2.278</text:p>
          </table:table-cell>
          <table:table-cell office:value-type="float" office:value="3459.4000673294067" table:style-name="ce4">
            <text:p>3.459</text:p>
          </table:table-cell>
          <table:table-cell office:value-type="float" office:value="6077.9601182937622" table:style-name="ce4">
            <text:p>6.078</text:p>
          </table:table-cell>
          <table:table-cell office:value-type="float" office:value="938.8400182723999" table:style-name="ce4">
            <text:p>939</text:p>
          </table:table-cell>
          <table:table-cell office:value-type="float" office:value="272.4400053024292" table:style-name="ce4">
            <text:p>272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135.2000999450684" table:style-name="ce4">
            <text:p>5.135</text:p>
          </table:table-cell>
          <table:table-cell office:value-type="float" office:value="2050.1600399017334" table:style-name="ce4">
            <text:p>2.050</text:p>
          </table:table-cell>
          <table:table-cell office:value-type="float" office:value="3473.1200675964355" table:style-name="ce4">
            <text:p>3.473</text:p>
          </table:table-cell>
          <table:table-cell office:value-type="float" office:value="5468.4001064300537" table:style-name="ce4">
            <text:p>5.468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784.00001525878906" table:style-name="ce4">
            <text:p>784</text:p>
          </table:table-cell>
          <table:table-cell office:value-type="float" office:value="2955.6800575256348" table:style-name="ce4">
            <text:p>2.956</text:p>
          </table:table-cell>
          <table:table-cell office:value-type="float" office:value="2438.240047454834" table:style-name="ce4">
            <text:p>2.438</text:p>
          </table:table-cell>
          <table:table-cell office:value-type="float" office:value="5448.800106048584" table:style-name="ce4">
            <text:p>5.449</text:p>
          </table:table-cell>
          <table:table-cell office:value-type="float" office:value="1544.4800300598145" table:style-name="ce4">
            <text:p>1.544</text:p>
          </table:table-cell>
          <table:table-cell office:value-type="float" office:value="382.20000743865967" table:style-name="ce4">
            <text:p>382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1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COORDENADORES PEDAGÓGIC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69.6401414871216" table:style-name="ce4">
            <text:p>7.270</text:p>
          </table:table-cell>
          <table:table-cell office:value-type="float" office:value="211.68000411987305" table:style-name="ce4">
            <text:p>2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005.0401363372803" table:style-name="ce4">
            <text:p>7.005</text:p>
          </table:table-cell>
          <table:table-cell office:value-type="float" office:value="197.96000385284424" table:style-name="ce4">
            <text:p>19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678.9200716018677" table:style-name="ce4">
            <text:p>3.679</text:p>
          </table:table-cell>
          <table:table-cell office:value-type="float" office:value="76.440001487731934" table:style-name="ce4">
            <text:p>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738.8801116943359" table:style-name="ce4">
            <text:p>5.739</text:p>
          </table:table-cell>
          <table:table-cell office:value-type="float" office:value="86.240001678466797" table:style-name="ce4">
            <text:p>8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656.5601100921631" table:style-name="ce4">
            <text:p>5.657</text:p>
          </table:table-cell>
          <table:table-cell office:value-type="float" office:value="76.440001487731934" table:style-name="ce4">
            <text:p>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4441.36008644104" table:style-name="ce4">
            <text:p>4.441</text:p>
          </table:table-cell>
          <table:table-cell office:value-type="float" office:value="176.40000343322754" table:style-name="ce4">
            <text:p>1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992.1200971603394" table:style-name="ce4">
            <text:p>4.992</text:p>
          </table:table-cell>
          <table:table-cell office:value-type="float" office:value="176.40000343322754" table:style-name="ce4">
            <text:p>1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923.5200958251953" table:style-name="ce4">
            <text:p>4.9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370.4001045227051" table:style-name="ce4">
            <text:p>5.370</text:p>
          </table:table-cell>
          <table:table-cell office:value-type="float" office:value="115.64000225067139" table:style-name="ce4">
            <text:p>1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126.9601192474365" table:style-name="ce4">
            <text:p>6.127</text:p>
          </table:table-cell>
          <table:table-cell office:value-type="float" office:value="196.00000381469727" table:style-name="ce4">
            <text:p>19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5382.1601047515869" table:style-name="ce4">
            <text:p>5.382</text:p>
          </table:table-cell>
          <table:table-cell office:value-type="float" office:value="25.480000495910645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700.4800720214844" table:style-name="ce4">
            <text:p>3.700</text:p>
          </table:table-cell>
          <table:table-cell office:value-type="float" office:value="76.440001487731934" table:style-name="ce4">
            <text:p>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68.2000207901001" table:style-name="ce4">
            <text:p>1.068</text:p>
          </table:table-cell>
          <table:table-cell office:value-type="float" office:value="115.64000225067139" table:style-name="ce4">
            <text:p>1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87.84001922607422" table:style-name="ce4">
            <text:p>988</text:p>
          </table:table-cell>
          <table:table-cell office:value-type="float" office:value="25.480000495910645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3992.5200777053833" table:style-name="ce4">
            <text:p>3.993</text:p>
          </table:table-cell>
          <table:table-cell office:value-type="float" office:value="176.40000343322754" table:style-name="ce4">
            <text:p>1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503.6801071166992" table:style-name="ce4">
            <text:p>5.50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2122.6800413131714" table:style-name="ce4">
            <text:p>2.1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391.5601243972778" table:style-name="ce4">
            <text:p>6.392</text:p>
          </table:table-cell>
          <table:table-cell office:value-type="float" office:value="176.40000343322754" table:style-name="ce4">
            <text:p>17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806.3200740814209" table:style-name="ce4">
            <text:p>3.806</text:p>
          </table:table-cell>
          <table:table-cell office:value-type="float" office:value="80.360001564025879" table:style-name="ce4">
            <text:p>8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515.0401268005371" table:style-name="ce4">
            <text:p>6.515</text:p>
          </table:table-cell>
          <table:table-cell office:value-type="float" office:value="192.08000373840332" table:style-name="ce4">
            <text:p>1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527.2001075744629" table:style-name="ce4">
            <text:p>5.527</text:p>
          </table:table-cell>
          <table:table-cell office:value-type="float" office:value="86.240001678466797" table:style-name="ce4">
            <text:p>8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 – COORDENADORES PEDAGÓGICO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coordenadores pedagógico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40.2001428604126" table:style-name="ce4">
            <text:p>7.340</text:p>
          </table:table-cell>
          <table:table-cell office:value-type="float" office:value="1279.8800249099731" table:style-name="ce4">
            <text:p>1.280</text:p>
          </table:table-cell>
          <table:table-cell office:value-type="float" office:value="103.88000202178955" table:style-name="ce4">
            <text:p>10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1.68000411987305" table:style-name="ce4">
            <text:p>212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077.5601377487183" table:style-name="ce4">
            <text:p>7.078</text:p>
          </table:table-cell>
          <table:table-cell office:value-type="float" office:value="1279.8800249099731" table:style-name="ce4">
            <text:p>1.280</text:p>
          </table:table-cell>
          <table:table-cell office:value-type="float" office:value="103.88000202178955" table:style-name="ce4">
            <text:p>10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7.96000385284424" table:style-name="ce4">
            <text:p>198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678.9200716018677" table:style-name="ce4">
            <text:p>3.6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6.440001487731934" table:style-name="ce4">
            <text:p>76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738.8801116943359" table:style-name="ce4">
            <text:p>5.739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240001678466797" table:style-name="ce4">
            <text:p>8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656.5601100921631" table:style-name="ce4">
            <text:p>5.65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01.92000198364258" table:style-name="ce4">
            <text:p>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6.440001487731934" table:style-name="ce4">
            <text:p>7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4382.5600852966309" table:style-name="ce4">
            <text:p>4.383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6.40000343322754" table:style-name="ce4">
            <text:p>176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992.1200971603394" table:style-name="ce4">
            <text:p>4.9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6.40000343322754" table:style-name="ce4">
            <text:p>17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923.5200958251953" table:style-name="ce4">
            <text:p>4.92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370.4001045227051" table:style-name="ce4">
            <text:p>5.370</text:p>
          </table:table-cell>
          <table:table-cell office:value-type="float" office:value="0" table:style-name="ce4">
            <text:p>0</text:p>
          </table:table-cell>
          <table:table-cell office:value-type="float" office:value="101.92000198364258" table:style-name="ce4">
            <text:p>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5.64000225067139" table:style-name="ce4">
            <text:p>116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6125.0001192092896" table:style-name="ce4">
            <text:p>6.12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01.92000198364258" table:style-name="ce4">
            <text:p>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6.00000381469727" table:style-name="ce4">
            <text:p>19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5384.1201047897339" table:style-name="ce4">
            <text:p>5.384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5.480000495910645" table:style-name="ce4">
            <text:p>25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700.4800720214844" table:style-name="ce4">
            <text:p>3.7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6.440001487731934" table:style-name="ce4">
            <text:p>76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70.1600208282471" table:style-name="ce4">
            <text:p>1.070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5.64000225067139" table:style-name="ce4">
            <text:p>116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93.72001934051514" table:style-name="ce4">
            <text:p>994</text:p>
          </table:table-cell>
          <table:table-cell office:value-type="float" office:value="0" table:style-name="ce4">
            <text:p>0</text:p>
          </table:table-cell>
          <table:table-cell office:value-type="float" office:value="101.92000198364258" table:style-name="ce4">
            <text:p>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5.480000495910645" table:style-name="ce4">
            <text:p>25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117.9600801467896" table:style-name="ce4">
            <text:p>4.118</text:p>
          </table:table-cell>
          <table:table-cell office:value-type="float" office:value="1279.8800249099731" table:style-name="ce4">
            <text:p>1.2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6.40000343322754" table:style-name="ce4">
            <text:p>176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503.6801071166992" table:style-name="ce4">
            <text:p>5.5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2122.6800413131714" table:style-name="ce4">
            <text:p>2.1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307.280122756958" table:style-name="ce4">
            <text:p>6.307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6.40000343322754" table:style-name="ce4">
            <text:p>176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808.2800741195679" table:style-name="ce4">
            <text:p>3.80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360001564025879" table:style-name="ce4">
            <text:p>80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520.920126914978" table:style-name="ce4">
            <text:p>6.521</text:p>
          </table:table-cell>
          <table:table-cell office:value-type="float" office:value="1279.8800249099731" table:style-name="ce4">
            <text:p>1.280</text:p>
          </table:table-cell>
          <table:table-cell office:value-type="float" office:value="17.640000343322754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2.08000373840332" table:style-name="ce4">
            <text:p>19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527.2001075744629" table:style-name="ce4">
            <text:p>5.527</text:p>
          </table:table-cell>
          <table:table-cell office:value-type="float" office:value="0" table:style-name="ce4">
            <text:p>0</text:p>
          </table:table-cell>
          <table:table-cell office:value-type="float" office:value="101.92000198364258" table:style-name="ce4">
            <text:p>10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240001678466797" table:style-name="ce4">
            <text:p>86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¹Considera-se usuário aquele que utilizou a Internet pelo menos uma vez nos últimos três meses que antecederam a entrevista.</text:p>
          </table:table-cell>
          <table:table-cell table:number-columns-repeated="5" table:style-name="ce12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C5 – COORDENADORES PEDAGÓGICO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coordenadores pedagógicos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20.6401405334473" table:style-name="ce4">
            <text:p>7.221</text:p>
          </table:table-cell>
          <table:table-cell office:value-type="float" office:value="3055.6400594711304" table:style-name="ce4">
            <text:p>3.056</text:p>
          </table:table-cell>
          <table:table-cell office:value-type="float" office:value="2073.6800403594971" table:style-name="ce4">
            <text:p>2.074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7430.3601446151733" table:style-name="ce4">
            <text:p>7.430</text:p>
          </table:table-cell>
          <table:table-cell office:value-type="float" office:value="3874.9200754165649" table:style-name="ce4">
            <text:p>3.875</text:p>
          </table:table-cell>
          <table:table-cell office:value-type="float" office:value="574.28001117706299" table:style-name="ce4">
            <text:p>574</text:p>
          </table:table-cell>
          <table:table-cell office:value-type="float" office:value="537.04001045227051" table:style-name="ce4">
            <text:p>53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901.1601343154907" table:style-name="ce4">
            <text:p>6.901</text:p>
          </table:table-cell>
          <table:table-cell office:value-type="float" office:value="2936.080057144165" table:style-name="ce4">
            <text:p>2.936</text:p>
          </table:table-cell>
          <table:table-cell office:value-type="float" office:value="2073.6800403594971" table:style-name="ce4">
            <text:p>2.074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7046.2001371383667" table:style-name="ce4">
            <text:p>7.046</text:p>
          </table:table-cell>
          <table:table-cell office:value-type="float" office:value="3792.6000738143921" table:style-name="ce4">
            <text:p>3.793</text:p>
          </table:table-cell>
          <table:table-cell office:value-type="float" office:value="574.28001117706299" table:style-name="ce4">
            <text:p>574</text:p>
          </table:table-cell>
          <table:table-cell office:value-type="float" office:value="537.04001045227051" table:style-name="ce4">
            <text:p>537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571.1200695037842" table:style-name="ce4">
            <text:p>3.571</text:p>
          </table:table-cell>
          <table:table-cell office:value-type="float" office:value="923.16001796722412" table:style-name="ce4">
            <text:p>9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37.8000688552856" table:style-name="ce4">
            <text:p>3.538</text:p>
          </table:table-cell>
          <table:table-cell office:value-type="float" office:value="1050.5600204467773" table:style-name="ce4">
            <text:p>1.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246.9201021194458" table:style-name="ce4">
            <text:p>5.247</text:p>
          </table:table-cell>
          <table:table-cell office:value-type="float" office:value="1756.1600341796875" table:style-name="ce4">
            <text:p>1.756</text:p>
          </table:table-cell>
          <table:table-cell office:value-type="float" office:value="2034.4800395965576" table:style-name="ce4">
            <text:p>2.034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5442.9201059341431" table:style-name="ce4">
            <text:p>5.443</text:p>
          </table:table-cell>
          <table:table-cell office:value-type="float" office:value="2271.6400442123413" table:style-name="ce4">
            <text:p>2.272</text:p>
          </table:table-cell>
          <table:table-cell office:value-type="float" office:value="415.5200080871582" table:style-name="ce4">
            <text:p>416</text:p>
          </table:table-cell>
          <table:table-cell office:value-type="float" office:value="533.12001037597656" table:style-name="ce4">
            <text:p>53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491.9201068878174" table:style-name="ce4">
            <text:p>5.492</text:p>
          </table:table-cell>
          <table:table-cell office:value-type="float" office:value="1622.8800315856934" table:style-name="ce4">
            <text:p>1.623</text:p>
          </table:table-cell>
          <table:table-cell office:value-type="float" office:value="245.00000476837158" table:style-name="ce4">
            <text:p>245</text:p>
          </table:table-cell>
          <table:table-cell office:value-type="float" office:value="0" table:style-name="ce4">
            <text:p>0</text:p>
          </table:table-cell>
          <table:table-cell office:value-type="float" office:value="5342.9601039886475" table:style-name="ce4">
            <text:p>5.343</text:p>
          </table:table-cell>
          <table:table-cell office:value-type="float" office:value="2306.9200448989868" table:style-name="ce4">
            <text:p>2.307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62.720001220703125" table:style-name="ce4">
            <text:p>6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4116.0000801086426" table:style-name="ce4">
            <text:p>4.116</text:p>
          </table:table-cell>
          <table:table-cell office:value-type="float" office:value="2183.4400424957275" table:style-name="ce4">
            <text:p>2.183</text:p>
          </table:table-cell>
          <table:table-cell office:value-type="float" office:value="327.32000637054443" table:style-name="ce4">
            <text:p>327</text:p>
          </table:table-cell>
          <table:table-cell office:value-type="float" office:value="0" table:style-name="ce4">
            <text:p>0</text:p>
          </table:table-cell>
          <table:table-cell office:value-type="float" office:value="3798.480073928833" table:style-name="ce4">
            <text:p>3.798</text:p>
          </table:table-cell>
          <table:table-cell office:value-type="float" office:value="2728.3200531005859" table:style-name="ce4">
            <text:p>2.728</text:p>
          </table:table-cell>
          <table:table-cell office:value-type="float" office:value="339.08000659942627" table:style-name="ce4">
            <text:p>339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823.5600938796997" table:style-name="ce4">
            <text:p>4.824</text:p>
          </table:table-cell>
          <table:table-cell office:value-type="float" office:value="1360.240026473999" table:style-name="ce4">
            <text:p>1.360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4545.2400884628296" table:style-name="ce4">
            <text:p>4.545</text:p>
          </table:table-cell>
          <table:table-cell office:value-type="float" office:value="2105.0400409698486" table:style-name="ce4">
            <text:p>2.105</text:p>
          </table:table-cell>
          <table:table-cell office:value-type="float" office:value="131.32000255584717" table:style-name="ce4">
            <text:p>13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361.0000848770142" table:style-name="ce4">
            <text:p>4.361</text:p>
          </table:table-cell>
          <table:table-cell office:value-type="float" office:value="1562.1200304031372" table:style-name="ce4">
            <text:p>1.562</text:p>
          </table:table-cell>
          <table:table-cell office:value-type="float" office:value="2059.9600400924683" table:style-name="ce4">
            <text:p>2.060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4627.5600900650024" table:style-name="ce4">
            <text:p>4.628</text:p>
          </table:table-cell>
          <table:table-cell office:value-type="float" office:value="1944.3200378417969" table:style-name="ce4">
            <text:p>1.944</text:p>
          </table:table-cell>
          <table:table-cell office:value-type="float" office:value="444.92000865936279" table:style-name="ce4">
            <text:p>445</text:p>
          </table:table-cell>
          <table:table-cell office:value-type="float" office:value="537.04001045227051" table:style-name="ce4">
            <text:p>537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019.560097694397" table:style-name="ce4">
            <text:p>5.020</text:p>
          </table:table-cell>
          <table:table-cell office:value-type="float" office:value="2383.3600463867188" table:style-name="ce4">
            <text:p>2.383</text:p>
          </table:table-cell>
          <table:table-cell office:value-type="float" office:value="235.20000457763672" table:style-name="ce4">
            <text:p>235</text:p>
          </table:table-cell>
          <table:table-cell office:value-type="float" office:value="0" table:style-name="ce4">
            <text:p>0</text:p>
          </table:table-cell>
          <table:table-cell office:value-type="float" office:value="5082.2800989151001" table:style-name="ce4">
            <text:p>5.082</text:p>
          </table:table-cell>
          <table:table-cell office:value-type="float" office:value="2724.400053024292" table:style-name="ce4">
            <text:p>2.724</text:p>
          </table:table-cell>
          <table:table-cell office:value-type="float" office:value="341.04000663757324" table:style-name="ce4">
            <text:p>34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952.520115852356" table:style-name="ce4">
            <text:p>5.953</text:p>
          </table:table-cell>
          <table:table-cell office:value-type="float" office:value="1824.7600355148315" table:style-name="ce4">
            <text:p>1.825</text:p>
          </table:table-cell>
          <table:table-cell office:value-type="float" office:value="301.84000587463379" table:style-name="ce4">
            <text:p>302</text:p>
          </table:table-cell>
          <table:table-cell office:value-type="float" office:value="0" table:style-name="ce4">
            <text:p>0</text:p>
          </table:table-cell>
          <table:table-cell office:value-type="float" office:value="5742.8001117706299" table:style-name="ce4">
            <text:p>5.743</text:p>
          </table:table-cell>
          <table:table-cell office:value-type="float" office:value="2624.4400510787964" table:style-name="ce4">
            <text:p>2.624</text:p>
          </table:table-cell>
          <table:table-cell office:value-type="float" office:value="405.72000789642334" table:style-name="ce4">
            <text:p>406</text:p>
          </table:table-cell>
          <table:table-cell office:value-type="float" office:value="62.720001220703125" table:style-name="ce4">
            <text:p>6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860.8000946044922" table:style-name="ce4">
            <text:p>4.861</text:p>
          </table:table-cell>
          <table:table-cell office:value-type="float" office:value="1877.6800365447998" table:style-name="ce4">
            <text:p>1.878</text:p>
          </table:table-cell>
          <table:table-cell office:value-type="float" office:value="2044.2800397872925" table:style-name="ce4">
            <text:p>2.044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5111.6800994873047" table:style-name="ce4">
            <text:p>5.112</text:p>
          </table:table-cell>
          <table:table-cell office:value-type="float" office:value="2295.160044670105" table:style-name="ce4">
            <text:p>2.295</text:p>
          </table:table-cell>
          <table:table-cell office:value-type="float" office:value="282.24000549316406" table:style-name="ce4">
            <text:p>282</text:p>
          </table:table-cell>
          <table:table-cell office:value-type="float" office:value="533.12001037597656" table:style-name="ce4">
            <text:p>53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239.8800630569458" table:style-name="ce4">
            <text:p>3.240</text:p>
          </table:table-cell>
          <table:table-cell office:value-type="float" office:value="1889.4400367736816" table:style-name="ce4">
            <text:p>1.889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3265.3600635528564" table:style-name="ce4">
            <text:p>3.265</text:p>
          </table:table-cell>
          <table:table-cell office:value-type="float" office:value="1930.6000375747681" table:style-name="ce4">
            <text:p>1.931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52.5200204849243" table:style-name="ce4">
            <text:p>1.053</text:p>
          </table:table-cell>
          <table:table-cell office:value-type="float" office:value="564.48001098632813" table:style-name="ce4">
            <text:p>564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985.88001918792725" table:style-name="ce4">
            <text:p>986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411.60000801086426" table:style-name="ce4">
            <text:p>412</text:p>
          </table:table-cell>
          <table:table-cell office:value-type="float" office:value="72.520001411437988" table:style-name="ce4">
            <text:p>7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15.2800197601318" table:style-name="ce4">
            <text:p>1.015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891.80001735687256" table:style-name="ce4">
            <text:p>892</text:p>
          </table:table-cell>
          <table:table-cell office:value-type="float" office:value="366.52000713348389" table:style-name="ce4">
            <text:p>367</text:p>
          </table:table-cell>
          <table:table-cell office:value-type="float" office:value="160.72000312805176" table:style-name="ce4">
            <text:p>161</text:p>
          </table:table-cell>
          <table:table-cell office:value-type="float" office:value="531.16001033782959" table:style-name="ce4">
            <text:p>53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227.72008228302" table:style-name="ce4">
            <text:p>4.228</text:p>
          </table:table-cell>
          <table:table-cell office:value-type="float" office:value="2140.3200416564941" table:style-name="ce4">
            <text:p>2.140</text:p>
          </table:table-cell>
          <table:table-cell office:value-type="float" office:value="90.160001754760742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4237.5200824737549" table:style-name="ce4">
            <text:p>4.238</text:p>
          </table:table-cell>
          <table:table-cell office:value-type="float" office:value="2322.6000452041626" table:style-name="ce4">
            <text:p>2.323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31.360000610351563" table:style-name="ce4">
            <text:p>3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274.3601026535034" table:style-name="ce4">
            <text:p>5.274</text:p>
          </table:table-cell>
          <table:table-cell office:value-type="float" office:value="1677.7600326538086" table:style-name="ce4">
            <text:p>1.678</text:p>
          </table:table-cell>
          <table:table-cell office:value-type="float" office:value="2048.2000398635864" table:style-name="ce4">
            <text:p>2.048</text:p>
          </table:table-cell>
          <table:table-cell office:value-type="float" office:value="0" table:style-name="ce4">
            <text:p>0</text:p>
          </table:table-cell>
          <table:table-cell office:value-type="float" office:value="5587.960108757019" table:style-name="ce4">
            <text:p>5.588</text:p>
          </table:table-cell>
          <table:table-cell office:value-type="float" office:value="2575.4400501251221" table:style-name="ce4">
            <text:p>2.575</text:p>
          </table:table-cell>
          <table:table-cell office:value-type="float" office:value="299.88000583648682" table:style-name="ce4">
            <text:p>30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2079.560040473938" table:style-name="ce4">
            <text:p>2.080</text:p>
          </table:table-cell>
          <table:table-cell office:value-type="float" office:value="1248.5200242996216" table:style-name="ce4">
            <text:p>1.249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2069.7600402832031" table:style-name="ce4">
            <text:p>2.070</text:p>
          </table:table-cell>
          <table:table-cell office:value-type="float" office:value="1515.0800294876099" table:style-name="ce4">
            <text:p>1.515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881.9601144790649" table:style-name="ce4">
            <text:p>5.882</text:p>
          </table:table-cell>
          <table:table-cell office:value-type="float" office:value="2156.0000419616699" table:style-name="ce4">
            <text:p>2.156</text:p>
          </table:table-cell>
          <table:table-cell office:value-type="float" office:value="2038.4000396728516" table:style-name="ce4">
            <text:p>2.038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5913.3201150894165" table:style-name="ce4">
            <text:p>5.913</text:p>
          </table:table-cell>
          <table:table-cell office:value-type="float" office:value="2885.1200561523438" table:style-name="ce4">
            <text:p>2.885</text:p>
          </table:table-cell>
          <table:table-cell office:value-type="float" office:value="380.2400074005127" table:style-name="ce4">
            <text:p>380</text:p>
          </table:table-cell>
          <table:table-cell office:value-type="float" office:value="533.12001037597656" table:style-name="ce4">
            <text:p>53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449.6000671386719" table:style-name="ce4">
            <text:p>3.450</text:p>
          </table:table-cell>
          <table:table-cell office:value-type="float" office:value="1840.4400358200073" table:style-name="ce4">
            <text:p>1.840</text:p>
          </table:table-cell>
          <table:table-cell office:value-type="float" office:value="382.20000743865967" table:style-name="ce4">
            <text:p>382</text:p>
          </table:table-cell>
          <table:table-cell office:value-type="float" office:value="0" table:style-name="ce4">
            <text:p>0</text:p>
          </table:table-cell>
          <table:table-cell office:value-type="float" office:value="3202.6400623321533" table:style-name="ce4">
            <text:p>3.203</text:p>
          </table:table-cell>
          <table:table-cell office:value-type="float" office:value="2461.7600479125977" table:style-name="ce4">
            <text:p>2.462</text:p>
          </table:table-cell>
          <table:table-cell office:value-type="float" office:value="427.28000831604004" table:style-name="ce4">
            <text:p>427</text:p>
          </table:table-cell>
          <table:table-cell office:value-type="float" office:value="31.360000610351563" table:style-name="ce4">
            <text:p>31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217.1201210021973" table:style-name="ce4">
            <text:p>6.217</text:p>
          </table:table-cell>
          <table:table-cell office:value-type="float" office:value="2765.5600538253784" table:style-name="ce4">
            <text:p>2.766</text:p>
          </table:table-cell>
          <table:table-cell office:value-type="float" office:value="2073.6800403594971" table:style-name="ce4">
            <text:p>2.074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6270.0401220321655" table:style-name="ce4">
            <text:p>6.270</text:p>
          </table:table-cell>
          <table:table-cell office:value-type="float" office:value="3602.4800701141357" table:style-name="ce4">
            <text:p>3.602</text:p>
          </table:table-cell>
          <table:table-cell office:value-type="float" office:value="572.32001113891602" table:style-name="ce4">
            <text:p>572</text:p>
          </table:table-cell>
          <table:table-cell office:value-type="float" office:value="535.08001041412354" table:style-name="ce4">
            <text:p>535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376.280104637146" table:style-name="ce4">
            <text:p>5.376</text:p>
          </table:table-cell>
          <table:table-cell office:value-type="float" office:value="1438.6400279998779" table:style-name="ce4">
            <text:p>1.439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5346.8801040649414" table:style-name="ce4">
            <text:p>5.347</text:p>
          </table:table-cell>
          <table:table-cell office:value-type="float" office:value="1652.2800321578979" table:style-name="ce4">
            <text:p>1.652</text:p>
          </table:table-cell>
          <table:table-cell office:value-type="float" office:value="50.960000991821289" table:style-name="ce4">
            <text:p>51</text:p>
          </table:table-cell>
          <table:table-cell office:value-type="float" office:value="54.880001068115234" table:style-name="ce4">
            <text:p>5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C1A – COORDENADORES PEDAGÓGICO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7">
            <text:p>Total de coordenadores pedagógicos</text:p>
          </table:table-cell>
          <table:covered-table-cell table:number-columns-repeated="12"/>
          <table:table-cell table:number-columns-repeated="16371"/>
        </table:table-row>
        <table:table-row table:style-name="ro7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técnicas dos professores no uso das tecnologias</text:p>
          </table:table-cell>
          <table:table-cell office:value-type="string" table:style-name="ce3">
            <text:p>Melhorar as habilidades e competências técnic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90.3600873947144" table:style-name="ce4">
            <text:p>4.490</text:p>
          </table:table-cell>
          <table:table-cell office:value-type="float" office:value="2077.600040435791" table:style-name="ce4">
            <text:p>2.078</text:p>
          </table:table-cell>
          <table:table-cell office:value-type="float" office:value="2310.8400449752808" table:style-name="ce4">
            <text:p>2.311</text:p>
          </table:table-cell>
          <table:table-cell office:value-type="float" office:value="4366.8800849914551" table:style-name="ce4">
            <text:p>4.367</text:p>
          </table:table-cell>
          <table:table-cell office:value-type="float" office:value="1930.6000375747681" table:style-name="ce4">
            <text:p>1.931</text:p>
          </table:table-cell>
          <table:table-cell office:value-type="float" office:value="6060.3201179504395" table:style-name="ce4">
            <text:p>6.060</text:p>
          </table:table-cell>
          <table:table-cell office:value-type="float" office:value="829.08001613616943" table:style-name="ce4">
            <text:p>829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54.880001068115234" table:style-name="ce4">
            <text:p>55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312.0000839233398" table:style-name="ce4">
            <text:p>4.312</text:p>
          </table:table-cell>
          <table:table-cell office:value-type="float" office:value="2040.3600397109985" table:style-name="ce4">
            <text:p>2.040</text:p>
          </table:table-cell>
          <table:table-cell office:value-type="float" office:value="2146.2000417709351" table:style-name="ce4">
            <text:p>2.146</text:p>
          </table:table-cell>
          <table:table-cell office:value-type="float" office:value="4300.240083694458" table:style-name="ce4">
            <text:p>4.300</text:p>
          </table:table-cell>
          <table:table-cell office:value-type="float" office:value="1781.6400346755981" table:style-name="ce4">
            <text:p>1.782</text:p>
          </table:table-cell>
          <table:table-cell office:value-type="float" office:value="5354.7201042175293" table:style-name="ce4">
            <text:p>5.355</text:p>
          </table:table-cell>
          <table:table-cell office:value-type="float" office:value="829.08001613616943" table:style-name="ce4">
            <text:p>829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54.880001068115234" table:style-name="ce4">
            <text:p>5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444.5200281143188" table:style-name="ce4">
            <text:p>1.445</text:p>
          </table:table-cell>
          <table:table-cell office:value-type="float" office:value="509.60000991821289" table:style-name="ce4">
            <text:p>510</text:p>
          </table:table-cell>
          <table:table-cell office:value-type="float" office:value="932.96001815795898" table:style-name="ce4">
            <text:p>933</text:p>
          </table:table-cell>
          <table:table-cell office:value-type="float" office:value="970.20001888275146" table:style-name="ce4">
            <text:p>970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3010.56005859375" table:style-name="ce4">
            <text:p>3.011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3014.4800586700439" table:style-name="ce4">
            <text:p>3.014</text:p>
          </table:table-cell>
          <table:table-cell office:value-type="float" office:value="1617.0000314712524" table:style-name="ce4">
            <text:p>1.617</text:p>
          </table:table-cell>
          <table:table-cell office:value-type="float" office:value="981.9600191116333" table:style-name="ce4">
            <text:p>982</text:p>
          </table:table-cell>
          <table:table-cell office:value-type="float" office:value="2367.680046081543" table:style-name="ce4">
            <text:p>2.368</text:p>
          </table:table-cell>
          <table:table-cell office:value-type="float" office:value="850.64001655578613" table:style-name="ce4">
            <text:p>851</text:p>
          </table:table-cell>
          <table:table-cell office:value-type="float" office:value="4235.5600824356079" table:style-name="ce4">
            <text:p>4.236</text:p>
          </table:table-cell>
          <table:table-cell office:value-type="float" office:value="680.12001323699951" table:style-name="ce4">
            <text:p>680</text:p>
          </table:table-cell>
          <table:table-cell office:value-type="float" office:value="0" table:style-name="ce4">
            <text:p>0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50.960000991821289" table:style-name="ce4">
            <text:p>5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2771.4400539398193" table:style-name="ce4">
            <text:p>2.771</text:p>
          </table:table-cell>
          <table:table-cell office:value-type="float" office:value="942.76001834869385" table:style-name="ce4">
            <text:p>943</text:p>
          </table:table-cell>
          <table:table-cell office:value-type="float" office:value="1736.5600337982178" table:style-name="ce4">
            <text:p>1.737</text:p>
          </table:table-cell>
          <table:table-cell office:value-type="float" office:value="2271.6400442123413" table:style-name="ce4">
            <text:p>2.272</text:p>
          </table:table-cell>
          <table:table-cell office:value-type="float" office:value="952.56001853942871" table:style-name="ce4">
            <text:p>953</text:p>
          </table:table-cell>
          <table:table-cell office:value-type="float" office:value="4302.200083732605" table:style-name="ce4">
            <text:p>4.302</text:p>
          </table:table-cell>
          <table:table-cell office:value-type="float" office:value="482.16000938415527" table:style-name="ce4">
            <text:p>482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17.640000343322754" table:style-name="ce4">
            <text:p>1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2326.5200452804565" table:style-name="ce4">
            <text:p>2.327</text:p>
          </table:table-cell>
          <table:table-cell office:value-type="float" office:value="1083.8800210952759" table:style-name="ce4">
            <text:p>1.084</text:p>
          </table:table-cell>
          <table:table-cell office:value-type="float" office:value="1323.0000257492065" table:style-name="ce4">
            <text:p>1.323</text:p>
          </table:table-cell>
          <table:table-cell office:value-type="float" office:value="3300.640064239502" table:style-name="ce4">
            <text:p>3.301</text:p>
          </table:table-cell>
          <table:table-cell office:value-type="float" office:value="1450.4000282287598" table:style-name="ce4">
            <text:p>1.450</text:p>
          </table:table-cell>
          <table:table-cell office:value-type="float" office:value="1444.5200281143188" table:style-name="ce4">
            <text:p>1.445</text:p>
          </table:table-cell>
          <table:table-cell office:value-type="float" office:value="0" table:style-name="ce4">
            <text:p>0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2304.9600448608398" table:style-name="ce4">
            <text:p>2.305</text:p>
          </table:table-cell>
          <table:table-cell office:value-type="float" office:value="1060.3600206375122" table:style-name="ce4">
            <text:p>1.060</text:p>
          </table:table-cell>
          <table:table-cell office:value-type="float" office:value="631.1200122833252" table:style-name="ce4">
            <text:p>631</text:p>
          </table:table-cell>
          <table:table-cell office:value-type="float" office:value="1724.8000335693359" table:style-name="ce4">
            <text:p>1.725</text:p>
          </table:table-cell>
          <table:table-cell office:value-type="float" office:value="292.04000568389893" table:style-name="ce4">
            <text:p>292</text:p>
          </table:table-cell>
          <table:table-cell office:value-type="float" office:value="4192.4400815963745" table:style-name="ce4">
            <text:p>4.1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1487.6400289535522" table:style-name="ce4">
            <text:p>1.488</text:p>
          </table:table-cell>
          <table:table-cell office:value-type="float" office:value="1015.2800197601318" table:style-name="ce4">
            <text:p>1.015</text:p>
          </table:table-cell>
          <table:table-cell office:value-type="float" office:value="1656.2000322341919" table:style-name="ce4">
            <text:p>1.656</text:p>
          </table:table-cell>
          <table:table-cell office:value-type="float" office:value="2687.1600522994995" table:style-name="ce4">
            <text:p>2.687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3731.8400726318359" table:style-name="ce4">
            <text:p>3.732</text:p>
          </table:table-cell>
          <table:table-cell office:value-type="float" office:value="376.32000732421875" table:style-name="ce4">
            <text:p>376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778.8800735473633" table:style-name="ce4">
            <text:p>3.779</text:p>
          </table:table-cell>
          <table:table-cell office:value-type="float" office:value="1569.9600305557251" table:style-name="ce4">
            <text:p>1.570</text:p>
          </table:table-cell>
          <table:table-cell office:value-type="float" office:value="1585.6400308609009" table:style-name="ce4">
            <text:p>1.586</text:p>
          </table:table-cell>
          <table:table-cell office:value-type="float" office:value="3106.6000604629517" table:style-name="ce4">
            <text:p>3.107</text:p>
          </table:table-cell>
          <table:table-cell office:value-type="float" office:value="1807.1200351715088" table:style-name="ce4">
            <text:p>1.807</text:p>
          </table:table-cell>
          <table:table-cell office:value-type="float" office:value="2136.4000415802002" table:style-name="ce4">
            <text:p>2.136</text:p>
          </table:table-cell>
          <table:table-cell office:value-type="float" office:value="744.80001449584961" table:style-name="ce4">
            <text:p>745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50.960000991821289" table:style-name="ce4">
            <text:p>51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3582.880069732666" table:style-name="ce4">
            <text:p>3.583</text:p>
          </table:table-cell>
          <table:table-cell office:value-type="float" office:value="1217.16002368927" table:style-name="ce4">
            <text:p>1.217</text:p>
          </table:table-cell>
          <table:table-cell office:value-type="float" office:value="1601.3200311660767" table:style-name="ce4">
            <text:p>1.601</text:p>
          </table:table-cell>
          <table:table-cell office:value-type="float" office:value="2634.2400512695313" table:style-name="ce4">
            <text:p>2.634</text:p>
          </table:table-cell>
          <table:table-cell office:value-type="float" office:value="348.88000679016113" table:style-name="ce4">
            <text:p>349</text:p>
          </table:table-cell>
          <table:table-cell office:value-type="float" office:value="4362.9600849151611" table:style-name="ce4">
            <text:p>4.3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640000343322754" table:style-name="ce4">
            <text:p>1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353.9600458145142" table:style-name="ce4">
            <text:p>2.354</text:p>
          </table:table-cell>
          <table:table-cell office:value-type="float" office:value="1542.5200300216675" table:style-name="ce4">
            <text:p>1.543</text:p>
          </table:table-cell>
          <table:table-cell office:value-type="float" office:value="1564.0800304412842" table:style-name="ce4">
            <text:p>1.564</text:p>
          </table:table-cell>
          <table:table-cell office:value-type="float" office:value="2524.4800491333008" table:style-name="ce4">
            <text:p>2.524</text:p>
          </table:table-cell>
          <table:table-cell office:value-type="float" office:value="1029.0000200271606" table:style-name="ce4">
            <text:p>1.029</text:p>
          </table:table-cell>
          <table:table-cell office:value-type="float" office:value="4155.200080871582" table:style-name="ce4">
            <text:p>4.155</text:p>
          </table:table-cell>
          <table:table-cell office:value-type="float" office:value="546.84001064300537" table:style-name="ce4">
            <text:p>547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1797.3200349807739" table:style-name="ce4">
            <text:p>1.797</text:p>
          </table:table-cell>
          <table:table-cell office:value-type="float" office:value="911.40001773834229" table:style-name="ce4">
            <text:p>911</text:p>
          </table:table-cell>
          <table:table-cell office:value-type="float" office:value="860.440016746521" table:style-name="ce4">
            <text:p>860</text:p>
          </table:table-cell>
          <table:table-cell office:value-type="float" office:value="2493.1200485229492" table:style-name="ce4">
            <text:p>2.493</text:p>
          </table:table-cell>
          <table:table-cell office:value-type="float" office:value="1501.3600292205811" table:style-name="ce4">
            <text:p>1.501</text:p>
          </table:table-cell>
          <table:table-cell office:value-type="float" office:value="1062.3200206756592" table:style-name="ce4">
            <text:p>1.062</text:p>
          </table:table-cell>
          <table:table-cell office:value-type="float" office:value="629.16001224517822" table:style-name="ce4">
            <text:p>629</text:p>
          </table:table-cell>
          <table:table-cell office:value-type="float" office:value="0" table:style-name="ce4">
            <text:p>0</text:p>
          </table:table-cell>
          <table:table-cell office:value-type="float" office:value="131.32000255584717" table:style-name="ce4">
            <text:p>131</text:p>
          </table:table-cell>
          <table:table-cell office:value-type="float" office:value="50.960000991821289" table:style-name="ce4">
            <text:p>51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05.68000984191895" table:style-name="ce4">
            <text:p>506</text:p>
          </table:table-cell>
          <table:table-cell office:value-type="float" office:value="640.92001247406006" table:style-name="ce4">
            <text:p>641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727.16001415252686" table:style-name="ce4">
            <text:p>727</text:p>
          </table:table-cell>
          <table:table-cell office:value-type="float" office:value="623.2800121307373" table:style-name="ce4">
            <text:p>623</text:p>
          </table:table-cell>
          <table:table-cell office:value-type="float" office:value="431.20000839233398" table:style-name="ce4">
            <text:p>431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564.48001098632813" table:style-name="ce4">
            <text:p>564</text:p>
          </table:table-cell>
          <table:table-cell office:value-type="float" office:value="311.64000606536865" table:style-name="ce4">
            <text:p>312</text:p>
          </table:table-cell>
          <table:table-cell office:value-type="float" office:value="611.52001190185547" table:style-name="ce4">
            <text:p>612</text:p>
          </table:table-cell>
          <table:table-cell office:value-type="float" office:value="748.72001457214355" table:style-name="ce4">
            <text:p>749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376.32000732421875" table:style-name="ce4">
            <text:p>376</text:p>
          </table:table-cell>
          <table:table-cell office:value-type="float" office:value="70.560001373291016" table:style-name="ce4">
            <text:p>71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50.960000991821289" table:style-name="ce4">
            <text:p>5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3200.6800622940063" table:style-name="ce4">
            <text:p>3.201</text:p>
          </table:table-cell>
          <table:table-cell office:value-type="float" office:value="1266.1600246429443" table:style-name="ce4">
            <text:p>1.266</text:p>
          </table:table-cell>
          <table:table-cell office:value-type="float" office:value="629.16001224517822" table:style-name="ce4">
            <text:p>629</text:p>
          </table:table-cell>
          <table:table-cell office:value-type="float" office:value="3192.8400621414185" table:style-name="ce4">
            <text:p>3.193</text:p>
          </table:table-cell>
          <table:table-cell office:value-type="float" office:value="1477.8400287628174" table:style-name="ce4">
            <text:p>1.478</text:p>
          </table:table-cell>
          <table:table-cell office:value-type="float" office:value="2277.5200443267822" table:style-name="ce4">
            <text:p>2.2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2861.6000556945801" table:style-name="ce4">
            <text:p>2.862</text:p>
          </table:table-cell>
          <table:table-cell office:value-type="float" office:value="1152.4800224304199" table:style-name="ce4">
            <text:p>1.152</text:p>
          </table:table-cell>
          <table:table-cell office:value-type="float" office:value="1274.0000247955322" table:style-name="ce4">
            <text:p>1.274</text:p>
          </table:table-cell>
          <table:table-cell office:value-type="float" office:value="2532.3200492858887" table:style-name="ce4">
            <text:p>2.532</text:p>
          </table:table-cell>
          <table:table-cell office:value-type="float" office:value="1019.2000198364258" table:style-name="ce4">
            <text:p>1.019</text:p>
          </table:table-cell>
          <table:table-cell office:value-type="float" office:value="5450.760106086731" table:style-name="ce4">
            <text:p>5.451</text:p>
          </table:table-cell>
          <table:table-cell office:value-type="float" office:value="785.96001529693604" table:style-name="ce4">
            <text:p>786</text:p>
          </table:table-cell>
          <table:table-cell office:value-type="float" office:value="0" table:style-name="ce4">
            <text:p>0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066.2400207519531" table:style-name="ce4">
            <text:p>1.066</text:p>
          </table:table-cell>
          <table:table-cell office:value-type="float" office:value="934.92001819610596" table:style-name="ce4">
            <text:p>935</text:p>
          </table:table-cell>
          <table:table-cell office:value-type="float" office:value="1699.3200330734253" table:style-name="ce4">
            <text:p>1.699</text:p>
          </table:table-cell>
          <table:table-cell office:value-type="float" office:value="1168.1600227355957" table:style-name="ce4">
            <text:p>1.168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1223.0400238037109" table:style-name="ce4">
            <text:p>1.223</text:p>
          </table:table-cell>
          <table:table-cell office:value-type="float" office:value="246.96000480651855" table:style-name="ce4">
            <text:p>247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131.32000255584717" table:style-name="ce4">
            <text:p>131</text:p>
          </table:table-cell>
          <table:table-cell office:value-type="float" office:value="17.640000343322754" table:style-name="ce4">
            <text:p>18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236.3600435256958" table:style-name="ce4">
            <text:p>2.236</text:p>
          </table:table-cell>
          <table:table-cell office:value-type="float" office:value="1499.4000291824341" table:style-name="ce4">
            <text:p>1.499</text:p>
          </table:table-cell>
          <table:table-cell office:value-type="float" office:value="1887.4800367355347" table:style-name="ce4">
            <text:p>1.887</text:p>
          </table:table-cell>
          <table:table-cell office:value-type="float" office:value="3504.4800682067871" table:style-name="ce4">
            <text:p>3.504</text:p>
          </table:table-cell>
          <table:table-cell office:value-type="float" office:value="605.64001178741455" table:style-name="ce4">
            <text:p>606</text:p>
          </table:table-cell>
          <table:table-cell office:value-type="float" office:value="4782.4000930786133" table:style-name="ce4">
            <text:p>4.782</text:p>
          </table:table-cell>
          <table:table-cell office:value-type="float" office:value="484.12000942230225" table:style-name="ce4">
            <text:p>484</text:p>
          </table:table-cell>
          <table:table-cell office:value-type="float" office:value="0" table:style-name="ce4">
            <text:p>0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348.0800457000732" table:style-name="ce4">
            <text:p>2.348</text:p>
          </table:table-cell>
          <table:table-cell office:value-type="float" office:value="1456.2800283432007" table:style-name="ce4">
            <text:p>1.456</text:p>
          </table:table-cell>
          <table:table-cell office:value-type="float" office:value="1330.8400259017944" table:style-name="ce4">
            <text:p>1.331</text:p>
          </table:table-cell>
          <table:table-cell office:value-type="float" office:value="2061.9200401306152" table:style-name="ce4">
            <text:p>2.062</text:p>
          </table:table-cell>
          <table:table-cell office:value-type="float" office:value="1556.2400302886963" table:style-name="ce4">
            <text:p>1.556</text:p>
          </table:table-cell>
          <table:table-cell office:value-type="float" office:value="1056.4400205612183" table:style-name="ce4">
            <text:p>1.056</text:p>
          </table:table-cell>
          <table:table-cell office:value-type="float" office:value="680.12001323699951" table:style-name="ce4">
            <text:p>680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54.880001068115234" table:style-name="ce4">
            <text:p>5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3165.4000616073608" table:style-name="ce4">
            <text:p>3.165</text:p>
          </table:table-cell>
          <table:table-cell office:value-type="float" office:value="2007.0400390625" table:style-name="ce4">
            <text:p>2.007</text:p>
          </table:table-cell>
          <table:table-cell office:value-type="float" office:value="2250.0800437927246" table:style-name="ce4">
            <text:p>2.250</text:p>
          </table:table-cell>
          <table:table-cell office:value-type="float" office:value="3990.5600776672363" table:style-name="ce4">
            <text:p>3.991</text:p>
          </table:table-cell>
          <table:table-cell office:value-type="float" office:value="1666.0000324249268" table:style-name="ce4">
            <text:p>1.666</text:p>
          </table:table-cell>
          <table:table-cell office:value-type="float" office:value="4856.8800945281982" table:style-name="ce4">
            <text:p>4.857</text:p>
          </table:table-cell>
          <table:table-cell office:value-type="float" office:value="829.08001613616943" table:style-name="ce4">
            <text:p>829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54.880001068115234" table:style-name="ce4">
            <text:p>5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420.2000665664673" table:style-name="ce4">
            <text:p>3.420</text:p>
          </table:table-cell>
          <table:table-cell office:value-type="float" office:value="566.4400110244751" table:style-name="ce4">
            <text:p>566</text:p>
          </table:table-cell>
          <table:table-cell office:value-type="float" office:value="633.08001232147217" table:style-name="ce4">
            <text:p>633</text:p>
          </table:table-cell>
          <table:table-cell office:value-type="float" office:value="2154.0400419235229" table:style-name="ce4">
            <text:p>2.154</text:p>
          </table:table-cell>
          <table:table-cell office:value-type="float" office:value="981.9600191116333" table:style-name="ce4">
            <text:p>982</text:p>
          </table:table-cell>
          <table:table-cell office:value-type="float" office:value="3798.480073928833" table:style-name="ce4">
            <text:p>3.798</text:p>
          </table:table-cell>
          <table:table-cell office:value-type="float" office:value="0" table:style-name="ce4">
            <text:p>0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3A – COORDENADORES PEDAGÓGICO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coordenadores pedagógicos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17.2801132202148" table:style-name="ce4">
            <text:p>5.817</text:p>
          </table:table-cell>
          <table:table-cell office:value-type="float" office:value="6411.1601247787476" table:style-name="ce4">
            <text:p>6.411</text:p>
          </table:table-cell>
          <table:table-cell office:value-type="float" office:value="1466.0800285339355" table:style-name="ce4">
            <text:p>1.466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776.1201124191284" table:style-name="ce4">
            <text:p>5.776</text:p>
          </table:table-cell>
          <table:table-cell office:value-type="float" office:value="5764.3601121902466" table:style-name="ce4">
            <text:p>5.764</text:p>
          </table:table-cell>
          <table:table-cell office:value-type="float" office:value="1462.1600284576416" table:style-name="ce4">
            <text:p>1.462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081.9200210571289" table:style-name="ce4">
            <text:p>1.082</text:p>
          </table:table-cell>
          <table:table-cell office:value-type="float" office:value="3531.9200687408447" table:style-name="ce4">
            <text:p>3.532</text:p>
          </table:table-cell>
          <table:table-cell office:value-type="float" office:value="90.160001754760742" table:style-name="ce4">
            <text:p>9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4419.8000860214233" table:style-name="ce4">
            <text:p>4.420</text:p>
          </table:table-cell>
          <table:table-cell office:value-type="float" office:value="4031.7200784683228" table:style-name="ce4">
            <text:p>4.032</text:p>
          </table:table-cell>
          <table:table-cell office:value-type="float" office:value="66.64000129699707" table:style-name="ce4">
            <text:p>67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3026.2400588989258" table:style-name="ce4">
            <text:p>3.026</text:p>
          </table:table-cell>
          <table:table-cell office:value-type="float" office:value="5041.1200981140137" table:style-name="ce4">
            <text:p>5.041</text:p>
          </table:table-cell>
          <table:table-cell office:value-type="float" office:value="160.72000312805176" table:style-name="ce4">
            <text:p>16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3102.6800603866577" table:style-name="ce4">
            <text:p>3.103</text:p>
          </table:table-cell>
          <table:table-cell office:value-type="float" office:value="3332.0000648498535" table:style-name="ce4">
            <text:p>3.332</text:p>
          </table:table-cell>
          <table:table-cell office:value-type="float" office:value="1454.3200283050537" table:style-name="ce4">
            <text:p>1.454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281.0400638580322" table:style-name="ce4">
            <text:p>3.281</text:p>
          </table:table-cell>
          <table:table-cell office:value-type="float" office:value="3992.5200777053833" table:style-name="ce4">
            <text:p>3.993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393.1600465774536" table:style-name="ce4">
            <text:p>2.393</text:p>
          </table:table-cell>
          <table:table-cell office:value-type="float" office:value="4535.4400882720947" table:style-name="ce4">
            <text:p>4.535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408.0400857925415" table:style-name="ce4">
            <text:p>4.408</text:p>
          </table:table-cell>
          <table:table-cell office:value-type="float" office:value="3522.1200685501099" table:style-name="ce4">
            <text:p>3.522</text:p>
          </table:table-cell>
          <table:table-cell office:value-type="float" office:value="1452.3600282669067" table:style-name="ce4">
            <text:p>1.452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527.6000881195068" table:style-name="ce4">
            <text:p>4.528</text:p>
          </table:table-cell>
          <table:table-cell office:value-type="float" office:value="4560.9200887680054" table:style-name="ce4">
            <text:p>4.561</text:p>
          </table:table-cell>
          <table:table-cell office:value-type="float" office:value="123.48000240325928" table:style-name="ce4">
            <text:p>123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2902.7600564956665" table:style-name="ce4">
            <text:p>2.903</text:p>
          </table:table-cell>
          <table:table-cell office:value-type="float" office:value="4903.9200954437256" table:style-name="ce4">
            <text:p>4.904</text:p>
          </table:table-cell>
          <table:table-cell office:value-type="float" office:value="221.48000431060791" table:style-name="ce4">
            <text:p>22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843.9600553512573" table:style-name="ce4">
            <text:p>2.844</text:p>
          </table:table-cell>
          <table:table-cell office:value-type="float" office:value="2087.4000406265259" table:style-name="ce4">
            <text:p>2.087</text:p>
          </table:table-cell>
          <table:table-cell office:value-type="float" office:value="1444.5200281143188" table:style-name="ce4">
            <text:p>1.445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21.28001403808594" table:style-name="ce4">
            <text:p>721</text:p>
          </table:table-cell>
          <table:table-cell office:value-type="float" office:value="972.16001892089844" table:style-name="ce4">
            <text:p>972</text:p>
          </table:table-cell>
          <table:table-cell office:value-type="float" office:value="180.32000350952148" table:style-name="ce4">
            <text:p>180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789.88001537322998" table:style-name="ce4">
            <text:p>7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3806.3200740814209" table:style-name="ce4">
            <text:p>3.806</text:p>
          </table:table-cell>
          <table:table-cell office:value-type="float" office:value="3100.7200603485107" table:style-name="ce4">
            <text:p>3.101</text:p>
          </table:table-cell>
          <table:table-cell office:value-type="float" office:value="1438.6400279998779" table:style-name="ce4">
            <text:p>1.439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086.600079536438" table:style-name="ce4">
            <text:p>4.087</text:p>
          </table:table-cell>
          <table:table-cell office:value-type="float" office:value="4994.0800971984863" table:style-name="ce4">
            <text:p>4.994</text:p>
          </table:table-cell>
          <table:table-cell office:value-type="float" office:value="121.5200023651123" table:style-name="ce4">
            <text:p>122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232.8400239944458" table:style-name="ce4">
            <text:p>1.233</text:p>
          </table:table-cell>
          <table:table-cell office:value-type="float" office:value="2214.8000431060791" table:style-name="ce4">
            <text:p>2.215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159.5200614929199" table:style-name="ce4">
            <text:p>3.160</text:p>
          </table:table-cell>
          <table:table-cell office:value-type="float" office:value="5750.6401119232178" table:style-name="ce4">
            <text:p>5.751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332.4000453948975" table:style-name="ce4">
            <text:p>2.332</text:p>
          </table:table-cell>
          <table:table-cell office:value-type="float" office:value="3077.2000598907471" table:style-name="ce4">
            <text:p>3.077</text:p>
          </table:table-cell>
          <table:table-cell office:value-type="float" office:value="1340.6400260925293" table:style-name="ce4">
            <text:p>1.34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3812.2000741958618" table:style-name="ce4">
            <text:p>3.812</text:p>
          </table:table-cell>
          <table:table-cell office:value-type="float" office:value="6070.1201181411743" table:style-name="ce4">
            <text:p>6.070</text:p>
          </table:table-cell>
          <table:table-cell office:value-type="float" office:value="1466.0800285339355" table:style-name="ce4">
            <text:p>1.466</text:p>
          </table:table-cell>
          <table:table-cell office:value-type="float" office:value="33.320000648498535" table:style-name="ce4">
            <text:p>3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733.400092124939" table:style-name="ce4">
            <text:p>4.733</text:p>
          </table:table-cell>
          <table:table-cell office:value-type="float" office:value="3087.0000600814819" table:style-name="ce4">
            <text:p>3.087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7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C7A – COORDENADORES PEDAGÓGICO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coordenadores pedagógicos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93.4801263809204" table:style-name="ce4">
            <text:p>6.493</text:p>
          </table:table-cell>
          <table:table-cell office:value-type="float" office:value="5544.8401079177856" table:style-name="ce4">
            <text:p>5.545</text:p>
          </table:table-cell>
          <table:table-cell office:value-type="float" office:value="286.16000556945801" table:style-name="ce4">
            <text:p>286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2065.8400402069092" table:style-name="ce4">
            <text:p>2.066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518.9601268768311" table:style-name="ce4">
            <text:p>6.519</text:p>
          </table:table-cell>
          <table:table-cell office:value-type="float" office:value="4515.840087890625" table:style-name="ce4">
            <text:p>4.516</text:p>
          </table:table-cell>
          <table:table-cell office:value-type="float" office:value="286.16000556945801" table:style-name="ce4">
            <text:p>28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065.8400402069092" table:style-name="ce4">
            <text:p>2.06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483.7200288772583" table:style-name="ce4">
            <text:p>1.484</text:p>
          </table:table-cell>
          <table:table-cell office:value-type="float" office:value="3384.9200658798218" table:style-name="ce4">
            <text:p>3.385</text:p>
          </table:table-cell>
          <table:table-cell office:value-type="float" office:value="9.8000001907348633" table:style-name="ce4">
            <text:p>10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84.280001640319824" table:style-name="ce4">
            <text:p>84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194.0001010894775" table:style-name="ce4">
            <text:p>5.194</text:p>
          </table:table-cell>
          <table:table-cell office:value-type="float" office:value="2769.4800539016724" table:style-name="ce4">
            <text:p>2.769</text:p>
          </table:table-cell>
          <table:table-cell office:value-type="float" office:value="129.3600025177002" table:style-name="ce4">
            <text:p>129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989.80001926422119" table:style-name="ce4">
            <text:p>99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3702.4400720596313" table:style-name="ce4">
            <text:p>3.702</text:p>
          </table:table-cell>
          <table:table-cell office:value-type="float" office:value="4435.4800863265991" table:style-name="ce4">
            <text:p>4.435</text:p>
          </table:table-cell>
          <table:table-cell office:value-type="float" office:value="115.64000225067139" table:style-name="ce4">
            <text:p>11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393.5600271224976" table:style-name="ce4">
            <text:p>1.39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3802.400074005127" table:style-name="ce4">
            <text:p>3.802</text:p>
          </table:table-cell>
          <table:table-cell office:value-type="float" office:value="2371.6000461578369" table:style-name="ce4">
            <text:p>2.372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0" table:style-name="ce4">
            <text:p>0</text:p>
          </table:table-cell>
          <table:table-cell office:value-type="float" office:value="1225.0000238418579" table:style-name="ce4">
            <text:p>1.225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725.960072517395" table:style-name="ce4">
            <text:p>3.726</text:p>
          </table:table-cell>
          <table:table-cell office:value-type="float" office:value="3620.1200704574585" table:style-name="ce4">
            <text:p>3.620</text:p>
          </table:table-cell>
          <table:table-cell office:value-type="float" office:value="176.40000343322754" table:style-name="ce4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311.64000606536865" table:style-name="ce4">
            <text:p>31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998.4000778198242" table:style-name="ce4">
            <text:p>3.998</text:p>
          </table:table-cell>
          <table:table-cell office:value-type="float" office:value="2779.2800540924072" table:style-name="ce4">
            <text:p>2.779</text:p>
          </table:table-cell>
          <table:table-cell office:value-type="float" office:value="105.84000205993652" table:style-name="ce4">
            <text:p>106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1605.2400312423706" table:style-name="ce4">
            <text:p>1.60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658.920090675354" table:style-name="ce4">
            <text:p>4.659</text:p>
          </table:table-cell>
          <table:table-cell office:value-type="float" office:value="3284.9600639343262" table:style-name="ce4">
            <text:p>3.285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309.2800254821777" table:style-name="ce4">
            <text:p>1.309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876.480094909668" table:style-name="ce4">
            <text:p>4.876</text:p>
          </table:table-cell>
          <table:table-cell office:value-type="float" office:value="3984.6800775527954" table:style-name="ce4">
            <text:p>3.985</text:p>
          </table:table-cell>
          <table:table-cell office:value-type="float" office:value="176.40000343322754" table:style-name="ce4">
            <text:p>176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1548.4000301361084" table:style-name="ce4">
            <text:p>1.54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378.6400852203369" table:style-name="ce4">
            <text:p>4.379</text:p>
          </table:table-cell>
          <table:table-cell office:value-type="float" office:value="3578.9600696563721" table:style-name="ce4">
            <text:p>3.579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5.52001762390137" table:style-name="ce4">
            <text:p>90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226.160062789917" table:style-name="ce4">
            <text:p>3.226</text:p>
          </table:table-cell>
          <table:table-cell office:value-type="float" office:value="1703.2400331497192" table:style-name="ce4">
            <text:p>1.703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0" table:style-name="ce4">
            <text:p>0</text:p>
          </table:table-cell>
          <table:table-cell office:value-type="float" office:value="1089.7600212097168" table:style-name="ce4">
            <text:p>1.09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80.04001712799072" table:style-name="ce4">
            <text:p>880</text:p>
          </table:table-cell>
          <table:table-cell office:value-type="float" office:value="819.28001594543457" table:style-name="ce4">
            <text:p>819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09.72000408172607" table:style-name="ce4">
            <text:p>21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19.2000198364258" table:style-name="ce4">
            <text:p>1.019</text:p>
          </table:table-cell>
          <table:table-cell office:value-type="float" office:value="448.84000873565674" table:style-name="ce4">
            <text:p>449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135.24000263214111" table:style-name="ce4">
            <text:p>13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117.9600801467896" table:style-name="ce4">
            <text:p>4.118</text:p>
          </table:table-cell>
          <table:table-cell office:value-type="float" office:value="2526.4400491714478" table:style-name="ce4">
            <text:p>2.526</text:p>
          </table:table-cell>
          <table:table-cell office:value-type="float" office:value="176.40000343322754" table:style-name="ce4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925.12001800537109" table:style-name="ce4">
            <text:p>92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578.5600891113281" table:style-name="ce4">
            <text:p>4.579</text:p>
          </table:table-cell>
          <table:table-cell office:value-type="float" office:value="4455.0800867080688" table:style-name="ce4">
            <text:p>4.455</text:p>
          </table:table-cell>
          <table:table-cell office:value-type="float" office:value="115.64000225067139" table:style-name="ce4">
            <text:p>116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1746.3600339889526" table:style-name="ce4">
            <text:p>1.74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566.0400304794312" table:style-name="ce4">
            <text:p>1.566</text:p>
          </table:table-cell>
          <table:table-cell office:value-type="float" office:value="1911.0000371932983" table:style-name="ce4">
            <text:p>1.9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.76001071929932" table:style-name="ce4">
            <text:p>551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482.5200872421265" table:style-name="ce4">
            <text:p>4.483</text:p>
          </table:table-cell>
          <table:table-cell office:value-type="float" office:value="4700.0800914764404" table:style-name="ce4">
            <text:p>4.700</text:p>
          </table:table-cell>
          <table:table-cell office:value-type="float" office:value="205.80000400543213" table:style-name="ce4">
            <text:p>20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822.8000354766846" table:style-name="ce4">
            <text:p>1.82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302.6000642776489" table:style-name="ce4">
            <text:p>3.303</text:p>
          </table:table-cell>
          <table:table-cell office:value-type="float" office:value="2195.2000427246094" table:style-name="ce4">
            <text:p>2.195</text:p>
          </table:table-cell>
          <table:table-cell office:value-type="float" office:value="162.68000316619873" table:style-name="ce4">
            <text:p>163</text:p>
          </table:table-cell>
          <table:table-cell office:value-type="float" office:value="137.20000267028809" table:style-name="ce4">
            <text:p>137</text:p>
          </table:table-cell>
          <table:table-cell office:value-type="float" office:value="997.64001941680908" table:style-name="ce4">
            <text:p>99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129.3200998306274" table:style-name="ce4">
            <text:p>5.129</text:p>
          </table:table-cell>
          <table:table-cell office:value-type="float" office:value="5052.8800983428955" table:style-name="ce4">
            <text:p>5.053</text:p>
          </table:table-cell>
          <table:table-cell office:value-type="float" office:value="260.68000507354736" table:style-name="ce4">
            <text:p>261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2058.0000400543213" table:style-name="ce4">
            <text:p>2.05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011.7200975418091" table:style-name="ce4">
            <text:p>5.012</text:p>
          </table:table-cell>
          <table:table-cell office:value-type="float" office:value="2520.5600490570068" table:style-name="ce4">
            <text:p>2.521</text:p>
          </table:table-cell>
          <table:table-cell office:value-type="float" office:value="119.56000232696533" table:style-name="ce4">
            <text:p>120</text:p>
          </table:table-cell>
          <table:table-cell office:value-type="float" office:value="0" table:style-name="ce4">
            <text:p>0</text:p>
          </table:table-cell>
          <table:table-cell office:value-type="float" office:value="290.08000564575195" table:style-name="ce4">
            <text:p>29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D3A – COORDENADORES PEDAGÓGICOS, POR PERCEPÇÃO SOBRE O USO DAS TIC EM SALA DE AULA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27" table:number-rows-spanned="1" table:style-name="ce7">
            <text:p>Total de coordenadores pedagógicos</text:p>
          </table:table-cell>
          <table:covered-table-cell table:number-columns-repeated="26"/>
          <table:table-cell table:number-columns-repeated="16357"/>
        </table:table-row>
        <table:table-row table:style-name="ro8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dessa escola usam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A velocidade da Internet dessa escola possibilita o seu uso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dessa escola receberam capacitação para trabalhar com computador e Internet em sala de aula</text:p>
          </table:table-cell>
          <table:covered-table-cell table:number-columns-repeated="5"/>
          <table:table-cell table:number-columns-repeated="16358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618.9201288223267" table:style-name="ce4">
            <text:p>6.619</text:p>
          </table:table-cell>
          <table:table-cell office:value-type="float" office:value="2032.5200395584106" table:style-name="ce4">
            <text:p>2.033</text:p>
          </table:table-cell>
          <table:table-cell office:value-type="float" office:value="5442.9201059341431" table:style-name="ce4">
            <text:p>5.443</text:p>
          </table:table-cell>
          <table:table-cell office:value-type="float" office:value="827.12001609802246" table:style-name="ce4">
            <text:p>827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455.840145111084" table:style-name="ce4">
            <text:p>7.456</text:p>
          </table:table-cell>
          <table:table-cell office:value-type="float" office:value="3569.1600694656372" table:style-name="ce4">
            <text:p>3.569</text:p>
          </table:table-cell>
          <table:table-cell office:value-type="float" office:value="2003.1200389862061" table:style-name="ce4">
            <text:p>2.003</text:p>
          </table:table-cell>
          <table:table-cell office:value-type="float" office:value="1403.3600273132324" table:style-name="ce4">
            <text:p>1.403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5913.3201150894165" table:style-name="ce4">
            <text:p>5.913</text:p>
          </table:table-cell>
          <table:table-cell office:value-type="float" office:value="3363.3600654602051" table:style-name="ce4">
            <text:p>3.363</text:p>
          </table:table-cell>
          <table:table-cell office:value-type="float" office:value="6113.2401189804077" table:style-name="ce4">
            <text:p>6.113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5047.0000982284546" table:style-name="ce4">
            <text:p>5.047</text:p>
          </table:table-cell>
          <table:table-cell office:value-type="float" office:value="3041.9200592041016" table:style-name="ce4">
            <text:p>3.042</text:p>
          </table:table-cell>
          <table:table-cell office:value-type="float" office:value="6789.4401321411133" table:style-name="ce4">
            <text:p>6.789</text:p>
          </table:table-cell>
          <table:table-cell office:value-type="float" office:value="395.92000770568848" table:style-name="ce4">
            <text:p>396</text:p>
          </table:table-cell>
          <table:table-cell office:value-type="string" table:style-name="ce4">
            <text:p>-</text:p>
          </table:table-cell>
          <table:table-cell office:value-type="float" office:value="901.60001754760742" table:style-name="ce4">
            <text:p>902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632.6401290893555" table:style-name="ce4">
            <text:p>6.633</text:p>
          </table:table-cell>
          <table:table-cell office:value-type="float" office:value="1948.2400379180908" table:style-name="ce4">
            <text:p>1.948</text:p>
          </table:table-cell>
          <table:table-cell office:value-type="float" office:value="4498.2000875473022" table:style-name="ce4">
            <text:p>4.498</text:p>
          </table:table-cell>
          <table:table-cell office:value-type="float" office:value="827.12001609802246" table:style-name="ce4">
            <text:p>827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932.5201349258423" table:style-name="ce4">
            <text:p>6.933</text:p>
          </table:table-cell>
          <table:table-cell office:value-type="float" office:value="3555.4400691986084" table:style-name="ce4">
            <text:p>3.555</text:p>
          </table:table-cell>
          <table:table-cell office:value-type="float" office:value="1722.840033531189" table:style-name="ce4">
            <text:p>1.723</text:p>
          </table:table-cell>
          <table:table-cell office:value-type="float" office:value="1403.3600273132324" table:style-name="ce4">
            <text:p>1.403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5074.4400987625122" table:style-name="ce4">
            <text:p>5.074</text:p>
          </table:table-cell>
          <table:table-cell office:value-type="float" office:value="3330.0400648117065" table:style-name="ce4">
            <text:p>3.330</text:p>
          </table:table-cell>
          <table:table-cell office:value-type="float" office:value="6060.3201179504395" table:style-name="ce4">
            <text:p>6.060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5007.8000974655151" table:style-name="ce4">
            <text:p>5.008</text:p>
          </table:table-cell>
          <table:table-cell office:value-type="float" office:value="2994.8800582885742" table:style-name="ce4">
            <text:p>2.995</text:p>
          </table:table-cell>
          <table:table-cell office:value-type="float" office:value="6150.4801197052002" table:style-name="ce4">
            <text:p>6.150</text:p>
          </table:table-cell>
          <table:table-cell office:value-type="float" office:value="395.92000770568848" table:style-name="ce4">
            <text:p>396</text:p>
          </table:table-cell>
          <table:table-cell office:value-type="string" table:style-name="ce4">
            <text:p>-</text:p>
          </table:table-cell>
          <table:table-cell office:value-type="float" office:value="899.64001750946045" table:style-name="ce4">
            <text:p>90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421.0000276565552" table:style-name="ce4">
            <text:p>1.421</text:p>
          </table:table-cell>
          <table:table-cell office:value-type="float" office:value="638.96001243591309" table:style-name="ce4">
            <text:p>639</text:p>
          </table:table-cell>
          <table:table-cell office:value-type="float" office:value="3357.4800653457642" table:style-name="ce4">
            <text:p>3.3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500.5600681304932" table:style-name="ce4">
            <text:p>3.501</text:p>
          </table:table-cell>
          <table:table-cell office:value-type="float" office:value="593.88001155853271" table:style-name="ce4">
            <text:p>594</text:p>
          </table:table-cell>
          <table:table-cell office:value-type="float" office:value="1040.7600202560425" table:style-name="ce4">
            <text:p>1.0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392.7600660324097" table:style-name="ce4">
            <text:p>3.393</text:p>
          </table:table-cell>
          <table:table-cell office:value-type="float" office:value="564.48001098632813" table:style-name="ce4">
            <text:p>564</text:p>
          </table:table-cell>
          <table:table-cell office:value-type="float" office:value="1356.3200263977051" table:style-name="ce4">
            <text:p>1.3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927.08001804351807" table:style-name="ce4">
            <text:p>927</text:p>
          </table:table-cell>
          <table:table-cell office:value-type="float" office:value="617.40001201629639" table:style-name="ce4">
            <text:p>617</text:p>
          </table:table-cell>
          <table:table-cell office:value-type="float" office:value="3526.0400686264038" table:style-name="ce4">
            <text:p>3.5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480001449584961" table:style-name="ce4">
            <text:p>74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317.4801034927368" table:style-name="ce4">
            <text:p>5.317</text:p>
          </table:table-cell>
          <table:table-cell office:value-type="float" office:value="1256.3600244522095" table:style-name="ce4">
            <text:p>1.256</text:p>
          </table:table-cell>
          <table:table-cell office:value-type="float" office:value="2389.2400465011597" table:style-name="ce4">
            <text:p>2.3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474.2801065444946" table:style-name="ce4">
            <text:p>5.474</text:p>
          </table:table-cell>
          <table:table-cell office:value-type="float" office:value="1950.2000379562378" table:style-name="ce4">
            <text:p>1.950</text:p>
          </table:table-cell>
          <table:table-cell office:value-type="float" office:value="983.92001914978027" table:style-name="ce4">
            <text:p>984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4247.3200826644897" table:style-name="ce4">
            <text:p>4.247</text:p>
          </table:table-cell>
          <table:table-cell office:value-type="float" office:value="1938.440037727356" table:style-name="ce4">
            <text:p>1.938</text:p>
          </table:table-cell>
          <table:table-cell office:value-type="float" office:value="3773.0000734329224" table:style-name="ce4">
            <text:p>3.773</text:p>
          </table:table-cell>
          <table:table-cell office:value-type="float" office:value="0" table:style-name="ce4">
            <text:p>0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3592.6800699234009" table:style-name="ce4">
            <text:p>3.593</text:p>
          </table:table-cell>
          <table:table-cell office:value-type="float" office:value="1905.1200370788574" table:style-name="ce4">
            <text:p>1.905</text:p>
          </table:table-cell>
          <table:table-cell office:value-type="float" office:value="4372.760085105896" table:style-name="ce4">
            <text:p>4.373</text:p>
          </table:table-cell>
          <table:table-cell office:value-type="float" office:value="199.92000389099121" table:style-name="ce4">
            <text:p>200</text:p>
          </table:table-cell>
          <table:table-cell office:value-type="string" table:style-name="ce4">
            <text:p>-</text:p>
          </table:table-cell>
          <table:table-cell office:value-type="float" office:value="840.84001636505127" table:style-name="ce4">
            <text:p>84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3616.2000703811646" table:style-name="ce4">
            <text:p>3.616</text:p>
          </table:table-cell>
          <table:table-cell office:value-type="float" office:value="1211.2800235748291" table:style-name="ce4">
            <text:p>1.211</text:p>
          </table:table-cell>
          <table:table-cell office:value-type="float" office:value="4445.280086517334" table:style-name="ce4">
            <text:p>4.445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0" table:style-name="ce4">
            <text:p>0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5141.0801000595093" table:style-name="ce4">
            <text:p>5.141</text:p>
          </table:table-cell>
          <table:table-cell office:value-type="float" office:value="2281.4400444030762" table:style-name="ce4">
            <text:p>2.281</text:p>
          </table:table-cell>
          <table:table-cell office:value-type="float" office:value="1054.4800205230713" table:style-name="ce4">
            <text:p>1.054</text:p>
          </table:table-cell>
          <table:table-cell office:value-type="float" office:value="1399.4400272369385" table:style-name="ce4">
            <text:p>1.399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3972.9200773239136" table:style-name="ce4">
            <text:p>3.973</text:p>
          </table:table-cell>
          <table:table-cell office:value-type="float" office:value="1017.2400197982788" table:style-name="ce4">
            <text:p>1.017</text:p>
          </table:table-cell>
          <table:table-cell office:value-type="float" office:value="4263.0000829696655" table:style-name="ce4">
            <text:p>4.263</text:p>
          </table:table-cell>
          <table:table-cell office:value-type="float" office:value="0" table:style-name="ce4">
            <text:p>0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2034.4800395965576" table:style-name="ce4">
            <text:p>2.034</text:p>
          </table:table-cell>
          <table:table-cell office:value-type="float" office:value="1926.6800374984741" table:style-name="ce4">
            <text:p>1.927</text:p>
          </table:table-cell>
          <table:table-cell office:value-type="float" office:value="5174.4001007080078" table:style-name="ce4">
            <text:p>5.174</text:p>
          </table:table-cell>
          <table:table-cell office:value-type="float" office:value="62.720001220703125" table:style-name="ce4">
            <text:p>63</text:p>
          </table:table-cell>
          <table:table-cell office:value-type="string" table:style-name="ce4">
            <text:p>-</text:p>
          </table:table-cell>
          <table:table-cell office:value-type="float" office:value="270.48000526428223" table:style-name="ce4">
            <text:p>27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3610.3200702667236" table:style-name="ce4">
            <text:p>3.610</text:p>
          </table:table-cell>
          <table:table-cell office:value-type="float" office:value="1152.4800224304199" table:style-name="ce4">
            <text:p>1.152</text:p>
          </table:table-cell>
          <table:table-cell office:value-type="float" office:value="2687.1600522994995" table:style-name="ce4">
            <text:p>2.687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878.8400754928589" table:style-name="ce4">
            <text:p>3.879</text:p>
          </table:table-cell>
          <table:table-cell office:value-type="float" office:value="2273.6000442504883" table:style-name="ce4">
            <text:p>2.274</text:p>
          </table:table-cell>
          <table:table-cell office:value-type="float" office:value="1450.4000282287598" table:style-name="ce4">
            <text:p>1.4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2289.2800445556641" table:style-name="ce4">
            <text:p>2.289</text:p>
          </table:table-cell>
          <table:table-cell office:value-type="float" office:value="2608.7600507736206" table:style-name="ce4">
            <text:p>2.609</text:p>
          </table:table-cell>
          <table:table-cell office:value-type="float" office:value="3332.0000648498535" table:style-name="ce4">
            <text:p>3.332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343.7600650787354" table:style-name="ce4">
            <text:p>3.344</text:p>
          </table:table-cell>
          <table:table-cell office:value-type="float" office:value="1558.2000303268433" table:style-name="ce4">
            <text:p>1.558</text:p>
          </table:table-cell>
          <table:table-cell office:value-type="float" office:value="3032.1200590133667" table:style-name="ce4">
            <text:p>3.032</text:p>
          </table:table-cell>
          <table:table-cell office:value-type="float" office:value="337.1200065612793" table:style-name="ce4">
            <text:p>337</text:p>
          </table:table-cell>
          <table:table-cell office:value-type="string" table:style-name="ce4">
            <text:p>-</text:p>
          </table:table-cell>
          <table:table-cell office:value-type="float" office:value="190.12000370025635" table:style-name="ce4">
            <text:p>190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696.5600719451904" table:style-name="ce4">
            <text:p>3.697</text:p>
          </table:table-cell>
          <table:table-cell office:value-type="float" office:value="1191.6800231933594" table:style-name="ce4">
            <text:p>1.192</text:p>
          </table:table-cell>
          <table:table-cell office:value-type="float" office:value="3520.1600685119629" table:style-name="ce4">
            <text:p>3.5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545.2400884628296" table:style-name="ce4">
            <text:p>4.545</text:p>
          </table:table-cell>
          <table:table-cell office:value-type="float" office:value="1709.1200332641602" table:style-name="ce4">
            <text:p>1.709</text:p>
          </table:table-cell>
          <table:table-cell office:value-type="float" office:value="981.9600191116333" table:style-name="ce4">
            <text:p>982</text:p>
          </table:table-cell>
          <table:table-cell office:value-type="float" office:value="1368.0800266265869" table:style-name="ce4">
            <text:p>1.368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598.1600894927979" table:style-name="ce4">
            <text:p>4.598</text:p>
          </table:table-cell>
          <table:table-cell office:value-type="float" office:value="1162.2800226211548" table:style-name="ce4">
            <text:p>1.162</text:p>
          </table:table-cell>
          <table:table-cell office:value-type="float" office:value="2124.6400413513184" table:style-name="ce4">
            <text:p>2.1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3218.3200626373291" table:style-name="ce4">
            <text:p>3.218</text:p>
          </table:table-cell>
          <table:table-cell office:value-type="float" office:value="1201.4800233840942" table:style-name="ce4">
            <text:p>1.201</text:p>
          </table:table-cell>
          <table:table-cell office:value-type="float" office:value="3849.4400749206543" table:style-name="ce4">
            <text:p>3.849</text:p>
          </table:table-cell>
          <table:table-cell office:value-type="float" office:value="199.92000389099121" table:style-name="ce4">
            <text:p>200</text:p>
          </table:table-cell>
          <table:table-cell office:value-type="string" table:style-name="ce4">
            <text:p>-</text:p>
          </table:table-cell>
          <table:table-cell office:value-type="float" office:value="337.1200065612793" table:style-name="ce4">
            <text:p>337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504.4800682067871" table:style-name="ce4">
            <text:p>3.504</text:p>
          </table:table-cell>
          <table:table-cell office:value-type="float" office:value="791.84001541137695" table:style-name="ce4">
            <text:p>792</text:p>
          </table:table-cell>
          <table:table-cell office:value-type="float" office:value="3616.2000703811646" table:style-name="ce4">
            <text:p>3.6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515.840087890625" table:style-name="ce4">
            <text:p>4.516</text:p>
          </table:table-cell>
          <table:table-cell office:value-type="float" office:value="2130.5200414657593" table:style-name="ce4">
            <text:p>2.131</text:p>
          </table:table-cell>
          <table:table-cell office:value-type="float" office:value="805.56001567840576" table:style-name="ce4">
            <text:p>8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2303.0000448226929" table:style-name="ce4">
            <text:p>2.303</text:p>
          </table:table-cell>
          <table:table-cell office:value-type="float" office:value="1519.0000295639038" table:style-name="ce4">
            <text:p>1.519</text:p>
          </table:table-cell>
          <table:table-cell office:value-type="float" office:value="4288.4800834655762" table:style-name="ce4">
            <text:p>4.288</text:p>
          </table:table-cell>
          <table:table-cell office:value-type="float" office:value="0" table:style-name="ce4">
            <text:p>0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1519.0000295639038" table:style-name="ce4">
            <text:p>1.519</text:p>
          </table:table-cell>
          <table:table-cell office:value-type="float" office:value="4611.8800897598267" table:style-name="ce4">
            <text:p>4.612</text:p>
          </table:table-cell>
          <table:table-cell office:value-type="float" office:value="54.880001068115234" table:style-name="ce4">
            <text:p>55</text:p>
          </table:table-cell>
          <table:table-cell office:value-type="string" table:style-name="ce4">
            <text:p>-</text:p>
          </table:table-cell>
          <table:table-cell office:value-type="float" office:value="817.3200159072876" table:style-name="ce4">
            <text:p>817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019.560097694397" table:style-name="ce4">
            <text:p>5.020</text:p>
          </table:table-cell>
          <table:table-cell office:value-type="float" office:value="1421.0000276565552" table:style-name="ce4">
            <text:p>1.421</text:p>
          </table:table-cell>
          <table:table-cell office:value-type="float" office:value="2516.6400489807129" table:style-name="ce4">
            <text:p>2.517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5092.080099105835" table:style-name="ce4">
            <text:p>5.092</text:p>
          </table:table-cell>
          <table:table-cell office:value-type="float" office:value="2073.6800403594971" table:style-name="ce4">
            <text:p>2.074</text:p>
          </table:table-cell>
          <table:table-cell office:value-type="float" office:value="1593.4800310134888" table:style-name="ce4">
            <text:p>1.593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2891.0000562667847" table:style-name="ce4">
            <text:p>2.891</text:p>
          </table:table-cell>
          <table:table-cell office:value-type="float" office:value="2732.2400531768799" table:style-name="ce4">
            <text:p>2.732</text:p>
          </table:table-cell>
          <table:table-cell office:value-type="float" office:value="4384.5200853347778" table:style-name="ce4">
            <text:p>4.385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3639.7200708389282" table:style-name="ce4">
            <text:p>3.640</text:p>
          </table:table-cell>
          <table:table-cell office:value-type="float" office:value="2289.2800445556641" table:style-name="ce4">
            <text:p>2.289</text:p>
          </table:table-cell>
          <table:table-cell office:value-type="float" office:value="4127.7600803375244" table:style-name="ce4">
            <text:p>4.128</text:p>
          </table:table-cell>
          <table:table-cell office:value-type="float" office:value="339.08000659942627" table:style-name="ce4">
            <text:p>339</text:p>
          </table:table-cell>
          <table:table-cell office:value-type="string" table:style-name="ce4">
            <text:p>-</text:p>
          </table:table-cell>
          <table:table-cell office:value-type="float" office:value="196.00000381469727" table:style-name="ce4">
            <text:p>196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960.7600965499878" table:style-name="ce4">
            <text:p>4.961</text:p>
          </table:table-cell>
          <table:table-cell office:value-type="float" office:value="1336.7200260162354" table:style-name="ce4">
            <text:p>1.337</text:p>
          </table:table-cell>
          <table:table-cell office:value-type="float" office:value="3961.1600770950317" table:style-name="ce4">
            <text:p>3.9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656.5601100921631" table:style-name="ce4">
            <text:p>5.657</text:p>
          </table:table-cell>
          <table:table-cell office:value-type="float" office:value="2275.5600442886353" table:style-name="ce4">
            <text:p>2.276</text:p>
          </table:table-cell>
          <table:table-cell office:value-type="float" office:value="1332.8000259399414" table:style-name="ce4">
            <text:p>1.333</text:p>
          </table:table-cell>
          <table:table-cell office:value-type="float" office:value="1368.0800266265869" table:style-name="ce4">
            <text:p>1.368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4841.2000942230225" table:style-name="ce4">
            <text:p>4.841</text:p>
          </table:table-cell>
          <table:table-cell office:value-type="float" office:value="1399.4400272369385" table:style-name="ce4">
            <text:p>1.399</text:p>
          </table:table-cell>
          <table:table-cell office:value-type="float" office:value="4029.7600784301758" table:style-name="ce4">
            <text:p>4.0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3457.4400672912598" table:style-name="ce4">
            <text:p>3.457</text:p>
          </table:table-cell>
          <table:table-cell office:value-type="float" office:value="1417.0800275802612" table:style-name="ce4">
            <text:p>1.417</text:p>
          </table:table-cell>
          <table:table-cell office:value-type="float" office:value="5192.0401010513306" table:style-name="ce4">
            <text:p>5.192</text:p>
          </table:table-cell>
          <table:table-cell office:value-type="float" office:value="205.80000400543213" table:style-name="ce4">
            <text:p>206</text:p>
          </table:table-cell>
          <table:table-cell office:value-type="string" table:style-name="ce4">
            <text:p>-</text:p>
          </table:table-cell>
          <table:table-cell office:value-type="float" office:value="838.8800163269043" table:style-name="ce4">
            <text:p>839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374.720085144043" table:style-name="ce4">
            <text:p>4.375</text:p>
          </table:table-cell>
          <table:table-cell office:value-type="float" office:value="1132.8800220489502" table:style-name="ce4">
            <text:p>1.133</text:p>
          </table:table-cell>
          <table:table-cell office:value-type="float" office:value="3535.8400688171387" table:style-name="ce4">
            <text:p>3.536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5029.3600978851318" table:style-name="ce4">
            <text:p>5.029</text:p>
          </table:table-cell>
          <table:table-cell office:value-type="float" office:value="2408.8400468826294" table:style-name="ce4">
            <text:p>2.409</text:p>
          </table:table-cell>
          <table:table-cell office:value-type="float" office:value="1219.120023727417" table:style-name="ce4">
            <text:p>1.219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3365.3200654983521" table:style-name="ce4">
            <text:p>3.365</text:p>
          </table:table-cell>
          <table:table-cell office:value-type="float" office:value="1803.2000350952148" table:style-name="ce4">
            <text:p>1.803</text:p>
          </table:table-cell>
          <table:table-cell office:value-type="float" office:value="4339.4400844573975" table:style-name="ce4">
            <text:p>4.339</text:p>
          </table:table-cell>
          <table:table-cell office:value-type="float" office:value="0" table:style-name="ce4">
            <text:p>0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2483.3200483322144" table:style-name="ce4">
            <text:p>2.483</text:p>
          </table:table-cell>
          <table:table-cell office:value-type="float" office:value="2295.160044670105" table:style-name="ce4">
            <text:p>2.295</text:p>
          </table:table-cell>
          <table:table-cell office:value-type="float" office:value="4666.7600908279419" table:style-name="ce4">
            <text:p>4.667</text:p>
          </table:table-cell>
          <table:table-cell office:value-type="float" office:value="192.08000373840332" table:style-name="ce4">
            <text:p>192</text:p>
          </table:table-cell>
          <table:table-cell office:value-type="string" table:style-name="ce4">
            <text:p>-</text:p>
          </table:table-cell>
          <table:table-cell office:value-type="float" office:value="295.96000576019287" table:style-name="ce4">
            <text:p>29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200.6800622940063" table:style-name="ce4">
            <text:p>3.201</text:p>
          </table:table-cell>
          <table:table-cell office:value-type="float" office:value="1027.0400199890137" table:style-name="ce4">
            <text:p>1.027</text:p>
          </table:table-cell>
          <table:table-cell office:value-type="float" office:value="1765.9600343704224" table:style-name="ce4">
            <text:p>1.766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524.0800685882568" table:style-name="ce4">
            <text:p>3.524</text:p>
          </table:table-cell>
          <table:table-cell office:value-type="float" office:value="905.52001762390137" table:style-name="ce4">
            <text:p>906</text:p>
          </table:table-cell>
          <table:table-cell office:value-type="float" office:value="958.44001865386963" table:style-name="ce4">
            <text:p>9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1221.080023765564" table:style-name="ce4">
            <text:p>1.221</text:p>
          </table:table-cell>
          <table:table-cell office:value-type="float" office:value="2467.6400480270386" table:style-name="ce4">
            <text:p>2.468</text:p>
          </table:table-cell>
          <table:table-cell office:value-type="float" office:value="2630.3200511932373" table:style-name="ce4">
            <text:p>2.630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063.4800596237183" table:style-name="ce4">
            <text:p>3.063</text:p>
          </table:table-cell>
          <table:table-cell office:value-type="float" office:value="1385.7200269699097" table:style-name="ce4">
            <text:p>1.386</text:p>
          </table:table-cell>
          <table:table-cell office:value-type="float" office:value="1826.7200355529785" table:style-name="ce4">
            <text:p>1.827</text:p>
          </table:table-cell>
          <table:table-cell office:value-type="float" office:value="278.32000541687012" table:style-name="ce4">
            <text:p>278</text:p>
          </table:table-cell>
          <table:table-cell office:value-type="string" table:style-name="ce4">
            <text:p>-</text:p>
          </table:table-cell>
          <table:table-cell office:value-type="float" office:value="172.48000335693359" table:style-name="ce4">
            <text:p>172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62.40001678466797" table:style-name="ce4">
            <text:p>862</text:p>
          </table:table-cell>
          <table:table-cell office:value-type="float" office:value="566.4400110244751" table:style-name="ce4">
            <text:p>566</text:p>
          </table:table-cell>
          <table:table-cell office:value-type="float" office:value="613.48001194000244" table:style-name="ce4">
            <text:p>613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885.92001724243164" table:style-name="ce4">
            <text:p>886</text:p>
          </table:table-cell>
          <table:table-cell office:value-type="float" office:value="605.64001178741455" table:style-name="ce4">
            <text:p>606</text:p>
          </table:table-cell>
          <table:table-cell office:value-type="float" office:value="505.68000984191895" table:style-name="ce4">
            <text:p>506</text:p>
          </table:table-cell>
          <table:table-cell office:value-type="float" office:value="98.000001907348633" table:style-name="ce4">
            <text:p>9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715.40001392364502" table:style-name="ce4">
            <text:p>715</text:p>
          </table:table-cell>
          <table:table-cell office:value-type="float" office:value="299.88000583648682" table:style-name="ce4">
            <text:p>300</text:p>
          </table:table-cell>
          <table:table-cell office:value-type="float" office:value="929.04001808166504" table:style-name="ce4">
            <text:p>929</text:p>
          </table:table-cell>
          <table:table-cell office:value-type="float" office:value="0" table:style-name="ce4">
            <text:p>0</text:p>
          </table:table-cell>
          <table:table-cell office:value-type="float" office:value="56.840001106262207" table:style-name="ce4">
            <text:p>57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533.12001037597656" table:style-name="ce4">
            <text:p>533</text:p>
          </table:table-cell>
          <table:table-cell office:value-type="float" office:value="980.00001907348633" table:style-name="ce4">
            <text:p>980</text:p>
          </table:table-cell>
          <table:table-cell office:value-type="float" office:value="162.68000316619873" table:style-name="ce4">
            <text:p>163</text:p>
          </table:table-cell>
          <table:table-cell office:value-type="string" table:style-name="ce4">
            <text:p>-</text:p>
          </table:table-cell>
          <table:table-cell office:value-type="float" office:value="413.56000804901123" table:style-name="ce4">
            <text:p>41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03.56001758575439" table:style-name="ce4">
            <text:p>904</text:p>
          </table:table-cell>
          <table:table-cell office:value-type="float" office:value="372.4000072479248" table:style-name="ce4">
            <text:p>372</text:p>
          </table:table-cell>
          <table:table-cell office:value-type="float" office:value="631.1200122833252" table:style-name="ce4">
            <text:p>6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876.12001705169678" table:style-name="ce4">
            <text:p>876</text:p>
          </table:table-cell>
          <table:table-cell office:value-type="float" office:value="674.24001312255859" table:style-name="ce4">
            <text:p>674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803.60001564025879" table:style-name="ce4">
            <text:p>804</text:p>
          </table:table-cell>
          <table:table-cell office:value-type="float" office:value="415.5200080871582" table:style-name="ce4">
            <text:p>416</text:p>
          </table:table-cell>
          <table:table-cell office:value-type="float" office:value="772.24001502990723" table:style-name="ce4">
            <text:p>7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464.52000904083252" table:style-name="ce4">
            <text:p>465</text:p>
          </table:table-cell>
          <table:table-cell office:value-type="float" office:value="695.80001354217529" table:style-name="ce4">
            <text:p>696</text:p>
          </table:table-cell>
          <table:table-cell office:value-type="float" office:value="862.40001678466797" table:style-name="ce4">
            <text:p>862</text:p>
          </table:table-cell>
          <table:table-cell office:value-type="float" office:value="72.520001411437988" table:style-name="ce4">
            <text:p>73</text:p>
          </table:table-cell>
          <table:table-cell office:value-type="string" table:style-name="ce4">
            <text:p>-</text:p>
          </table:table-cell>
          <table:table-cell office:value-type="float" office:value="33.320000648498535" table:style-name="ce4">
            <text:p>33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3869.040075302124" table:style-name="ce4">
            <text:p>3.869</text:p>
          </table:table-cell>
          <table:table-cell office:value-type="float" office:value="1191.6800231933594" table:style-name="ce4">
            <text:p>1.192</text:p>
          </table:table-cell>
          <table:table-cell office:value-type="float" office:value="3106.6000604629517" table:style-name="ce4">
            <text:p>3.107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249.2800827026367" table:style-name="ce4">
            <text:p>4.249</text:p>
          </table:table-cell>
          <table:table-cell office:value-type="float" office:value="2208.9200429916382" table:style-name="ce4">
            <text:p>2.209</text:p>
          </table:table-cell>
          <table:table-cell office:value-type="float" office:value="1185.8000230789185" table:style-name="ce4">
            <text:p>1.186</text:p>
          </table:table-cell>
          <table:table-cell office:value-type="float" office:value="0" table:style-name="ce4">
            <text:p>0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2851.8000555038452" table:style-name="ce4">
            <text:p>2.852</text:p>
          </table:table-cell>
          <table:table-cell office:value-type="float" office:value="2916.4800567626953" table:style-name="ce4">
            <text:p>2.916</text:p>
          </table:table-cell>
          <table:table-cell office:value-type="float" office:value="3578.9600696563721" table:style-name="ce4">
            <text:p>3.579</text:p>
          </table:table-cell>
          <table:table-cell office:value-type="float" office:value="0" table:style-name="ce4">
            <text:p>0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2987.0400581359863" table:style-name="ce4">
            <text:p>2.987</text:p>
          </table:table-cell>
          <table:table-cell office:value-type="float" office:value="1975.6800384521484" table:style-name="ce4">
            <text:p>1.976</text:p>
          </table:table-cell>
          <table:table-cell office:value-type="float" office:value="3888.6400756835938" table:style-name="ce4">
            <text:p>3.889</text:p>
          </table:table-cell>
          <table:table-cell office:value-type="float" office:value="292.04000568389893" table:style-name="ce4">
            <text:p>292</text:p>
          </table:table-cell>
          <table:table-cell office:value-type="string" table:style-name="ce4">
            <text:p>-</text:p>
          </table:table-cell>
          <table:table-cell office:value-type="float" office:value="799.68001556396484" table:style-name="ce4">
            <text:p>80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896.0800952911377" table:style-name="ce4">
            <text:p>4.896</text:p>
          </table:table-cell>
          <table:table-cell office:value-type="float" office:value="1409.2400274276733" table:style-name="ce4">
            <text:p>1.409</text:p>
          </table:table-cell>
          <table:table-cell office:value-type="float" office:value="4008.2000780105591" table:style-name="ce4">
            <text:p>4.008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5627.1601095199585" table:style-name="ce4">
            <text:p>5.627</text:p>
          </table:table-cell>
          <table:table-cell office:value-type="float" office:value="2414.7200469970703" table:style-name="ce4">
            <text:p>2.415</text:p>
          </table:table-cell>
          <table:table-cell office:value-type="float" office:value="956.48001861572266" table:style-name="ce4">
            <text:p>956</text:p>
          </table:table-cell>
          <table:table-cell office:value-type="float" office:value="1399.4400272369385" table:style-name="ce4">
            <text:p>1.3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15.7200937271118" table:style-name="ce4">
            <text:p>4.816</text:p>
          </table:table-cell>
          <table:table-cell office:value-type="float" office:value="1424.9200277328491" table:style-name="ce4">
            <text:p>1.425</text:p>
          </table:table-cell>
          <table:table-cell office:value-type="float" office:value="4370.800085067749" table:style-name="ce4">
            <text:p>4.371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3676.9600715637207" table:style-name="ce4">
            <text:p>3.677</text:p>
          </table:table-cell>
          <table:table-cell office:value-type="float" office:value="1936.480037689209" table:style-name="ce4">
            <text:p>1.936</text:p>
          </table:table-cell>
          <table:table-cell office:value-type="float" office:value="5033.2800979614258" table:style-name="ce4">
            <text:p>5.033</text:p>
          </table:table-cell>
          <table:table-cell office:value-type="float" office:value="199.92000389099121" table:style-name="ce4">
            <text:p>20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813.0000352859497" table:style-name="ce4">
            <text:p>1.813</text:p>
          </table:table-cell>
          <table:table-cell office:value-type="float" office:value="513.52000999450684" table:style-name="ce4">
            <text:p>514</text:p>
          </table:table-cell>
          <table:table-cell office:value-type="float" office:value="1769.8800344467163" table:style-name="ce4">
            <text:p>1.7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77.600040435791" table:style-name="ce4">
            <text:p>2.078</text:p>
          </table:table-cell>
          <table:table-cell office:value-type="float" office:value="1097.6000213623047" table:style-name="ce4">
            <text:p>1.098</text:p>
          </table:table-cell>
          <table:table-cell office:value-type="float" office:value="1183.8400230407715" table:style-name="ce4">
            <text:p>1.1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75.840030670166" table:style-name="ce4">
            <text:p>1.576</text:p>
          </table:table-cell>
          <table:table-cell office:value-type="float" office:value="709.5200138092041" table:style-name="ce4">
            <text:p>710</text:p>
          </table:table-cell>
          <table:table-cell office:value-type="float" office:value="2003.1200389862061" table:style-name="ce4">
            <text:p>2.0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69.9600305557251" table:style-name="ce4">
            <text:p>1.570</text:p>
          </table:table-cell>
          <table:table-cell office:value-type="float" office:value="915.32001781463623" table:style-name="ce4">
            <text:p>915</text:p>
          </table:table-cell>
          <table:table-cell office:value-type="float" office:value="1985.4800386428833" table:style-name="ce4">
            <text:p>1.98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482.5200872421265" table:style-name="ce4">
            <text:p>4.483</text:p>
          </table:table-cell>
          <table:table-cell office:value-type="float" office:value="1132.8800220489502" table:style-name="ce4">
            <text:p>1.133</text:p>
          </table:table-cell>
          <table:table-cell office:value-type="float" office:value="4743.2000923156738" table:style-name="ce4">
            <text:p>4.743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746.7201118469238" table:style-name="ce4">
            <text:p>5.747</text:p>
          </table:table-cell>
          <table:table-cell office:value-type="float" office:value="2826.3200550079346" table:style-name="ce4">
            <text:p>2.826</text:p>
          </table:table-cell>
          <table:table-cell office:value-type="float" office:value="1356.3200263977051" table:style-name="ce4">
            <text:p>1.356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3849.4400749206543" table:style-name="ce4">
            <text:p>3.849</text:p>
          </table:table-cell>
          <table:table-cell office:value-type="float" office:value="2810.6400547027588" table:style-name="ce4">
            <text:p>2.811</text:p>
          </table:table-cell>
          <table:table-cell office:value-type="float" office:value="4727.520092010498" table:style-name="ce4">
            <text:p>4.728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0" table:style-name="ce4">
            <text:p>0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3030.1600589752197" table:style-name="ce4">
            <text:p>3.030</text:p>
          </table:table-cell>
          <table:table-cell office:value-type="float" office:value="1675.8000326156616" table:style-name="ce4">
            <text:p>1.676</text:p>
          </table:table-cell>
          <table:table-cell office:value-type="float" office:value="5676.1601104736328" table:style-name="ce4">
            <text:p>5.676</text:p>
          </table:table-cell>
          <table:table-cell office:value-type="float" office:value="274.40000534057617" table:style-name="ce4">
            <text:p>274</text:p>
          </table:table-cell>
          <table:table-cell office:value-type="string" table:style-name="ce4">
            <text:p>-</text:p>
          </table:table-cell>
          <table:table-cell office:value-type="float" office:value="893.76001739501953" table:style-name="ce4">
            <text:p>894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2871.4000558853149" table:style-name="ce4">
            <text:p>2.871</text:p>
          </table:table-cell>
          <table:table-cell office:value-type="float" office:value="1693.4400329589844" table:style-name="ce4">
            <text:p>1.693</text:p>
          </table:table-cell>
          <table:table-cell office:value-type="float" office:value="2487.2400484085083" table:style-name="ce4">
            <text:p>2.487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871.4000558853149" table:style-name="ce4">
            <text:p>2.871</text:p>
          </table:table-cell>
          <table:table-cell office:value-type="float" office:value="2212.8400430679321" table:style-name="ce4">
            <text:p>2.213</text:p>
          </table:table-cell>
          <table:table-cell office:value-type="float" office:value="1360.240026473999" table:style-name="ce4">
            <text:p>1.360</text:p>
          </table:table-cell>
          <table:table-cell office:value-type="float" office:value="1368.0800266265869" table:style-name="ce4">
            <text:p>1.368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1791.440034866333" table:style-name="ce4">
            <text:p>1.791</text:p>
          </table:table-cell>
          <table:table-cell office:value-type="float" office:value="1177.9600229263306" table:style-name="ce4">
            <text:p>1.178</text:p>
          </table:table-cell>
          <table:table-cell office:value-type="float" office:value="3494.6800680160522" table:style-name="ce4">
            <text:p>3.495</text:p>
          </table:table-cell>
          <table:table-cell office:value-type="float" office:value="0" table:style-name="ce4">
            <text:p>0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555.8400497436523" table:style-name="ce4">
            <text:p>2.556</text:p>
          </table:table-cell>
          <table:table-cell office:value-type="float" office:value="1442.5600280761719" table:style-name="ce4">
            <text:p>1.443</text:p>
          </table:table-cell>
          <table:table-cell office:value-type="float" office:value="2871.4000558853149" table:style-name="ce4">
            <text:p>2.871</text:p>
          </table:table-cell>
          <table:table-cell office:value-type="float" office:value="280.28000545501709" table:style-name="ce4">
            <text:p>280</text:p>
          </table:table-cell>
          <table:table-cell office:value-type="string" table:style-name="ce4">
            <text:p>-</text:p>
          </table:table-cell>
          <table:table-cell office:value-type="float" office:value="125.44000244140625" table:style-name="ce4">
            <text:p>125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025.4400978088379" table:style-name="ce4">
            <text:p>5.025</text:p>
          </table:table-cell>
          <table:table-cell office:value-type="float" office:value="2014.8800392150879" table:style-name="ce4">
            <text:p>2.015</text:p>
          </table:table-cell>
          <table:table-cell office:value-type="float" office:value="5076.4000988006592" table:style-name="ce4">
            <text:p>5.076</text:p>
          </table:table-cell>
          <table:table-cell office:value-type="float" office:value="827.12001609802246" table:style-name="ce4">
            <text:p>827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064.2401180267334" table:style-name="ce4">
            <text:p>6.064</text:p>
          </table:table-cell>
          <table:table-cell office:value-type="float" office:value="3457.4400672912598" table:style-name="ce4">
            <text:p>3.457</text:p>
          </table:table-cell>
          <table:table-cell office:value-type="float" office:value="1909.0400371551514" table:style-name="ce4">
            <text:p>1.909</text:p>
          </table:table-cell>
          <table:table-cell office:value-type="float" office:value="1403.3600273132324" table:style-name="ce4">
            <text:p>1.403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4198.3200817108154" table:style-name="ce4">
            <text:p>4.198</text:p>
          </table:table-cell>
          <table:table-cell office:value-type="float" office:value="3036.0400590896606" table:style-name="ce4">
            <text:p>3.036</text:p>
          </table:table-cell>
          <table:table-cell office:value-type="float" office:value="5521.320107460022" table:style-name="ce4">
            <text:p>5.521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3900.4000759124756" table:style-name="ce4">
            <text:p>3.900</text:p>
          </table:table-cell>
          <table:table-cell office:value-type="float" office:value="2173.6400423049927" table:style-name="ce4">
            <text:p>2.174</text:p>
          </table:table-cell>
          <table:table-cell office:value-type="float" office:value="6009.3601169586182" table:style-name="ce4">
            <text:p>6.009</text:p>
          </table:table-cell>
          <table:table-cell office:value-type="float" office:value="392.00000762939453" table:style-name="ce4">
            <text:p>392</text:p>
          </table:table-cell>
          <table:table-cell office:value-type="string" table:style-name="ce4">
            <text:p>-</text:p>
          </table:table-cell>
          <table:table-cell office:value-type="float" office:value="901.60001754760742" table:style-name="ce4">
            <text:p>902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105.8000993728638" table:style-name="ce4">
            <text:p>5.106</text:p>
          </table:table-cell>
          <table:table-cell office:value-type="float" office:value="292.04000568389893" table:style-name="ce4">
            <text:p>292</text:p>
          </table:table-cell>
          <table:table-cell office:value-type="float" office:value="2279.4800443649292" table:style-name="ce4">
            <text:p>2.2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44.88010597229" table:style-name="ce4">
            <text:p>5.445</text:p>
          </table:table-cell>
          <table:table-cell office:value-type="float" office:value="1007.4400196075439" table:style-name="ce4">
            <text:p>1.007</text:p>
          </table:table-cell>
          <table:table-cell office:value-type="float" office:value="613.48001194000244" table:style-name="ce4">
            <text:p>6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11.9200878143311" table:style-name="ce4">
            <text:p>4.512</text:p>
          </table:table-cell>
          <table:table-cell office:value-type="float" office:value="1509.2000293731689" table:style-name="ce4">
            <text:p>1.509</text:p>
          </table:table-cell>
          <table:table-cell office:value-type="float" office:value="3045.8400592803955" table:style-name="ce4">
            <text:p>3.046</text:p>
          </table:table-cell>
          <table:table-cell office:value-type="float" office:value="0" table:style-name="ce4">
            <text:p>0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3486.8400678634644" table:style-name="ce4">
            <text:p>3.487</text:p>
          </table:table-cell>
          <table:table-cell office:value-type="float" office:value="2246.1600437164307" table:style-name="ce4">
            <text:p>2.246</text:p>
          </table:table-cell>
          <table:table-cell office:value-type="float" office:value="3869.040075302124" table:style-name="ce4">
            <text:p>3.869</text:p>
          </table:table-cell>
          <table:table-cell office:value-type="float" office:value="54.880001068115234" table:style-name="ce4">
            <text:p>5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3 – COORDENADORES PEDAGÓGICO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coordenadores pedagógicos</text:p>
          </table:table-cell>
          <table:covered-table-cell table:number-columns-repeated="44"/>
          <table:table-cell table:number-columns-repeated="16339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5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69.5601453781128" table:style-name="ce4">
            <text:p>7.470</text:p>
          </table:table-cell>
          <table:table-cell office:value-type="float" office:value="2781.2400541305542" table:style-name="ce4">
            <text:p>2.781</text:p>
          </table:table-cell>
          <table:table-cell office:value-type="float" office:value="2695.0000524520874" table:style-name="ce4">
            <text:p>2.695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664.000129699707" table:style-name="ce4">
            <text:p>6.664</text:p>
          </table:table-cell>
          <table:table-cell office:value-type="float" office:value="4045.4400787353516" table:style-name="ce4">
            <text:p>4.045</text:p>
          </table:table-cell>
          <table:table-cell office:value-type="float" office:value="4294.3600835800171" table:style-name="ce4">
            <text:p>4.294</text:p>
          </table:table-cell>
          <table:table-cell office:value-type="float" office:value="1587.6000308990479" table:style-name="ce4">
            <text:p>1.588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561.6801471710205" table:style-name="ce4">
            <text:p>7.562</text:p>
          </table:table-cell>
          <table:table-cell office:value-type="float" office:value="2377.4800462722778" table:style-name="ce4">
            <text:p>2.377</text:p>
          </table:table-cell>
          <table:table-cell office:value-type="float" office:value="1871.8000364303589" table:style-name="ce4">
            <text:p>1.872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302.9601421356201" table:style-name="ce4">
            <text:p>7.303</text:p>
          </table:table-cell>
          <table:table-cell office:value-type="float" office:value="2773.4000539779663" table:style-name="ce4">
            <text:p>2.773</text:p>
          </table:table-cell>
          <table:table-cell office:value-type="float" office:value="2634.2400512695313" table:style-name="ce4">
            <text:p>2.634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438.2001447677612" table:style-name="ce4">
            <text:p>7.438</text:p>
          </table:table-cell>
          <table:table-cell office:value-type="float" office:value="2981.1600580215454" table:style-name="ce4">
            <text:p>2.981</text:p>
          </table:table-cell>
          <table:table-cell office:value-type="float" office:value="3961.1600770950317" table:style-name="ce4">
            <text:p>3.961</text:p>
          </table:table-cell>
          <table:table-cell office:value-type="float" office:value="1409.2400274276733" table:style-name="ce4">
            <text:p>1.409</text:p>
          </table:table-cell>
          <table:table-cell office:value-type="float" office:value="1005.480019569397" table:style-name="ce4">
            <text:p>1.005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208.8801403045654" table:style-name="ce4">
            <text:p>7.209</text:p>
          </table:table-cell>
          <table:table-cell office:value-type="float" office:value="3200.6800622940063" table:style-name="ce4">
            <text:p>3.201</text:p>
          </table:table-cell>
          <table:table-cell office:value-type="float" office:value="3277.1200637817383" table:style-name="ce4">
            <text:p>3.277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607.60001182556152" table:style-name="ce4">
            <text:p>608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3982.7200775146484" table:style-name="ce4">
            <text:p>3.983</text:p>
          </table:table-cell>
          <table:table-cell office:value-type="float" office:value="3482.9200677871704" table:style-name="ce4">
            <text:p>3.483</text:p>
          </table:table-cell>
          <table:table-cell office:value-type="float" office:value="7193.2001399993896" table:style-name="ce4">
            <text:p>7.193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901.60001754760742" table:style-name="ce4">
            <text:p>902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075.6001377105713" table:style-name="ce4">
            <text:p>7.076</text:p>
          </table:table-cell>
          <table:table-cell office:value-type="float" office:value="2732.2400531768799" table:style-name="ce4">
            <text:p>2.732</text:p>
          </table:table-cell>
          <table:table-cell office:value-type="float" office:value="2353.9600458145142" table:style-name="ce4">
            <text:p>2.354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111.2801189422607" table:style-name="ce4">
            <text:p>6.111</text:p>
          </table:table-cell>
          <table:table-cell office:value-type="float" office:value="3774.9600734710693" table:style-name="ce4">
            <text:p>3.775</text:p>
          </table:table-cell>
          <table:table-cell office:value-type="float" office:value="4165.0000810623169" table:style-name="ce4">
            <text:p>4.165</text:p>
          </table:table-cell>
          <table:table-cell office:value-type="float" office:value="1579.76003074646" table:style-name="ce4">
            <text:p>1.58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7150.0801391601563" table:style-name="ce4">
            <text:p>7.150</text:p>
          </table:table-cell>
          <table:table-cell office:value-type="float" office:value="2352.0000457763672" table:style-name="ce4">
            <text:p>2.352</text:p>
          </table:table-cell>
          <table:table-cell office:value-type="float" office:value="1842.4000358581543" table:style-name="ce4">
            <text:p>1.842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956.040135383606" table:style-name="ce4">
            <text:p>6.956</text:p>
          </table:table-cell>
          <table:table-cell office:value-type="float" office:value="2706.7600526809692" table:style-name="ce4">
            <text:p>2.707</text:p>
          </table:table-cell>
          <table:table-cell office:value-type="float" office:value="2116.8000411987305" table:style-name="ce4">
            <text:p>2.117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910.9601345062256" table:style-name="ce4">
            <text:p>6.911</text:p>
          </table:table-cell>
          <table:table-cell office:value-type="float" office:value="2930.2000570297241" table:style-name="ce4">
            <text:p>2.930</text:p>
          </table:table-cell>
          <table:table-cell office:value-type="float" office:value="3782.8000736236572" table:style-name="ce4">
            <text:p>3.783</text:p>
          </table:table-cell>
          <table:table-cell office:value-type="float" office:value="1407.2800273895264" table:style-name="ce4">
            <text:p>1.407</text:p>
          </table:table-cell>
          <table:table-cell office:value-type="float" office:value="1005.480019569397" table:style-name="ce4">
            <text:p>1.005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781.6001319885254" table:style-name="ce4">
            <text:p>6.782</text:p>
          </table:table-cell>
          <table:table-cell office:value-type="float" office:value="3143.8400611877441" table:style-name="ce4">
            <text:p>3.144</text:p>
          </table:table-cell>
          <table:table-cell office:value-type="float" office:value="2969.4000577926636" table:style-name="ce4">
            <text:p>2.969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607.60001182556152" table:style-name="ce4">
            <text:p>608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3933.7200765609741" table:style-name="ce4">
            <text:p>3.934</text:p>
          </table:table-cell>
          <table:table-cell office:value-type="float" office:value="3418.2400665283203" table:style-name="ce4">
            <text:p>3.418</text:p>
          </table:table-cell>
          <table:table-cell office:value-type="float" office:value="6540.5201272964478" table:style-name="ce4">
            <text:p>6.541</text:p>
          </table:table-cell>
          <table:table-cell office:value-type="float" office:value="166.60000324249268" table:style-name="ce4">
            <text:p>167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99.64001750946045" table:style-name="ce4">
            <text:p>90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357.4800653457642" table:style-name="ce4">
            <text:p>3.357</text:p>
          </table:table-cell>
          <table:table-cell office:value-type="float" office:value="650.72001266479492" table:style-name="ce4">
            <text:p>651</text:p>
          </table:table-cell>
          <table:table-cell office:value-type="float" office:value="1407.2800273895264" table:style-name="ce4">
            <text:p>1.4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126.2000608444214" table:style-name="ce4">
            <text:p>3.126</text:p>
          </table:table-cell>
          <table:table-cell office:value-type="float" office:value="1538.6000299453735" table:style-name="ce4">
            <text:p>1.539</text:p>
          </table:table-cell>
          <table:table-cell office:value-type="float" office:value="1248.5200242996216" table:style-name="ce4">
            <text:p>1.249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651.4800710678101" table:style-name="ce4">
            <text:p>3.651</text:p>
          </table:table-cell>
          <table:table-cell office:value-type="float" office:value="386.12000751495361" table:style-name="ce4">
            <text:p>386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230.0800628662109" table:style-name="ce4">
            <text:p>3.230</text:p>
          </table:table-cell>
          <table:table-cell office:value-type="float" office:value="682.08001327514648" table:style-name="ce4">
            <text:p>682</text:p>
          </table:table-cell>
          <table:table-cell office:value-type="float" office:value="1669.9200325012207" table:style-name="ce4">
            <text:p>1.6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267.3200635910034" table:style-name="ce4">
            <text:p>3.267</text:p>
          </table:table-cell>
          <table:table-cell office:value-type="float" office:value="689.92001342773438" table:style-name="ce4">
            <text:p>690</text:p>
          </table:table-cell>
          <table:table-cell office:value-type="float" office:value="1601.3200311660767" table:style-name="ce4">
            <text:p>1.601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320.2400646209717" table:style-name="ce4">
            <text:p>3.320</text:p>
          </table:table-cell>
          <table:table-cell office:value-type="float" office:value="642.88001251220703" table:style-name="ce4">
            <text:p>643</text:p>
          </table:table-cell>
          <table:table-cell office:value-type="float" office:value="1487.6400289535522" table:style-name="ce4">
            <text:p>1.4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927.08001804351807" table:style-name="ce4">
            <text:p>927</text:p>
          </table:table-cell>
          <table:table-cell office:value-type="float" office:value="887.88001728057861" table:style-name="ce4">
            <text:p>888</text:p>
          </table:table-cell>
          <table:table-cell office:value-type="float" office:value="3473.1200675964355" table:style-name="ce4">
            <text:p>3.473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678.1201105117798" table:style-name="ce4">
            <text:p>5.678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13.44001388549805" table:style-name="ce4">
            <text:p>713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4215.9600820541382" table:style-name="ce4">
            <text:p>4.216</text:p>
          </table:table-cell>
          <table:table-cell office:value-type="float" office:value="3257.5200634002686" table:style-name="ce4">
            <text:p>3.258</text:p>
          </table:table-cell>
          <table:table-cell office:value-type="float" office:value="2628.3600511550903" table:style-name="ce4">
            <text:p>2.628</text:p>
          </table:table-cell>
          <table:table-cell office:value-type="float" office:value="286.16000556945801" table:style-name="ce4">
            <text:p>286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695.7601108551025" table:style-name="ce4">
            <text:p>5.696</text:p>
          </table:table-cell>
          <table:table-cell office:value-type="float" office:value="1134.8400220870972" table:style-name="ce4">
            <text:p>1.135</text:p>
          </table:table-cell>
          <table:table-cell office:value-type="float" office:value="323.40000629425049" table:style-name="ce4">
            <text:p>323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295.9201030731201" table:style-name="ce4">
            <text:p>5.296</text:p>
          </table:table-cell>
          <table:table-cell office:value-type="float" office:value="2324.5600452423096" table:style-name="ce4">
            <text:p>2.325</text:p>
          </table:table-cell>
          <table:table-cell office:value-type="float" office:value="791.84001541137695" table:style-name="ce4">
            <text:p>7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497.8001070022583" table:style-name="ce4">
            <text:p>5.498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1746.3600339889526" table:style-name="ce4">
            <text:p>1.746</text:p>
          </table:table-cell>
          <table:table-cell office:value-type="float" office:value="303.80000591278076" table:style-name="ce4">
            <text:p>304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429.2001056671143" table:style-name="ce4">
            <text:p>5.429</text:p>
          </table:table-cell>
          <table:table-cell office:value-type="float" office:value="1860.0400362014771" table:style-name="ce4">
            <text:p>1.860</text:p>
          </table:table-cell>
          <table:table-cell office:value-type="float" office:value="1275.9600248336792" table:style-name="ce4">
            <text:p>1.276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1673.8400325775146" table:style-name="ce4">
            <text:p>1.674</text:p>
          </table:table-cell>
          <table:table-cell office:value-type="float" office:value="2755.7600536346436" table:style-name="ce4">
            <text:p>2.756</text:p>
          </table:table-cell>
          <table:table-cell office:value-type="float" office:value="4999.9600973129272" table:style-name="ce4">
            <text:p>5.000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048.9600982666016" table:style-name="ce4">
            <text:p>5.049</text:p>
          </table:table-cell>
          <table:table-cell office:value-type="float" office:value="1720.880033493042" table:style-name="ce4">
            <text:p>1.721</text:p>
          </table:table-cell>
          <table:table-cell office:value-type="float" office:value="2459.8000478744507" table:style-name="ce4">
            <text:p>2.460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949.000096321106" table:style-name="ce4">
            <text:p>4.949</text:p>
          </table:table-cell>
          <table:table-cell office:value-type="float" office:value="1869.8400363922119" table:style-name="ce4">
            <text:p>1.870</text:p>
          </table:table-cell>
          <table:table-cell office:value-type="float" office:value="2563.6800498962402" table:style-name="ce4">
            <text:p>2.564</text:p>
          </table:table-cell>
          <table:table-cell office:value-type="float" office:value="834.96001625061035" table:style-name="ce4">
            <text:p>835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5533.0801076889038" table:style-name="ce4">
            <text:p>5.533</text:p>
          </table:table-cell>
          <table:table-cell office:value-type="float" office:value="1419.0400276184082" table:style-name="ce4">
            <text:p>1.419</text:p>
          </table:table-cell>
          <table:table-cell office:value-type="float" office:value="574.28001117706299" table:style-name="ce4">
            <text:p>574</text:p>
          </table:table-cell>
          <table:table-cell office:value-type="float" office:value="0" table:style-name="ce4">
            <text:p>0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5358.6401042938232" table:style-name="ce4">
            <text:p>5.359</text:p>
          </table:table-cell>
          <table:table-cell office:value-type="float" office:value="695.80001354217529" table:style-name="ce4">
            <text:p>696</text:p>
          </table:table-cell>
          <table:table-cell office:value-type="float" office:value="2099.1600408554077" table:style-name="ce4">
            <text:p>2.099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582.4800891876221" table:style-name="ce4">
            <text:p>4.582</text:p>
          </table:table-cell>
          <table:table-cell office:value-type="float" office:value="2136.4000415802002" table:style-name="ce4">
            <text:p>2.136</text:p>
          </table:table-cell>
          <table:table-cell office:value-type="float" office:value="3030.1600589752197" table:style-name="ce4">
            <text:p>3.03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005.480019569397" table:style-name="ce4">
            <text:p>1.005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880.4000949859619" table:style-name="ce4">
            <text:p>4.880</text:p>
          </table:table-cell>
          <table:table-cell office:value-type="float" office:value="2187.3600425720215" table:style-name="ce4">
            <text:p>2.187</text:p>
          </table:table-cell>
          <table:table-cell office:value-type="float" office:value="2353.9600458145142" table:style-name="ce4">
            <text:p>2.354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607.60001182556152" table:style-name="ce4">
            <text:p>608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2363.760046005249" table:style-name="ce4">
            <text:p>2.364</text:p>
          </table:table-cell>
          <table:table-cell office:value-type="float" office:value="1456.2800283432007" table:style-name="ce4">
            <text:p>1.456</text:p>
          </table:table-cell>
          <table:table-cell office:value-type="float" office:value="5188.1201009750366" table:style-name="ce4">
            <text:p>5.188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270.48000526428223" table:style-name="ce4">
            <text:p>27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4061.1200790405273" table:style-name="ce4">
            <text:p>4.061</text:p>
          </table:table-cell>
          <table:table-cell office:value-type="float" office:value="2065.8400402069092" table:style-name="ce4">
            <text:p>2.066</text:p>
          </table:table-cell>
          <table:table-cell office:value-type="float" office:value="1066.2400207519531" table:style-name="ce4">
            <text:p>1.066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369.240065574646" table:style-name="ce4">
            <text:p>3.369</text:p>
          </table:table-cell>
          <table:table-cell office:value-type="float" office:value="1748.3200340270996" table:style-name="ce4">
            <text:p>1.748</text:p>
          </table:table-cell>
          <table:table-cell office:value-type="float" office:value="2583.28005027771" table:style-name="ce4">
            <text:p>2.583</text:p>
          </table:table-cell>
          <table:table-cell office:value-type="float" office:value="1319.0800256729126" table:style-name="ce4">
            <text:p>1.319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837.6800746917725" table:style-name="ce4">
            <text:p>3.838</text:p>
          </table:table-cell>
          <table:table-cell office:value-type="float" office:value="1589.5600309371948" table:style-name="ce4">
            <text:p>1.590</text:p>
          </table:table-cell>
          <table:table-cell office:value-type="float" office:value="1760.0800342559814" table:style-name="ce4">
            <text:p>1.760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4000.3600778579712" table:style-name="ce4">
            <text:p>4.000</text:p>
          </table:table-cell>
          <table:table-cell office:value-type="float" office:value="1450.4000282287598" table:style-name="ce4">
            <text:p>1.450</text:p>
          </table:table-cell>
          <table:table-cell office:value-type="float" office:value="1532.7200298309326" table:style-name="ce4">
            <text:p>1.533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612.2800703048706" table:style-name="ce4">
            <text:p>3.612</text:p>
          </table:table-cell>
          <table:table-cell office:value-type="float" office:value="1689.5200328826904" table:style-name="ce4">
            <text:p>1.690</text:p>
          </table:table-cell>
          <table:table-cell office:value-type="float" office:value="2201.0800428390503" table:style-name="ce4">
            <text:p>2.201</text:p>
          </table:table-cell>
          <table:table-cell office:value-type="float" office:value="1375.9200267791748" table:style-name="ce4">
            <text:p>1.376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704.4000720977783" table:style-name="ce4">
            <text:p>3.704</text:p>
          </table:table-cell>
          <table:table-cell office:value-type="float" office:value="1662.0800323486328" table:style-name="ce4">
            <text:p>1.662</text:p>
          </table:table-cell>
          <table:table-cell office:value-type="float" office:value="2030.5600395202637" table:style-name="ce4">
            <text:p>2.031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2879.2400560379028" table:style-name="ce4">
            <text:p>2.879</text:p>
          </table:table-cell>
          <table:table-cell office:value-type="float" office:value="1820.8400354385376" table:style-name="ce4">
            <text:p>1.821</text:p>
          </table:table-cell>
          <table:table-cell office:value-type="float" office:value="3151.680061340332" table:style-name="ce4">
            <text:p>3.152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190.12000370025635" table:style-name="ce4">
            <text:p>19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645.2000904083252" table:style-name="ce4">
            <text:p>4.645</text:p>
          </table:table-cell>
          <table:table-cell office:value-type="float" office:value="907.48001766204834" table:style-name="ce4">
            <text:p>907</text:p>
          </table:table-cell>
          <table:table-cell office:value-type="float" office:value="2003.1200389862061" table:style-name="ce4">
            <text:p>2.0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3400.6000661849976" table:style-name="ce4">
            <text:p>3.401</text:p>
          </table:table-cell>
          <table:table-cell office:value-type="float" office:value="3341.8000650405884" table:style-name="ce4">
            <text:p>3.342</text:p>
          </table:table-cell>
          <table:table-cell office:value-type="float" office:value="1981.5600385665894" table:style-name="ce4">
            <text:p>1.9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927.4400959014893" table:style-name="ce4">
            <text:p>4.927</text:p>
          </table:table-cell>
          <table:table-cell office:value-type="float" office:value="684.04001331329346" table:style-name="ce4">
            <text:p>684</text:p>
          </table:table-cell>
          <table:table-cell office:value-type="float" office:value="603.68001174926758" table:style-name="ce4">
            <text:p>6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868.6400947570801" table:style-name="ce4">
            <text:p>4.869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1546.4400300979614" table:style-name="ce4">
            <text:p>1.5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421.7600860595703" table:style-name="ce4">
            <text:p>4.422</text:p>
          </table:table-cell>
          <table:table-cell office:value-type="float" office:value="1158.3600225448608" table:style-name="ce4">
            <text:p>1.158</text:p>
          </table:table-cell>
          <table:table-cell office:value-type="float" office:value="2451.9600477218628" table:style-name="ce4">
            <text:p>2.4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480.5600872039795" table:style-name="ce4">
            <text:p>4.481</text:p>
          </table:table-cell>
          <table:table-cell office:value-type="float" office:value="1934.520037651062" table:style-name="ce4">
            <text:p>1.935</text:p>
          </table:table-cell>
          <table:table-cell office:value-type="float" office:value="1620.9200315475464" table:style-name="ce4">
            <text:p>1.6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1342.6000261306763" table:style-name="ce4">
            <text:p>1.343</text:p>
          </table:table-cell>
          <table:table-cell office:value-type="float" office:value="1354.3600263595581" table:style-name="ce4">
            <text:p>1.354</text:p>
          </table:table-cell>
          <table:table-cell office:value-type="float" office:value="4839.2400941848755" table:style-name="ce4">
            <text:p>4.8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717.7200918197632" table:style-name="ce4">
            <text:p>4.718</text:p>
          </table:table-cell>
          <table:table-cell office:value-type="float" office:value="1564.0800304412842" table:style-name="ce4">
            <text:p>1.564</text:p>
          </table:table-cell>
          <table:table-cell office:value-type="float" office:value="519.40001010894775" table:style-name="ce4">
            <text:p>519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3982.7200775146484" table:style-name="ce4">
            <text:p>3.983</text:p>
          </table:table-cell>
          <table:table-cell office:value-type="float" office:value="1234.8000240325928" table:style-name="ce4">
            <text:p>1.235</text:p>
          </table:table-cell>
          <table:table-cell office:value-type="float" office:value="2973.3200578689575" table:style-name="ce4">
            <text:p>2.9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874.520094871521" table:style-name="ce4">
            <text:p>4.875</text:p>
          </table:table-cell>
          <table:table-cell office:value-type="float" office:value="895.7200174331665" table:style-name="ce4">
            <text:p>896</text:p>
          </table:table-cell>
          <table:table-cell office:value-type="float" office:value="638.96001243591309" table:style-name="ce4">
            <text:p>639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282.6000833511353" table:style-name="ce4">
            <text:p>4.283</text:p>
          </table:table-cell>
          <table:table-cell office:value-type="float" office:value="2161.8800420761108" table:style-name="ce4">
            <text:p>2.162</text:p>
          </table:table-cell>
          <table:table-cell office:value-type="float" office:value="1428.8400278091431" table:style-name="ce4">
            <text:p>1.429</text:p>
          </table:table-cell>
          <table:table-cell office:value-type="float" office:value="0" table:style-name="ce4">
            <text:p>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621.6800899505615" table:style-name="ce4">
            <text:p>4.622</text:p>
          </table:table-cell>
          <table:table-cell office:value-type="float" office:value="1083.8800210952759" table:style-name="ce4">
            <text:p>1.084</text:p>
          </table:table-cell>
          <table:table-cell office:value-type="float" office:value="1867.8800363540649" table:style-name="ce4">
            <text:p>1.868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555.0400886535645" table:style-name="ce4">
            <text:p>4.555</text:p>
          </table:table-cell>
          <table:table-cell office:value-type="float" office:value="1807.1200351715088" table:style-name="ce4">
            <text:p>1.807</text:p>
          </table:table-cell>
          <table:table-cell office:value-type="float" office:value="985.88001918792725" table:style-name="ce4">
            <text:p>986</text:p>
          </table:table-cell>
          <table:table-cell office:value-type="float" office:value="0" table:style-name="ce4">
            <text:p>0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1736.5600337982178" table:style-name="ce4">
            <text:p>1.737</text:p>
          </table:table-cell>
          <table:table-cell office:value-type="float" office:value="2510.760048866272" table:style-name="ce4">
            <text:p>2.511</text:p>
          </table:table-cell>
          <table:table-cell office:value-type="float" office:value="4114.0400800704956" table:style-name="ce4">
            <text:p>4.114</text:p>
          </table:table-cell>
          <table:table-cell office:value-type="float" office:value="0" table:style-name="ce4">
            <text:p>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817.3200159072876" table:style-name="ce4">
            <text:p>817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101.8800992965698" table:style-name="ce4">
            <text:p>5.102</text:p>
          </table:table-cell>
          <table:table-cell office:value-type="float" office:value="1773.8000345230103" table:style-name="ce4">
            <text:p>1.774</text:p>
          </table:table-cell>
          <table:table-cell office:value-type="float" office:value="1824.7600355148315" table:style-name="ce4">
            <text:p>1.825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786.3200931549072" table:style-name="ce4">
            <text:p>4.786</text:p>
          </table:table-cell>
          <table:table-cell office:value-type="float" office:value="2056.0400400161743" table:style-name="ce4">
            <text:p>2.056</text:p>
          </table:table-cell>
          <table:table-cell office:value-type="float" office:value="2655.8000516891479" table:style-name="ce4">
            <text:p>2.656</text:p>
          </table:table-cell>
          <table:table-cell office:value-type="float" office:value="458.6400089263916" table:style-name="ce4">
            <text:p>459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923.5200958251953" table:style-name="ce4">
            <text:p>4.924</text:p>
          </table:table-cell>
          <table:table-cell office:value-type="float" office:value="2110.9200410842896" table:style-name="ce4">
            <text:p>2.111</text:p>
          </table:table-cell>
          <table:table-cell office:value-type="float" office:value="1664.0400323867798" table:style-name="ce4">
            <text:p>1.664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5133.2400999069214" table:style-name="ce4">
            <text:p>5.133</text:p>
          </table:table-cell>
          <table:table-cell office:value-type="float" office:value="1740.4800338745117" table:style-name="ce4">
            <text:p>1.740</text:p>
          </table:table-cell>
          <table:table-cell office:value-type="float" office:value="1711.0800333023071" table:style-name="ce4">
            <text:p>1.711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515.840087890625" table:style-name="ce4">
            <text:p>4.516</text:p>
          </table:table-cell>
          <table:table-cell office:value-type="float" office:value="2644.0400514602661" table:style-name="ce4">
            <text:p>2.644</text:p>
          </table:table-cell>
          <table:table-cell office:value-type="float" office:value="2624.4400510787964" table:style-name="ce4">
            <text:p>2.624</text:p>
          </table:table-cell>
          <table:table-cell office:value-type="float" office:value="582.12001132965088" table:style-name="ce4">
            <text:p>582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760.8400926589966" table:style-name="ce4">
            <text:p>4.761</text:p>
          </table:table-cell>
          <table:table-cell office:value-type="float" office:value="1869.8400363922119" table:style-name="ce4">
            <text:p>1.870</text:p>
          </table:table-cell>
          <table:table-cell office:value-type="float" office:value="2751.8400535583496" table:style-name="ce4">
            <text:p>2.752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3306.5200643539429" table:style-name="ce4">
            <text:p>3.307</text:p>
          </table:table-cell>
          <table:table-cell office:value-type="float" office:value="2163.8400421142578" table:style-name="ce4">
            <text:p>2.164</text:p>
          </table:table-cell>
          <table:table-cell office:value-type="float" office:value="4351.2000846862793" table:style-name="ce4">
            <text:p>4.351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196.00000381469727" table:style-name="ce4">
            <text:p>196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736.920111656189" table:style-name="ce4">
            <text:p>5.737</text:p>
          </table:table-cell>
          <table:table-cell office:value-type="float" office:value="1765.9600343704224" table:style-name="ce4">
            <text:p>1.766</text:p>
          </table:table-cell>
          <table:table-cell office:value-type="float" office:value="2024.6800394058228" table:style-name="ce4">
            <text:p>2.025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4756.9200925827026" table:style-name="ce4">
            <text:p>4.757</text:p>
          </table:table-cell>
          <table:table-cell office:value-type="float" office:value="3498.6000680923462" table:style-name="ce4">
            <text:p>3.499</text:p>
          </table:table-cell>
          <table:table-cell office:value-type="float" office:value="2561.7200498580933" table:style-name="ce4">
            <text:p>2.562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6054.4401178359985" table:style-name="ce4">
            <text:p>6.054</text:p>
          </table:table-cell>
          <table:table-cell office:value-type="float" office:value="1070.1600208282471" table:style-name="ce4">
            <text:p>1.070</text:p>
          </table:table-cell>
          <table:table-cell office:value-type="float" office:value="909.44001770019531" table:style-name="ce4">
            <text:p>909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895.6801147460938" table:style-name="ce4">
            <text:p>5.896</text:p>
          </table:table-cell>
          <table:table-cell office:value-type="float" office:value="395.92000770568848" table:style-name="ce4">
            <text:p>396</text:p>
          </table:table-cell>
          <table:table-cell office:value-type="float" office:value="2099.1600408554077" table:style-name="ce4">
            <text:p>2.099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538.9601078033447" table:style-name="ce4">
            <text:p>5.539</text:p>
          </table:table-cell>
          <table:table-cell office:value-type="float" office:value="1452.3600282669067" table:style-name="ce4">
            <text:p>1.452</text:p>
          </table:table-cell>
          <table:table-cell office:value-type="float" office:value="2922.3600568771362" table:style-name="ce4">
            <text:p>2.922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568.3601083755493" table:style-name="ce4">
            <text:p>5.568</text:p>
          </table:table-cell>
          <table:table-cell office:value-type="float" office:value="2422.5600471496582" table:style-name="ce4">
            <text:p>2.423</text:p>
          </table:table-cell>
          <table:table-cell office:value-type="float" office:value="1844.3600358963013" table:style-name="ce4">
            <text:p>1.844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1652.2800321578979" table:style-name="ce4">
            <text:p>1.652</text:p>
          </table:table-cell>
          <table:table-cell office:value-type="float" office:value="1883.5600366592407" table:style-name="ce4">
            <text:p>1.884</text:p>
          </table:table-cell>
          <table:table-cell office:value-type="float" office:value="5930.9601154327393" table:style-name="ce4">
            <text:p>5.931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838.8800163269043" table:style-name="ce4">
            <text:p>839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5221.4401016235352" table:style-name="ce4">
            <text:p>5.221</text:p>
          </table:table-cell>
          <table:table-cell office:value-type="float" office:value="1207.3600234985352" table:style-name="ce4">
            <text:p>1.207</text:p>
          </table:table-cell>
          <table:table-cell office:value-type="float" office:value="1687.5600328445435" table:style-name="ce4">
            <text:p>1.688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586.400089263916" table:style-name="ce4">
            <text:p>4.586</text:p>
          </table:table-cell>
          <table:table-cell office:value-type="float" office:value="1611.1200313568115" table:style-name="ce4">
            <text:p>1.611</text:p>
          </table:table-cell>
          <table:table-cell office:value-type="float" office:value="3067.4000597000122" table:style-name="ce4">
            <text:p>3.067</text:p>
          </table:table-cell>
          <table:table-cell office:value-type="float" office:value="286.16000556945801" table:style-name="ce4">
            <text:p>28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5219.4801015853882" table:style-name="ce4">
            <text:p>5.219</text:p>
          </table:table-cell>
          <table:table-cell office:value-type="float" office:value="1711.0800333023071" table:style-name="ce4">
            <text:p>1.711</text:p>
          </table:table-cell>
          <table:table-cell office:value-type="float" office:value="882.0000171661377" table:style-name="ce4">
            <text:p>882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886.2800951004028" table:style-name="ce4">
            <text:p>4.886</text:p>
          </table:table-cell>
          <table:table-cell office:value-type="float" office:value="2377.4800462722778" table:style-name="ce4">
            <text:p>2.377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894.1200952529907" table:style-name="ce4">
            <text:p>4.894</text:p>
          </table:table-cell>
          <table:table-cell office:value-type="float" office:value="2273.6000442504883" table:style-name="ce4">
            <text:p>2.274</text:p>
          </table:table-cell>
          <table:table-cell office:value-type="float" office:value="2101.1200408935547" table:style-name="ce4">
            <text:p>2.101</text:p>
          </table:table-cell>
          <table:table-cell office:value-type="float" office:value="252.84000492095947" table:style-name="ce4">
            <text:p>253</text:p>
          </table:table-cell>
          <table:table-cell office:value-type="float" office:value="0" table:style-name="ce4">
            <text:p>0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941.1600961685181" table:style-name="ce4">
            <text:p>4.941</text:p>
          </table:table-cell>
          <table:table-cell office:value-type="float" office:value="1738.5200338363647" table:style-name="ce4">
            <text:p>1.739</text:p>
          </table:table-cell>
          <table:table-cell office:value-type="float" office:value="2134.4400415420532" table:style-name="ce4">
            <text:p>2.134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2646.0000514984131" table:style-name="ce4">
            <text:p>2.646</text:p>
          </table:table-cell>
          <table:table-cell office:value-type="float" office:value="2585.2400503158569" table:style-name="ce4">
            <text:p>2.585</text:p>
          </table:table-cell>
          <table:table-cell office:value-type="float" office:value="4439.4000864028931" table:style-name="ce4">
            <text:p>4.439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455.4800672531128" table:style-name="ce4">
            <text:p>3.455</text:p>
          </table:table-cell>
          <table:table-cell office:value-type="float" office:value="1373.9600267410278" table:style-name="ce4">
            <text:p>1.374</text:p>
          </table:table-cell>
          <table:table-cell office:value-type="float" office:value="682.08001327514648" table:style-name="ce4">
            <text:p>682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2908.6400566101074" table:style-name="ce4">
            <text:p>2.909</text:p>
          </table:table-cell>
          <table:table-cell office:value-type="float" office:value="1505.280029296875" table:style-name="ce4">
            <text:p>1.505</text:p>
          </table:table-cell>
          <table:table-cell office:value-type="float" office:value="1954.1200380325317" table:style-name="ce4">
            <text:p>1.954</text:p>
          </table:table-cell>
          <table:table-cell office:value-type="float" office:value="358.680006980896" table:style-name="ce4">
            <text:p>359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235.9600629806519" table:style-name="ce4">
            <text:p>3.236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390.8000659942627" table:style-name="ce4">
            <text:p>3.391</text:p>
          </table:table-cell>
          <table:table-cell office:value-type="float" office:value="1481.7600288391113" table:style-name="ce4">
            <text:p>1.482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2934.1200571060181" table:style-name="ce4">
            <text:p>2.934</text:p>
          </table:table-cell>
          <table:table-cell office:value-type="float" office:value="1542.5200300216675" table:style-name="ce4">
            <text:p>1.543</text:p>
          </table:table-cell>
          <table:table-cell office:value-type="float" office:value="1844.3600358963013" table:style-name="ce4">
            <text:p>1.844</text:p>
          </table:table-cell>
          <table:table-cell office:value-type="float" office:value="529.20001029968262" table:style-name="ce4">
            <text:p>529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083.080060005188" table:style-name="ce4">
            <text:p>3.083</text:p>
          </table:table-cell>
          <table:table-cell office:value-type="float" office:value="1275.9600248336792" table:style-name="ce4">
            <text:p>1.276</text:p>
          </table:table-cell>
          <table:table-cell office:value-type="float" office:value="1760.0800342559814" table:style-name="ce4">
            <text:p>1.760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2549.9600496292114" table:style-name="ce4">
            <text:p>2.550</text:p>
          </table:table-cell>
          <table:table-cell office:value-type="float" office:value="1622.8800315856934" table:style-name="ce4">
            <text:p>1.623</text:p>
          </table:table-cell>
          <table:table-cell office:value-type="float" office:value="2312.8000450134277" table:style-name="ce4">
            <text:p>2.313</text:p>
          </table:table-cell>
          <table:table-cell office:value-type="float" office:value="115.64000225067139" table:style-name="ce4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54.4800205230713" table:style-name="ce4">
            <text:p>1.054</text:p>
          </table:table-cell>
          <table:table-cell office:value-type="float" office:value="327.32000637054443" table:style-name="ce4">
            <text:p>327</text:p>
          </table:table-cell>
          <table:table-cell office:value-type="float" office:value="392.00000762939453" table:style-name="ce4">
            <text:p>392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829.08001613616943" table:style-name="ce4">
            <text:p>829</text:p>
          </table:table-cell>
          <table:table-cell office:value-type="float" office:value="411.60000801086426" table:style-name="ce4">
            <text:p>412</text:p>
          </table:table-cell>
          <table:table-cell office:value-type="float" office:value="844.76001644134521" table:style-name="ce4">
            <text:p>845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1042.7200202941895" table:style-name="ce4">
            <text:p>1.043</text:p>
          </table:table-cell>
          <table:table-cell office:value-type="float" office:value="254.80000495910645" table:style-name="ce4">
            <text:p>255</text:p>
          </table:table-cell>
          <table:table-cell office:value-type="float" office:value="388.08000755310059" table:style-name="ce4">
            <text:p>388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1048.6000204086304" table:style-name="ce4">
            <text:p>1.049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376.32000732421875" table:style-name="ce4">
            <text:p>376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966.28001880645752" table:style-name="ce4">
            <text:p>966</text:p>
          </table:table-cell>
          <table:table-cell office:value-type="float" office:value="366.52000713348389" table:style-name="ce4">
            <text:p>367</text:p>
          </table:table-cell>
          <table:table-cell office:value-type="float" office:value="633.08001232147217" table:style-name="ce4">
            <text:p>63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989.80001926422119" table:style-name="ce4">
            <text:p>990</text:p>
          </table:table-cell>
          <table:table-cell office:value-type="float" office:value="372.4000072479248" table:style-name="ce4">
            <text:p>372</text:p>
          </table:table-cell>
          <table:table-cell office:value-type="float" office:value="564.48001098632813" table:style-name="ce4">
            <text:p>564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723.24001407623291" table:style-name="ce4">
            <text:p>723</text:p>
          </table:table-cell>
          <table:table-cell office:value-type="float" office:value="511.56000995635986" table:style-name="ce4">
            <text:p>512</text:p>
          </table:table-cell>
          <table:table-cell office:value-type="float" office:value="836.92001628875732" table:style-name="ce4">
            <text:p>837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91.76001930236816" table:style-name="ce4">
            <text:p>992</text:p>
          </table:table-cell>
          <table:table-cell office:value-type="float" office:value="290.08000564575195" table:style-name="ce4">
            <text:p>290</text:p>
          </table:table-cell>
          <table:table-cell office:value-type="float" office:value="254.80000495910645" table:style-name="ce4">
            <text:p>255</text:p>
          </table:table-cell>
          <table:table-cell office:value-type="float" office:value="111.72000217437744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1025.0800199508667" table:style-name="ce4">
            <text:p>1.025</text:p>
          </table:table-cell>
          <table:table-cell office:value-type="float" office:value="272.4400053024292" table:style-name="ce4">
            <text:p>272</text:p>
          </table:table-cell>
          <table:table-cell office:value-type="float" office:value="362.60000705718994" table:style-name="ce4">
            <text:p>363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985.88001918792725" table:style-name="ce4">
            <text:p>986</text:p>
          </table:table-cell>
          <table:table-cell office:value-type="float" office:value="278.32000541687012" table:style-name="ce4">
            <text:p>278</text:p>
          </table:table-cell>
          <table:table-cell office:value-type="float" office:value="99.960001945495605" table:style-name="ce4">
            <text:p>10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842.80001640319824" table:style-name="ce4">
            <text:p>843</text:p>
          </table:table-cell>
          <table:table-cell office:value-type="float" office:value="672.28001308441162" table:style-name="ce4">
            <text:p>672</text:p>
          </table:table-cell>
          <table:table-cell office:value-type="float" office:value="360.64000701904297" table:style-name="ce4">
            <text:p>361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1011.3600196838379" table:style-name="ce4">
            <text:p>1.011</text:p>
          </table:table-cell>
          <table:table-cell office:value-type="float" office:value="435.12000846862793" table:style-name="ce4">
            <text:p>435</text:p>
          </table:table-cell>
          <table:table-cell office:value-type="float" office:value="382.20000743865967" table:style-name="ce4">
            <text:p>382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980.00001907348633" table:style-name="ce4">
            <text:p>980</text:p>
          </table:table-cell>
          <table:table-cell office:value-type="float" office:value="282.24000549316406" table:style-name="ce4">
            <text:p>282</text:p>
          </table:table-cell>
          <table:table-cell office:value-type="float" office:value="366.52000713348389" table:style-name="ce4">
            <text:p>3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715.40001392364502" table:style-name="ce4">
            <text:p>715</text:p>
          </table:table-cell>
          <table:table-cell office:value-type="float" office:value="656.60001277923584" table:style-name="ce4">
            <text:p>657</text:p>
          </table:table-cell>
          <table:table-cell office:value-type="float" office:value="705.60001373291016" table:style-name="ce4">
            <text:p>706</text:p>
          </table:table-cell>
          <table:table-cell office:value-type="float" office:value="115.64000225067139" table:style-name="ce4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329.6400842666626" table:style-name="ce4">
            <text:p>4.330</text:p>
          </table:table-cell>
          <table:table-cell office:value-type="float" office:value="1620.9200315475464" table:style-name="ce4">
            <text:p>1.621</text:p>
          </table:table-cell>
          <table:table-cell office:value-type="float" office:value="1444.5200281143188" table:style-name="ce4">
            <text:p>1.4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145.4000806808472" table:style-name="ce4">
            <text:p>4.145</text:p>
          </table:table-cell>
          <table:table-cell office:value-type="float" office:value="1887.4800367355347" table:style-name="ce4">
            <text:p>1.887</text:p>
          </table:table-cell>
          <table:table-cell office:value-type="float" office:value="2016.8400392532349" table:style-name="ce4">
            <text:p>2.017</text:p>
          </table:table-cell>
          <table:table-cell office:value-type="float" office:value="1526.8400297164917" table:style-name="ce4">
            <text:p>1.527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237.5200824737549" table:style-name="ce4">
            <text:p>4.238</text:p>
          </table:table-cell>
          <table:table-cell office:value-type="float" office:value="736.96001434326172" table:style-name="ce4">
            <text:p>737</text:p>
          </table:table-cell>
          <table:table-cell office:value-type="float" office:value="1479.8000288009644" table:style-name="ce4">
            <text:p>1.480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298.280083656311" table:style-name="ce4">
            <text:p>4.298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1511.1600294113159" table:style-name="ce4">
            <text:p>1.511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110.1200799942017" table:style-name="ce4">
            <text:p>4.110</text:p>
          </table:table-cell>
          <table:table-cell office:value-type="float" office:value="1148.560022354126" table:style-name="ce4">
            <text:p>1.149</text:p>
          </table:table-cell>
          <table:table-cell office:value-type="float" office:value="2734.2000532150269" table:style-name="ce4">
            <text:p>2.734</text:p>
          </table:table-cell>
          <table:table-cell office:value-type="float" office:value="1309.2800254821777" table:style-name="ce4">
            <text:p>1.309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3829.8400745391846" table:style-name="ce4">
            <text:p>3.830</text:p>
          </table:table-cell>
          <table:table-cell office:value-type="float" office:value="1783.6000347137451" table:style-name="ce4">
            <text:p>1.784</text:p>
          </table:table-cell>
          <table:table-cell office:value-type="float" office:value="2328.4800453186035" table:style-name="ce4">
            <text:p>2.328</text:p>
          </table:table-cell>
          <table:table-cell office:value-type="float" office:value="1517.0400295257568" table:style-name="ce4">
            <text:p>1.517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2940.000057220459" table:style-name="ce4">
            <text:p>2.940</text:p>
          </table:table-cell>
          <table:table-cell office:value-type="float" office:value="1377.8800268173218" table:style-name="ce4">
            <text:p>1.378</text:p>
          </table:table-cell>
          <table:table-cell office:value-type="float" office:value="3869.040075302124" table:style-name="ce4">
            <text:p>3.869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5466.4401063919067" table:style-name="ce4">
            <text:p>5.466</text:p>
          </table:table-cell>
          <table:table-cell office:value-type="float" office:value="2097.2000408172607" table:style-name="ce4">
            <text:p>2.097</text:p>
          </table:table-cell>
          <table:table-cell office:value-type="float" office:value="2136.4000415802002" table:style-name="ce4">
            <text:p>2.136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4756.9200925827026" table:style-name="ce4">
            <text:p>4.757</text:p>
          </table:table-cell>
          <table:table-cell office:value-type="float" office:value="3386.8800659179688" table:style-name="ce4">
            <text:p>3.387</text:p>
          </table:table-cell>
          <table:table-cell office:value-type="float" office:value="3186.9600620269775" table:style-name="ce4">
            <text:p>3.187</text:p>
          </table:table-cell>
          <table:table-cell office:value-type="float" office:value="305.76000595092773" table:style-name="ce4">
            <text:p>306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5682.0401105880737" table:style-name="ce4">
            <text:p>5.682</text:p>
          </table:table-cell>
          <table:table-cell office:value-type="float" office:value="2177.5600423812866" table:style-name="ce4">
            <text:p>2.178</text:p>
          </table:table-cell>
          <table:table-cell office:value-type="float" office:value="856.52001667022705" table:style-name="ce4">
            <text:p>857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5464.4801063537598" table:style-name="ce4">
            <text:p>5.464</text:p>
          </table:table-cell>
          <table:table-cell office:value-type="float" office:value="2459.8000478744507" table:style-name="ce4">
            <text:p>2.460</text:p>
          </table:table-cell>
          <table:table-cell office:value-type="float" office:value="1281.8400249481201" table:style-name="ce4">
            <text:p>1.282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5705.5601110458374" table:style-name="ce4">
            <text:p>5.706</text:p>
          </table:table-cell>
          <table:table-cell office:value-type="float" office:value="2659.7200517654419" table:style-name="ce4">
            <text:p>2.660</text:p>
          </table:table-cell>
          <table:table-cell office:value-type="float" office:value="2291.240044593811" table:style-name="ce4">
            <text:p>2.291</text:p>
          </table:table-cell>
          <table:table-cell office:value-type="float" office:value="435.12000846862793" table:style-name="ce4">
            <text:p>435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5495.8401069641113" table:style-name="ce4">
            <text:p>5.496</text:p>
          </table:table-cell>
          <table:table-cell office:value-type="float" office:value="2575.4400501251221" table:style-name="ce4">
            <text:p>2.575</text:p>
          </table:table-cell>
          <table:table-cell office:value-type="float" office:value="2124.6400413513184" table:style-name="ce4">
            <text:p>2.125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2332.4000453948975" table:style-name="ce4">
            <text:p>2.332</text:p>
          </table:table-cell>
          <table:table-cell office:value-type="float" office:value="2885.1200561523438" table:style-name="ce4">
            <text:p>2.885</text:p>
          </table:table-cell>
          <table:table-cell office:value-type="float" office:value="5548.7601079940796" table:style-name="ce4">
            <text:p>5.549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2252.0400438308716" table:style-name="ce4">
            <text:p>2.252</text:p>
          </table:table-cell>
          <table:table-cell office:value-type="float" office:value="721.28001403808594" table:style-name="ce4">
            <text:p>721</text:p>
          </table:table-cell>
          <table:table-cell office:value-type="float" office:value="627.20001220703125" table:style-name="ce4">
            <text:p>627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87.5600328445435" table:style-name="ce4">
            <text:p>1.688</text:p>
          </table:table-cell>
          <table:table-cell office:value-type="float" office:value="1044.6800203323364" table:style-name="ce4">
            <text:p>1.045</text:p>
          </table:table-cell>
          <table:table-cell office:value-type="float" office:value="1834.5600357055664" table:style-name="ce4">
            <text:p>1.835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10.8800430297852" table:style-name="ce4">
            <text:p>2.211</text:p>
          </table:table-cell>
          <table:table-cell office:value-type="float" office:value="468.44000911712646" table:style-name="ce4">
            <text:p>468</text:p>
          </table:table-cell>
          <table:table-cell office:value-type="float" office:value="648.76001262664795" table:style-name="ce4">
            <text:p>649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85.5600347518921" table:style-name="ce4">
            <text:p>1.786</text:p>
          </table:table-cell>
          <table:table-cell office:value-type="float" office:value="744.80001449584961" table:style-name="ce4">
            <text:p>745</text:p>
          </table:table-cell>
          <table:table-cell office:value-type="float" office:value="1656.2000322341919" table:style-name="ce4">
            <text:p>1.656</text:p>
          </table:table-cell>
          <table:table-cell office:value-type="float" office:value="0" table:style-name="ce4">
            <text:p>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977.6400384902954" table:style-name="ce4">
            <text:p>1.978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1556.2400302886963" table:style-name="ce4">
            <text:p>1.556</text:p>
          </table:table-cell>
          <table:table-cell office:value-type="float" office:value="245.00000476837158" table:style-name="ce4">
            <text:p>2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65.7600440979004" table:style-name="ce4">
            <text:p>2.266</text:p>
          </table:table-cell>
          <table:table-cell office:value-type="float" office:value="460.60000896453857" table:style-name="ce4">
            <text:p>461</text:p>
          </table:table-cell>
          <table:table-cell office:value-type="float" office:value="588.0000114440918" table:style-name="ce4">
            <text:p>588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0.440016746521" table:style-name="ce4">
            <text:p>860</text:p>
          </table:table-cell>
          <table:table-cell office:value-type="float" office:value="1105.4400215148926" table:style-name="ce4">
            <text:p>1.105</text:p>
          </table:table-cell>
          <table:table-cell office:value-type="float" office:value="2187.3600425720215" table:style-name="ce4">
            <text:p>2.187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013.2801170349121" table:style-name="ce4">
            <text:p>6.013</text:p>
          </table:table-cell>
          <table:table-cell office:value-type="float" office:value="2391.2000465393066" table:style-name="ce4">
            <text:p>2.391</text:p>
          </table:table-cell>
          <table:table-cell office:value-type="float" office:value="964.32001876831055" table:style-name="ce4">
            <text:p>964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358.6401042938232" table:style-name="ce4">
            <text:p>5.359</text:p>
          </table:table-cell>
          <table:table-cell office:value-type="float" office:value="2003.1200389862061" table:style-name="ce4">
            <text:p>2.003</text:p>
          </table:table-cell>
          <table:table-cell office:value-type="float" office:value="3100.7200603485107" table:style-name="ce4">
            <text:p>3.101</text:p>
          </table:table-cell>
          <table:table-cell office:value-type="float" office:value="1560.1600303649902" table:style-name="ce4">
            <text:p>1.56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6170.0801200866699" table:style-name="ce4">
            <text:p>6.170</text:p>
          </table:table-cell>
          <table:table-cell office:value-type="float" office:value="1707.1600332260132" table:style-name="ce4">
            <text:p>1.707</text:p>
          </table:table-cell>
          <table:table-cell office:value-type="float" office:value="736.96001434326172" table:style-name="ce4">
            <text:p>737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697.7201108932495" table:style-name="ce4">
            <text:p>5.698</text:p>
          </table:table-cell>
          <table:table-cell office:value-type="float" office:value="2489.2000484466553" table:style-name="ce4">
            <text:p>2.489</text:p>
          </table:table-cell>
          <table:table-cell office:value-type="float" office:value="1513.1200294494629" table:style-name="ce4">
            <text:p>1.513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701.6401109695435" table:style-name="ce4">
            <text:p>5.702</text:p>
          </table:table-cell>
          <table:table-cell office:value-type="float" office:value="1893.3600368499756" table:style-name="ce4">
            <text:p>1.893</text:p>
          </table:table-cell>
          <table:table-cell office:value-type="float" office:value="2579.360050201416" table:style-name="ce4">
            <text:p>2.579</text:p>
          </table:table-cell>
          <table:table-cell office:value-type="float" office:value="1319.0800256729126" table:style-name="ce4">
            <text:p>1.319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787.8801126480103" table:style-name="ce4">
            <text:p>5.788</text:p>
          </table:table-cell>
          <table:table-cell office:value-type="float" office:value="2424.5200471878052" table:style-name="ce4">
            <text:p>2.425</text:p>
          </table:table-cell>
          <table:table-cell office:value-type="float" office:value="1385.7200269699097" table:style-name="ce4">
            <text:p>1.386</text:p>
          </table:table-cell>
          <table:table-cell office:value-type="float" office:value="1520.9600296020508" table:style-name="ce4">
            <text:p>1.521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3228.120062828064" table:style-name="ce4">
            <text:p>3.228</text:p>
          </table:table-cell>
          <table:table-cell office:value-type="float" office:value="2924.3200569152832" table:style-name="ce4">
            <text:p>2.924</text:p>
          </table:table-cell>
          <table:table-cell office:value-type="float" office:value="5152.8401002883911" table:style-name="ce4">
            <text:p>5.153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3.76001739501953" table:style-name="ce4">
            <text:p>894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386.8800659179688" table:style-name="ce4">
            <text:p>3.387</text:p>
          </table:table-cell>
          <table:table-cell office:value-type="float" office:value="1450.4000282287598" table:style-name="ce4">
            <text:p>1.450</text:p>
          </table:table-cell>
          <table:table-cell office:value-type="float" office:value="1715.0000333786011" table:style-name="ce4">
            <text:p>1.715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520.5600490570068" table:style-name="ce4">
            <text:p>2.521</text:p>
          </table:table-cell>
          <table:table-cell office:value-type="float" office:value="1289.680025100708" table:style-name="ce4">
            <text:p>1.290</text:p>
          </table:table-cell>
          <table:table-cell office:value-type="float" office:value="3020.3600587844849" table:style-name="ce4">
            <text:p>3.020</text:p>
          </table:table-cell>
          <table:table-cell office:value-type="float" office:value="252.84000492095947" table:style-name="ce4">
            <text:p>253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3439.800066947937" table:style-name="ce4">
            <text:p>3.44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1707.1600332260132" table:style-name="ce4">
            <text:p>1.707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3504.4800682067871" table:style-name="ce4">
            <text:p>3.504</text:p>
          </table:table-cell>
          <table:table-cell office:value-type="float" office:value="976.08001899719238" table:style-name="ce4">
            <text:p>976</text:p>
          </table:table-cell>
          <table:table-cell office:value-type="float" office:value="1713.0400333404541" table:style-name="ce4">
            <text:p>1.713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612.6800508499146" table:style-name="ce4">
            <text:p>2.613</text:p>
          </table:table-cell>
          <table:table-cell office:value-type="float" office:value="1438.6400279998779" table:style-name="ce4">
            <text:p>1.439</text:p>
          </table:table-cell>
          <table:table-cell office:value-type="float" office:value="2771.4400539398193" table:style-name="ce4">
            <text:p>2.771</text:p>
          </table:table-cell>
          <table:table-cell office:value-type="float" office:value="386.12000751495361" table:style-name="ce4">
            <text:p>386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922.3600568771362" table:style-name="ce4">
            <text:p>2.922</text:p>
          </table:table-cell>
          <table:table-cell office:value-type="float" office:value="1775.7600345611572" table:style-name="ce4">
            <text:p>1.776</text:p>
          </table:table-cell>
          <table:table-cell office:value-type="float" office:value="2156.0000419616699" table:style-name="ce4">
            <text:p>2.156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1711.0800333023071" table:style-name="ce4">
            <text:p>1.711</text:p>
          </table:table-cell>
          <table:table-cell office:value-type="float" office:value="1454.3200283050537" table:style-name="ce4">
            <text:p>1.454</text:p>
          </table:table-cell>
          <table:table-cell office:value-type="float" office:value="3388.8400659561157" table:style-name="ce4">
            <text:p>3.389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125.44000244140625" table:style-name="ce4">
            <text:p>125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387.6401243209839" table:style-name="ce4">
            <text:p>6.388</text:p>
          </table:table-cell>
          <table:table-cell office:value-type="float" office:value="2759.6800537109375" table:style-name="ce4">
            <text:p>2.760</text:p>
          </table:table-cell>
          <table:table-cell office:value-type="float" office:value="1956.0800380706787" table:style-name="ce4">
            <text:p>1.956</text:p>
          </table:table-cell>
          <table:table-cell office:value-type="float" office:value="113.68000221252441" table:style-name="ce4">
            <text:p>11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5670.2801103591919" table:style-name="ce4">
            <text:p>5.670</text:p>
          </table:table-cell>
          <table:table-cell office:value-type="float" office:value="2312.8000450134277" table:style-name="ce4">
            <text:p>2.313</text:p>
          </table:table-cell>
          <table:table-cell office:value-type="float" office:value="4196.3600816726685" table:style-name="ce4">
            <text:p>4.196</text:p>
          </table:table-cell>
          <table:table-cell office:value-type="float" office:value="1579.76003074646" table:style-name="ce4">
            <text:p>1.58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460.1601257324219" table:style-name="ce4">
            <text:p>6.460</text:p>
          </table:table-cell>
          <table:table-cell office:value-type="float" office:value="1895.3200368881226" table:style-name="ce4">
            <text:p>1.895</text:p>
          </table:table-cell>
          <table:table-cell office:value-type="float" office:value="1852.2000360488892" table:style-name="ce4">
            <text:p>1.852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113.2401189804077" table:style-name="ce4">
            <text:p>6.113</text:p>
          </table:table-cell>
          <table:table-cell office:value-type="float" office:value="2659.7200517654419" table:style-name="ce4">
            <text:p>2.660</text:p>
          </table:table-cell>
          <table:table-cell office:value-type="float" office:value="2254.0000438690186" table:style-name="ce4">
            <text:p>2.254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003.4801168441772" table:style-name="ce4">
            <text:p>6.003</text:p>
          </table:table-cell>
          <table:table-cell office:value-type="float" office:value="2310.8400449752808" table:style-name="ce4">
            <text:p>2.311</text:p>
          </table:table-cell>
          <table:table-cell office:value-type="float" office:value="3682.8400716781616" table:style-name="ce4">
            <text:p>3.683</text:p>
          </table:table-cell>
          <table:table-cell office:value-type="float" office:value="1373.9600267410278" table:style-name="ce4">
            <text:p>1.374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015.2401170730591" table:style-name="ce4">
            <text:p>6.015</text:p>
          </table:table-cell>
          <table:table-cell office:value-type="float" office:value="2926.2800569534302" table:style-name="ce4">
            <text:p>2.926</text:p>
          </table:table-cell>
          <table:table-cell office:value-type="float" office:value="2534.2800493240356" table:style-name="ce4">
            <text:p>2.534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3571.1200695037842" table:style-name="ce4">
            <text:p>3.571</text:p>
          </table:table-cell>
          <table:table-cell office:value-type="float" office:value="3196.7600622177124" table:style-name="ce4">
            <text:p>3.197</text:p>
          </table:table-cell>
          <table:table-cell office:value-type="float" office:value="5832.9601135253906" table:style-name="ce4">
            <text:p>5.833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901.60001754760742" table:style-name="ce4">
            <text:p>902</text:p>
          </table:table-cell>
          <table:table-cell table:number-columns-repeated="16340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205.7601013183594" table:style-name="ce4">
            <text:p>5.206</text:p>
          </table:table-cell>
          <table:table-cell office:value-type="float" office:value="476.28000926971436" table:style-name="ce4">
            <text:p>476</text:p>
          </table:table-cell>
          <table:table-cell office:value-type="float" office:value="1928.6400375366211" table:style-name="ce4">
            <text:p>1.929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4361.0000848770142" table:style-name="ce4">
            <text:p>4.361</text:p>
          </table:table-cell>
          <table:table-cell office:value-type="float" office:value="3381.0000658035278" table:style-name="ce4">
            <text:p>3.381</text:p>
          </table:table-cell>
          <table:table-cell office:value-type="float" office:value="1201.4800233840942" table:style-name="ce4">
            <text:p>1.201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5341.0001039505005" table:style-name="ce4">
            <text:p>5.341</text:p>
          </table:table-cell>
          <table:table-cell office:value-type="float" office:value="1473.9200286865234" table:style-name="ce4">
            <text:p>1.474</text:p>
          </table:table-cell>
          <table:table-cell office:value-type="float" office:value="276.36000537872314" table:style-name="ce4">
            <text:p>276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5319.4401035308838" table:style-name="ce4">
            <text:p>5.319</text:p>
          </table:table-cell>
          <table:table-cell office:value-type="float" office:value="844.76001644134521" table:style-name="ce4">
            <text:p>845</text:p>
          </table:table-cell>
          <table:table-cell office:value-type="float" office:value="1446.4800281524658" table:style-name="ce4">
            <text:p>1.446</text:p>
          </table:table-cell>
          <table:table-cell office:value-type="float" office:value="0" table:style-name="ce4">
            <text:p>0</text:p>
          </table:table-cell>
          <table:table-cell office:value-type="float" office:value="591.92001152038574" table:style-name="ce4">
            <text:p>592</text:p>
          </table:table-cell>
          <table:table-cell office:value-type="float" office:value="0" table:style-name="ce4">
            <text:p>0</text:p>
          </table:table-cell>
          <table:table-cell office:value-type="float" office:value="4986.2400970458984" table:style-name="ce4">
            <text:p>4.986</text:p>
          </table:table-cell>
          <table:table-cell office:value-type="float" office:value="2009.000039100647" table:style-name="ce4">
            <text:p>2.009</text:p>
          </table:table-cell>
          <table:table-cell office:value-type="float" office:value="1762.0400342941284" table:style-name="ce4">
            <text:p>1.762</text:p>
          </table:table-cell>
          <table:table-cell office:value-type="float" office:value="331.24000644683838" table:style-name="ce4">
            <text:p>331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4974.4800968170166" table:style-name="ce4">
            <text:p>4.974</text:p>
          </table:table-cell>
          <table:table-cell office:value-type="float" office:value="1407.2800273895264" table:style-name="ce4">
            <text:p>1.407</text:p>
          </table:table-cell>
          <table:table-cell office:value-type="float" office:value="2179.5200424194336" table:style-name="ce4">
            <text:p>2.180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2024.6800394058228" table:style-name="ce4">
            <text:p>2.025</text:p>
          </table:table-cell>
          <table:table-cell office:value-type="float" office:value="1544.4800300598145" table:style-name="ce4">
            <text:p>1.544</text:p>
          </table:table-cell>
          <table:table-cell office:value-type="float" office:value="5062.6800985336304" table:style-name="ce4">
            <text:p>5.063</text:p>
          </table:table-cell>
          <table:table-cell office:value-type="float" office:value="0" table:style-name="ce4">
            <text:p>0</text:p>
          </table:table-cell>
          <table:table-cell office:value-type="float" office:value="589.96001148223877" table:style-name="ce4">
            <text:p>59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PROPORÇÃO PARA O INDICADOR C3 – COORDENADORES PEDAGÓGICO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7">
            <text:p>Total de coordenadores pedagógicos</text:p>
          </table:table-cell>
          <table:covered-table-cell table:number-columns-repeated="27"/>
          <table:table-cell table:number-columns-repeated="16356"/>
        </table:table-row>
        <table:table-row table:style-name="ro9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62.0801277160645" table:style-name="ce4">
            <text:p>6.562</text:p>
          </table:table-cell>
          <table:table-cell office:value-type="float" office:value="5001.9200973510742" table:style-name="ce4">
            <text:p>5.002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991.3201360702515" table:style-name="ce4">
            <text:p>6.991</text:p>
          </table:table-cell>
          <table:table-cell office:value-type="float" office:value="4398.2400856018066" table:style-name="ce4">
            <text:p>4.398</text:p>
          </table:table-cell>
          <table:table-cell office:value-type="float" office:value="466.48000907897949" table:style-name="ce4">
            <text:p>466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7385.280143737793" table:style-name="ce4">
            <text:p>7.385</text:p>
          </table:table-cell>
          <table:table-cell office:value-type="float" office:value="4553.0800886154175" table:style-name="ce4">
            <text:p>4.553</text:p>
          </table:table-cell>
          <table:table-cell office:value-type="float" office:value="309.68000602722168" table:style-name="ce4">
            <text:p>310</text:p>
          </table:table-cell>
          <table:table-cell office:value-type="float" office:value="368.48000717163086" table:style-name="ce4">
            <text:p>368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887.4401340484619" table:style-name="ce4">
            <text:p>6.887</text:p>
          </table:table-cell>
          <table:table-cell office:value-type="float" office:value="5199.8801012039185" table:style-name="ce4">
            <text:p>5.200</text:p>
          </table:table-cell>
          <table:table-cell office:value-type="float" office:value="382.20000743865967" table:style-name="ce4">
            <text:p>382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724.7601308822632" table:style-name="ce4">
            <text:p>6.725</text:p>
          </table:table-cell>
          <table:table-cell office:value-type="float" office:value="5625.2001094818115" table:style-name="ce4">
            <text:p>5.625</text:p>
          </table:table-cell>
          <table:table-cell office:value-type="float" office:value="343.00000667572021" table:style-name="ce4">
            <text:p>34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1.60001754760742" table:style-name="ce4">
            <text:p>902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191.6401205062866" table:style-name="ce4">
            <text:p>6.192</text:p>
          </table:table-cell>
          <table:table-cell office:value-type="float" office:value="4911.7600955963135" table:style-name="ce4">
            <text:p>4.912</text:p>
          </table:table-cell>
          <table:table-cell office:value-type="float" office:value="213.64000415802002" table:style-name="ce4">
            <text:p>21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664.000129699707" table:style-name="ce4">
            <text:p>6.664</text:p>
          </table:table-cell>
          <table:table-cell office:value-type="float" office:value="4116.0000801086426" table:style-name="ce4">
            <text:p>4.116</text:p>
          </table:table-cell>
          <table:table-cell office:value-type="float" office:value="466.48000907897949" table:style-name="ce4">
            <text:p>466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983.4801359176636" table:style-name="ce4">
            <text:p>6.983</text:p>
          </table:table-cell>
          <table:table-cell office:value-type="float" office:value="4339.4400844573975" table:style-name="ce4">
            <text:p>4.339</text:p>
          </table:table-cell>
          <table:table-cell office:value-type="float" office:value="309.68000602722168" table:style-name="ce4">
            <text:p>310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446.4401254653931" table:style-name="ce4">
            <text:p>6.446</text:p>
          </table:table-cell>
          <table:table-cell office:value-type="float" office:value="5025.4400978088379" table:style-name="ce4">
            <text:p>5.025</text:p>
          </table:table-cell>
          <table:table-cell office:value-type="float" office:value="382.20000743865967" table:style-name="ce4">
            <text:p>382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899.64001750946045" table:style-name="ce4">
            <text:p>900</text:p>
          </table:table-cell>
          <table:table-cell office:value-type="float" office:value="6262.2001218795776" table:style-name="ce4">
            <text:p>6.262</text:p>
          </table:table-cell>
          <table:table-cell office:value-type="float" office:value="5435.0801057815552" table:style-name="ce4">
            <text:p>5.435</text:p>
          </table:table-cell>
          <table:table-cell office:value-type="float" office:value="343.00000667572021" table:style-name="ce4">
            <text:p>34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9.64001750946045" table:style-name="ce4">
            <text:p>90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533.8800687789917" table:style-name="ce4">
            <text:p>3.534</text:p>
          </table:table-cell>
          <table:table-cell office:value-type="float" office:value="1056.4400205612183" table:style-name="ce4">
            <text:p>1.0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277.1200637817383" table:style-name="ce4">
            <text:p>3.277</text:p>
          </table:table-cell>
          <table:table-cell office:value-type="float" office:value="1709.1200332641602" table:style-name="ce4">
            <text:p>1.7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234.0000629425049" table:style-name="ce4">
            <text:p>3.234</text:p>
          </table:table-cell>
          <table:table-cell office:value-type="float" office:value="1779.6800346374512" table:style-name="ce4">
            <text:p>1.780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123.48000240325928" table:style-name="ce4">
            <text:p>123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157.5600614547729" table:style-name="ce4">
            <text:p>3.158</text:p>
          </table:table-cell>
          <table:table-cell office:value-type="float" office:value="1922.7600374221802" table:style-name="ce4">
            <text:p>1.923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office:value-type="float" office:value="3085.040060043335" table:style-name="ce4">
            <text:p>3.085</text:p>
          </table:table-cell>
          <table:table-cell office:value-type="float" office:value="2032.5200395584106" table:style-name="ce4">
            <text:p>2.033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74.480001449584961" table:style-name="ce4">
            <text:p>74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4486.4400873184204" table:style-name="ce4">
            <text:p>4.486</text:p>
          </table:table-cell>
          <table:table-cell office:value-type="float" office:value="3753.4000730514526" table:style-name="ce4">
            <text:p>3.753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260.6401023864746" table:style-name="ce4">
            <text:p>5.261</text:p>
          </table:table-cell>
          <table:table-cell office:value-type="float" office:value="2587.2000503540039" table:style-name="ce4">
            <text:p>2.587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5517.400107383728" table:style-name="ce4">
            <text:p>5.517</text:p>
          </table:table-cell>
          <table:table-cell office:value-type="float" office:value="2171.6800422668457" table:style-name="ce4">
            <text:p>2.172</text:p>
          </table:table-cell>
          <table:table-cell office:value-type="float" office:value="178.36000347137451" table:style-name="ce4">
            <text:p>178</text:p>
          </table:table-cell>
          <table:table-cell office:value-type="float" office:value="123.48000240325928" table:style-name="ce4">
            <text:p>123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4980.3600969314575" table:style-name="ce4">
            <text:p>4.980</text:p>
          </table:table-cell>
          <table:table-cell office:value-type="float" office:value="3232.0400629043579" table:style-name="ce4">
            <text:p>3.232</text:p>
          </table:table-cell>
          <table:table-cell office:value-type="float" office:value="286.16000556945801" table:style-name="ce4">
            <text:p>286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4429.6000862121582" table:style-name="ce4">
            <text:p>4.430</text:p>
          </table:table-cell>
          <table:table-cell office:value-type="float" office:value="3949.4000768661499" table:style-name="ce4">
            <text:p>3.949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0" table:style-name="ce4">
            <text:p>0</text:p>
          </table:table-cell>
          <table:table-cell office:value-type="float" office:value="840.84001636505127" table:style-name="ce4">
            <text:p>841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5190.0801010131836" table:style-name="ce4">
            <text:p>5.190</text:p>
          </table:table-cell>
          <table:table-cell office:value-type="float" office:value="2561.7200498580933" table:style-name="ce4">
            <text:p>2.562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843.1600942611694" table:style-name="ce4">
            <text:p>4.843</text:p>
          </table:table-cell>
          <table:table-cell office:value-type="float" office:value="3171.2800617218018" table:style-name="ce4">
            <text:p>3.171</text:p>
          </table:table-cell>
          <table:table-cell office:value-type="float" office:value="176.40000343322754" table:style-name="ce4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860.8000946044922" table:style-name="ce4">
            <text:p>4.861</text:p>
          </table:table-cell>
          <table:table-cell office:value-type="float" office:value="3298.680064201355" table:style-name="ce4">
            <text:p>3.299</text:p>
          </table:table-cell>
          <table:table-cell office:value-type="float" office:value="180.32000350952148" table:style-name="ce4">
            <text:p>180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437.4400863647461" table:style-name="ce4">
            <text:p>4.437</text:p>
          </table:table-cell>
          <table:table-cell office:value-type="float" office:value="3849.4400749206543" table:style-name="ce4">
            <text:p>3.849</text:p>
          </table:table-cell>
          <table:table-cell office:value-type="float" office:value="115.64000225067139" table:style-name="ce4">
            <text:p>11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4623.6400899887085" table:style-name="ce4">
            <text:p>4.624</text:p>
          </table:table-cell>
          <table:table-cell office:value-type="float" office:value="3706.3600721359253" table:style-name="ce4">
            <text:p>3.706</text:p>
          </table:table-cell>
          <table:table-cell office:value-type="float" office:value="84.280001640319824" table:style-name="ce4">
            <text:p>8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70.48000526428223" table:style-name="ce4">
            <text:p>27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4110.1200799942017" table:style-name="ce4">
            <text:p>4.110</text:p>
          </table:table-cell>
          <table:table-cell office:value-type="float" office:value="2283.4000444412231" table:style-name="ce4">
            <text:p>2.283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4055.2400789260864" table:style-name="ce4">
            <text:p>4.055</text:p>
          </table:table-cell>
          <table:table-cell office:value-type="float" office:value="2050.1600399017334" table:style-name="ce4">
            <text:p>2.050</text:p>
          </table:table-cell>
          <table:table-cell office:value-type="float" office:value="358.680006980896" table:style-name="ce4">
            <text:p>359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820.0400743484497" table:style-name="ce4">
            <text:p>3.820</text:p>
          </table:table-cell>
          <table:table-cell office:value-type="float" office:value="2879.2400560379028" table:style-name="ce4">
            <text:p>2.879</text:p>
          </table:table-cell>
          <table:table-cell office:value-type="float" office:value="178.36000347137451" table:style-name="ce4">
            <text:p>178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702.4400720596313" table:style-name="ce4">
            <text:p>3.702</text:p>
          </table:table-cell>
          <table:table-cell office:value-type="float" office:value="2902.7600564956665" table:style-name="ce4">
            <text:p>2.903</text:p>
          </table:table-cell>
          <table:table-cell office:value-type="float" office:value="227.36000442504883" table:style-name="ce4">
            <text:p>227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3724.000072479248" table:style-name="ce4">
            <text:p>3.724</text:p>
          </table:table-cell>
          <table:table-cell office:value-type="float" office:value="2736.1600532531738" table:style-name="ce4">
            <text:p>2.736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0" table:style-name="ce4">
            <text:p>0</text:p>
          </table:table-cell>
          <table:table-cell office:value-type="float" office:value="190.12000370025635" table:style-name="ce4">
            <text:p>19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590.7200698852539" table:style-name="ce4">
            <text:p>3.591</text:p>
          </table:table-cell>
          <table:table-cell office:value-type="float" office:value="3504.4800682067871" table:style-name="ce4">
            <text:p>3.5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753.0000925064087" table:style-name="ce4">
            <text:p>4.753</text:p>
          </table:table-cell>
          <table:table-cell office:value-type="float" office:value="1905.1200370788574" table:style-name="ce4">
            <text:p>1.905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390.4000854492188" table:style-name="ce4">
            <text:p>4.390</text:p>
          </table:table-cell>
          <table:table-cell office:value-type="float" office:value="2653.840051651001" table:style-name="ce4">
            <text:p>2.654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437.4400863647461" table:style-name="ce4">
            <text:p>4.437</text:p>
          </table:table-cell>
          <table:table-cell office:value-type="float" office:value="2602.8800506591797" table:style-name="ce4">
            <text:p>2.603</text:p>
          </table:table-cell>
          <table:table-cell office:value-type="float" office:value="233.24000453948975" table:style-name="ce4">
            <text:p>233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4402.1600856781006" table:style-name="ce4">
            <text:p>4.402</text:p>
          </table:table-cell>
          <table:table-cell office:value-type="float" office:value="2604.8400506973267" table:style-name="ce4">
            <text:p>2.605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337.1200065612793" table:style-name="ce4">
            <text:p>337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208.1200819015503" table:style-name="ce4">
            <text:p>4.208</text:p>
          </table:table-cell>
          <table:table-cell office:value-type="float" office:value="2767.5200538635254" table:style-name="ce4">
            <text:p>2.768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023.8800783157349" table:style-name="ce4">
            <text:p>4.024</text:p>
          </table:table-cell>
          <table:table-cell office:value-type="float" office:value="3002.7200584411621" table:style-name="ce4">
            <text:p>3.003</text:p>
          </table:table-cell>
          <table:table-cell office:value-type="float" office:value="201.88000392913818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4362.9600849151611" table:style-name="ce4">
            <text:p>4.363</text:p>
          </table:table-cell>
          <table:table-cell office:value-type="float" office:value="2557.8000497817993" table:style-name="ce4">
            <text:p>2.558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3724.000072479248" table:style-name="ce4">
            <text:p>3.724</text:p>
          </table:table-cell>
          <table:table-cell office:value-type="float" office:value="3431.9600667953491" table:style-name="ce4">
            <text:p>3.432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3974.8800773620605" table:style-name="ce4">
            <text:p>3.975</text:p>
          </table:table-cell>
          <table:table-cell office:value-type="float" office:value="3157.5600614547729" table:style-name="ce4">
            <text:p>3.158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817.3200159072876" table:style-name="ce4">
            <text:p>817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164.6001005172729" table:style-name="ce4">
            <text:p>5.165</text:p>
          </table:table-cell>
          <table:table-cell office:value-type="float" office:value="1971.7600383758545" table:style-name="ce4">
            <text:p>1.972</text:p>
          </table:table-cell>
          <table:table-cell office:value-type="float" office:value="197.96000385284424" table:style-name="ce4">
            <text:p>198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966.6400966644287" table:style-name="ce4">
            <text:p>4.967</text:p>
          </table:table-cell>
          <table:table-cell office:value-type="float" office:value="2820.4400548934937" table:style-name="ce4">
            <text:p>2.820</text:p>
          </table:table-cell>
          <table:table-cell office:value-type="float" office:value="370.44000720977783" table:style-name="ce4">
            <text:p>370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903.9200954437256" table:style-name="ce4">
            <text:p>4.904</text:p>
          </table:table-cell>
          <table:table-cell office:value-type="float" office:value="3065.4400596618652" table:style-name="ce4">
            <text:p>3.065</text:p>
          </table:table-cell>
          <table:table-cell office:value-type="float" office:value="274.40000534057617" table:style-name="ce4">
            <text:p>274</text:p>
          </table:table-cell>
          <table:table-cell office:value-type="float" office:value="368.48000717163086" table:style-name="ce4">
            <text:p>368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4523.6800880432129" table:style-name="ce4">
            <text:p>4.524</text:p>
          </table:table-cell>
          <table:table-cell office:value-type="float" office:value="3612.2800703048706" table:style-name="ce4">
            <text:p>3.612</text:p>
          </table:table-cell>
          <table:table-cell office:value-type="float" office:value="294.0000057220459" table:style-name="ce4">
            <text:p>294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3925.8800764083862" table:style-name="ce4">
            <text:p>3.926</text:p>
          </table:table-cell>
          <table:table-cell office:value-type="float" office:value="4333.5600843429565" table:style-name="ce4">
            <text:p>4.334</text:p>
          </table:table-cell>
          <table:table-cell office:value-type="float" office:value="219.52000427246094" table:style-name="ce4">
            <text:p>22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96.00000381469727" table:style-name="ce4">
            <text:p>196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886.2800951004028" table:style-name="ce4">
            <text:p>4.886</text:p>
          </table:table-cell>
          <table:table-cell office:value-type="float" office:value="3921.9600763320923" table:style-name="ce4">
            <text:p>3.9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633.0401096343994" table:style-name="ce4">
            <text:p>5.633</text:p>
          </table:table-cell>
          <table:table-cell office:value-type="float" office:value="2777.3200540542603" table:style-name="ce4">
            <text:p>2.777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274.3601026535034" table:style-name="ce4">
            <text:p>5.274</text:p>
          </table:table-cell>
          <table:table-cell office:value-type="float" office:value="3494.6800680160522" table:style-name="ce4">
            <text:p>3.495</text:p>
          </table:table-cell>
          <table:table-cell office:value-type="float" office:value="156.80000305175781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5252.8001022338867" table:style-name="ce4">
            <text:p>5.253</text:p>
          </table:table-cell>
          <table:table-cell office:value-type="float" office:value="3571.1200695037842" table:style-name="ce4">
            <text:p>3.571</text:p>
          </table:table-cell>
          <table:table-cell office:value-type="float" office:value="233.24000453948975" table:style-name="ce4">
            <text:p>233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office:value-type="float" office:value="4788.2800931930542" table:style-name="ce4">
            <text:p>4.788</text:p>
          </table:table-cell>
          <table:table-cell office:value-type="float" office:value="4127.7600803375244" table:style-name="ce4">
            <text:p>4.128</text:p>
          </table:table-cell>
          <table:table-cell office:value-type="float" office:value="252.84000492095947" table:style-name="ce4">
            <text:p>253</text:p>
          </table:table-cell>
          <table:table-cell office:value-type="float" office:value="0" table:style-name="ce4">
            <text:p>0</text:p>
          </table:table-cell>
          <table:table-cell office:value-type="float" office:value="838.8800163269043" table:style-name="ce4">
            <text:p>839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811.8000936508179" table:style-name="ce4">
            <text:p>4.812</text:p>
          </table:table-cell>
          <table:table-cell office:value-type="float" office:value="2826.3200550079346" table:style-name="ce4">
            <text:p>2.826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600.1200895309448" table:style-name="ce4">
            <text:p>4.600</text:p>
          </table:table-cell>
          <table:table-cell office:value-type="float" office:value="3247.7200632095337" table:style-name="ce4">
            <text:p>3.248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5137.1600999832153" table:style-name="ce4">
            <text:p>5.137</text:p>
          </table:table-cell>
          <table:table-cell office:value-type="float" office:value="2308.8800449371338" table:style-name="ce4">
            <text:p>2.309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127.40000247955322" table:style-name="ce4">
            <text:p>127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321.8000841140747" table:style-name="ce4">
            <text:p>4.322</text:p>
          </table:table-cell>
          <table:table-cell office:value-type="float" office:value="3727.920072555542" table:style-name="ce4">
            <text:p>3.728</text:p>
          </table:table-cell>
          <table:table-cell office:value-type="float" office:value="203.84000396728516" table:style-name="ce4">
            <text:p>20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office:value-type="float" office:value="4353.1600847244263" table:style-name="ce4">
            <text:p>4.353</text:p>
          </table:table-cell>
          <table:table-cell office:value-type="float" office:value="3747.5200729370117" table:style-name="ce4">
            <text:p>3.748</text:p>
          </table:table-cell>
          <table:table-cell office:value-type="float" office:value="166.60000324249268" table:style-name="ce4">
            <text:p>16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95.96000576019287" table:style-name="ce4">
            <text:p>29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657.360071182251" table:style-name="ce4">
            <text:p>3.657</text:p>
          </table:table-cell>
          <table:table-cell office:value-type="float" office:value="780.08001518249512" table:style-name="ce4">
            <text:p>780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447.6400671005249" table:style-name="ce4">
            <text:p>3.448</text:p>
          </table:table-cell>
          <table:table-cell office:value-type="float" office:value="1511.1600294113159" table:style-name="ce4">
            <text:p>1.511</text:p>
          </table:table-cell>
          <table:table-cell office:value-type="float" office:value="307.72000598907471" table:style-name="ce4">
            <text:p>308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020.3600587844849" table:style-name="ce4">
            <text:p>3.020</text:p>
          </table:table-cell>
          <table:table-cell office:value-type="float" office:value="2281.4400444030762" table:style-name="ce4">
            <text:p>2.281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344.96000671386719" table:style-name="ce4">
            <text:p>345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2992.9200582504272" table:style-name="ce4">
            <text:p>2.993</text:p>
          </table:table-cell>
          <table:table-cell office:value-type="float" office:value="2316.7200450897217" table:style-name="ce4">
            <text:p>2.317</text:p>
          </table:table-cell>
          <table:table-cell office:value-type="float" office:value="225.40000438690186" table:style-name="ce4">
            <text:p>225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171.2800617218018" table:style-name="ce4">
            <text:p>3.171</text:p>
          </table:table-cell>
          <table:table-cell office:value-type="float" office:value="2052.1200399398804" table:style-name="ce4">
            <text:p>2.052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172.48000335693359" table:style-name="ce4">
            <text:p>172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80.00001907348633" table:style-name="ce4">
            <text:p>980</text:p>
          </table:table-cell>
          <table:table-cell office:value-type="float" office:value="609.5600118637085" table:style-name="ce4">
            <text:p>610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1050.5600204467773" table:style-name="ce4">
            <text:p>1.051</text:p>
          </table:table-cell>
          <table:table-cell office:value-type="float" office:value="480.2000093460083" table:style-name="ce4">
            <text:p>480</text:p>
          </table:table-cell>
          <table:table-cell office:value-type="float" office:value="148.96000289916992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848.68001651763916" table:style-name="ce4">
            <text:p>849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760.48001480102539" table:style-name="ce4">
            <text:p>760</text:p>
          </table:table-cell>
          <table:table-cell office:value-type="float" office:value="946.68001842498779" table:style-name="ce4">
            <text:p>947</text:p>
          </table:table-cell>
          <table:table-cell office:value-type="float" office:value="176.40000343322754" table:style-name="ce4">
            <text:p>17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office:value-type="float" office:value="674.24001312255859" table:style-name="ce4">
            <text:p>674</text:p>
          </table:table-cell>
          <table:table-cell office:value-type="float" office:value="950.60001850128174" table:style-name="ce4">
            <text:p>951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13.56000804901123" table:style-name="ce4">
            <text:p>41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987.84001922607422" table:style-name="ce4">
            <text:p>988</text:p>
          </table:table-cell>
          <table:table-cell office:value-type="float" office:value="403.76000785827637" table:style-name="ce4">
            <text:p>4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25.24001216888428" table:style-name="ce4">
            <text:p>625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1011.3600196838379" table:style-name="ce4">
            <text:p>1.011</text:p>
          </table:table-cell>
          <table:table-cell office:value-type="float" office:value="415.5200080871582" table:style-name="ce4">
            <text:p>416</text:p>
          </table:table-cell>
          <table:table-cell office:value-type="float" office:value="162.6800031661987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954.52001857757568" table:style-name="ce4">
            <text:p>955</text:p>
          </table:table-cell>
          <table:table-cell office:value-type="float" office:value="652.68001270294189" table:style-name="ce4">
            <text:p>653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1027.0400199890137" table:style-name="ce4">
            <text:p>1.027</text:p>
          </table:table-cell>
          <table:table-cell office:value-type="float" office:value="527.24001026153564" table:style-name="ce4">
            <text:p>527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3.320000648498535" table:style-name="ce4">
            <text:p>3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313.9600839614868" table:style-name="ce4">
            <text:p>4.314</text:p>
          </table:table-cell>
          <table:table-cell office:value-type="float" office:value="2118.7600412368774" table:style-name="ce4">
            <text:p>2.1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210.0800819396973" table:style-name="ce4">
            <text:p>4.210</text:p>
          </table:table-cell>
          <table:table-cell office:value-type="float" office:value="2022.7200393676758" table:style-name="ce4">
            <text:p>2.023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212.0400819778442" table:style-name="ce4">
            <text:p>4.212</text:p>
          </table:table-cell>
          <table:table-cell office:value-type="float" office:value="2755.7600536346436" table:style-name="ce4">
            <text:p>2.756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204.2000818252563" table:style-name="ce4">
            <text:p>4.204</text:p>
          </table:table-cell>
          <table:table-cell office:value-type="float" office:value="2649.920051574707" table:style-name="ce4">
            <text:p>2.6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3516.2400684356689" table:style-name="ce4">
            <text:p>3.516</text:p>
          </table:table-cell>
          <table:table-cell office:value-type="float" office:value="3749.4800729751587" table:style-name="ce4">
            <text:p>3.749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0" table:style-name="ce4">
            <text:p>0</text:p>
          </table:table-cell>
          <table:table-cell office:value-type="float" office:value="799.68001556396484" table:style-name="ce4">
            <text:p>80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415.8800859451294" table:style-name="ce4">
            <text:p>4.416</text:p>
          </table:table-cell>
          <table:table-cell office:value-type="float" office:value="4145.4000806808472" table:style-name="ce4">
            <text:p>4.145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01.8800992965698" table:style-name="ce4">
            <text:p>5.102</text:p>
          </table:table-cell>
          <table:table-cell office:value-type="float" office:value="3379.0400657653809" table:style-name="ce4">
            <text:p>3.379</text:p>
          </table:table-cell>
          <table:table-cell office:value-type="float" office:value="303.80000591278076" table:style-name="ce4">
            <text:p>304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5674.2001104354858" table:style-name="ce4">
            <text:p>5.674</text:p>
          </table:table-cell>
          <table:table-cell office:value-type="float" office:value="2891.0000562667847" table:style-name="ce4">
            <text:p>2.891</text:p>
          </table:table-cell>
          <table:table-cell office:value-type="float" office:value="178.36000347137451" table:style-name="ce4">
            <text:p>178</text:p>
          </table:table-cell>
          <table:table-cell office:value-type="float" office:value="337.1200065612793" table:style-name="ce4">
            <text:p>337</text:p>
          </table:table-cell>
          <table:table-cell office:value-type="float" office:value="0" table:style-name="ce4">
            <text:p>0</text:p>
          </table:table-cell>
          <table:table-cell office:value-type="float" office:value="5047.0000982284546" table:style-name="ce4">
            <text:p>5.047</text:p>
          </table:table-cell>
          <table:table-cell office:value-type="float" office:value="3855.3200750350952" table:style-name="ce4">
            <text:p>3.855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5305.720103263855" table:style-name="ce4">
            <text:p>5.306</text:p>
          </table:table-cell>
          <table:table-cell office:value-type="float" office:value="3580.920069694519" table:style-name="ce4">
            <text:p>3.581</text:p>
          </table:table-cell>
          <table:table-cell office:value-type="float" office:value="241.08000469207764" table:style-name="ce4">
            <text:p>2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738.5200338363647" table:style-name="ce4">
            <text:p>1.739</text:p>
          </table:table-cell>
          <table:table-cell office:value-type="float" office:value="1677.7600326538086" table:style-name="ce4">
            <text:p>1.678</text:p>
          </table:table-cell>
          <table:table-cell office:value-type="float" office:value="78.400001525878906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87.5200347900391" table:style-name="ce4">
            <text:p>1.788</text:p>
          </table:table-cell>
          <table:table-cell office:value-type="float" office:value="1791.440034866333" table:style-name="ce4">
            <text:p>1.791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67.9600324630737" table:style-name="ce4">
            <text:p>1.668</text:p>
          </table:table-cell>
          <table:table-cell office:value-type="float" office:value="1969.8000383377075" table:style-name="ce4">
            <text:p>1.970</text:p>
          </table:table-cell>
          <table:table-cell office:value-type="float" office:value="84.280001640319824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77.7600326538086" table:style-name="ce4">
            <text:p>1.678</text:p>
          </table:table-cell>
          <table:table-cell office:value-type="float" office:value="1956.0800380706787" table:style-name="ce4">
            <text:p>1.956</text:p>
          </table:table-cell>
          <table:table-cell office:value-type="float" office:value="188.16000366210938" table:style-name="ce4">
            <text:p>1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83.6000347137451" table:style-name="ce4">
            <text:p>1.784</text:p>
          </table:table-cell>
          <table:table-cell office:value-type="float" office:value="1891.4000368118286" table:style-name="ce4">
            <text:p>1.891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689.8801107406616" table:style-name="ce4">
            <text:p>5.690</text:p>
          </table:table-cell>
          <table:table-cell office:value-type="float" office:value="3234.0000629425049" table:style-name="ce4">
            <text:p>3.234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554.6401081085205" table:style-name="ce4">
            <text:p>5.555</text:p>
          </table:table-cell>
          <table:table-cell office:value-type="float" office:value="3477.0400676727295" table:style-name="ce4">
            <text:p>3.47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762.4001121520996" table:style-name="ce4">
            <text:p>5.762</text:p>
          </table:table-cell>
          <table:table-cell office:value-type="float" office:value="3261.4400634765625" table:style-name="ce4">
            <text:p>3.261</text:p>
          </table:table-cell>
          <table:table-cell office:value-type="float" office:value="121.5200023651123" table:style-name="ce4">
            <text:p>122</text:p>
          </table:table-cell>
          <table:table-cell office:value-type="float" office:value="346.92000675201416" table:style-name="ce4">
            <text:p>347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350.8001041412354" table:style-name="ce4">
            <text:p>5.351</text:p>
          </table:table-cell>
          <table:table-cell office:value-type="float" office:value="3790.6400737762451" table:style-name="ce4">
            <text:p>3.791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397.8401050567627" table:style-name="ce4">
            <text:p>5.398</text:p>
          </table:table-cell>
          <table:table-cell office:value-type="float" office:value="3984.6800775527954" table:style-name="ce4">
            <text:p>3.985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893.76001739501953" table:style-name="ce4">
            <text:p>89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451.5600671768188" table:style-name="ce4">
            <text:p>3.452</text:p>
          </table:table-cell>
          <table:table-cell office:value-type="float" office:value="2052.1200399398804" table:style-name="ce4">
            <text:p>2.052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3467.2400674819946" table:style-name="ce4">
            <text:p>3.467</text:p>
          </table:table-cell>
          <table:table-cell office:value-type="float" office:value="1989.4000387191772" table:style-name="ce4">
            <text:p>1.989</text:p>
          </table:table-cell>
          <table:table-cell office:value-type="float" office:value="378.28000736236572" table:style-name="ce4">
            <text:p>378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904.7200565338135" table:style-name="ce4">
            <text:p>2.905</text:p>
          </table:table-cell>
          <table:table-cell office:value-type="float" office:value="2938.040057182312" table:style-name="ce4">
            <text:p>2.938</text:p>
          </table:table-cell>
          <table:table-cell office:value-type="float" office:value="174.44000339508057" table:style-name="ce4">
            <text:p>174</text:p>
          </table:table-cell>
          <table:table-cell office:value-type="float" office:value="123.48000240325928" table:style-name="ce4">
            <text:p>123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577.400050163269" table:style-name="ce4">
            <text:p>2.577</text:p>
          </table:table-cell>
          <table:table-cell office:value-type="float" office:value="3151.680061340332" table:style-name="ce4">
            <text:p>3.152</text:p>
          </table:table-cell>
          <table:table-cell office:value-type="float" office:value="350.84000682830811" table:style-name="ce4">
            <text:p>351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office:value-type="float" office:value="2830.2400550842285" table:style-name="ce4">
            <text:p>2.830</text:p>
          </table:table-cell>
          <table:table-cell office:value-type="float" office:value="2863.5600557327271" table:style-name="ce4">
            <text:p>2.864</text:p>
          </table:table-cell>
          <table:table-cell office:value-type="float" office:value="315.5600061416626" table:style-name="ce4">
            <text:p>316</text:p>
          </table:table-cell>
          <table:table-cell office:value-type="float" office:value="0" table:style-name="ce4">
            <text:p>0</text:p>
          </table:table-cell>
          <table:table-cell office:value-type="float" office:value="125.44000244140625" table:style-name="ce4">
            <text:p>125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6081.8801183700562" table:style-name="ce4">
            <text:p>6.082</text:p>
          </table:table-cell>
          <table:table-cell office:value-type="float" office:value="3792.6000738143921" table:style-name="ce4">
            <text:p>3.793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5944.6801156997681" table:style-name="ce4">
            <text:p>5.945</text:p>
          </table:table-cell>
          <table:table-cell office:value-type="float" office:value="3884.7200756072998" table:style-name="ce4">
            <text:p>3.885</text:p>
          </table:table-cell>
          <table:table-cell office:value-type="float" office:value="380.2400074005127" table:style-name="ce4">
            <text:p>380</text:p>
          </table:table-cell>
          <table:table-cell office:value-type="float" office:value="96.04000186920166" table:style-name="ce4">
            <text:p>96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6119.1201190948486" table:style-name="ce4">
            <text:p>6.119</text:p>
          </table:table-cell>
          <table:table-cell office:value-type="float" office:value="4221.8400821685791" table:style-name="ce4">
            <text:p>4.222</text:p>
          </table:table-cell>
          <table:table-cell office:value-type="float" office:value="211.68000411987305" table:style-name="ce4">
            <text:p>212</text:p>
          </table:table-cell>
          <table:table-cell office:value-type="float" office:value="368.48000717163086" table:style-name="ce4">
            <text:p>368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5668.3201103210449" table:style-name="ce4">
            <text:p>5.668</text:p>
          </table:table-cell>
          <table:table-cell office:value-type="float" office:value="4647.1600904464722" table:style-name="ce4">
            <text:p>4.647</text:p>
          </table:table-cell>
          <table:table-cell office:value-type="float" office:value="358.680006980896" table:style-name="ce4">
            <text:p>359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901.60001754760742" table:style-name="ce4">
            <text:p>902</text:p>
          </table:table-cell>
          <table:table-cell office:value-type="float" office:value="5785.9201126098633" table:style-name="ce4">
            <text:p>5.786</text:p>
          </table:table-cell>
          <table:table-cell office:value-type="float" office:value="4588.360089302063" table:style-name="ce4">
            <text:p>4.588</text:p>
          </table:table-cell>
          <table:table-cell office:value-type="float" office:value="315.5600061416626" table:style-name="ce4">
            <text:p>31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01.60001754760742" table:style-name="ce4">
            <text:p>90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4509.9600877761841" table:style-name="ce4">
            <text:p>4.510</text:p>
          </table:table-cell>
          <table:table-cell office:value-type="float" office:value="3326.1200647354126" table:style-name="ce4">
            <text:p>3.326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39.1201000213623" table:style-name="ce4">
            <text:p>5.139</text:p>
          </table:table-cell>
          <table:table-cell office:value-type="float" office:value="2261.8400440216064" table:style-name="ce4">
            <text:p>2.262</text:p>
          </table:table-cell>
          <table:table-cell office:value-type="float" office:value="268.52000522613525" table:style-name="ce4">
            <text:p>2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15.5601015090942" table:style-name="ce4">
            <text:p>5.216</text:p>
          </table:table-cell>
          <table:table-cell office:value-type="float" office:value="2067.8000402450562" table:style-name="ce4">
            <text:p>2.068</text:p>
          </table:table-cell>
          <table:table-cell office:value-type="float" office:value="225.40000438690186" table:style-name="ce4">
            <text:p>2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07.8800935745239" table:style-name="ce4">
            <text:p>4.808</text:p>
          </table:table-cell>
          <table:table-cell office:value-type="float" office:value="2979.2000579833984" table:style-name="ce4">
            <text:p>2.979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17.9200820922852" table:style-name="ce4">
            <text:p>4.218</text:p>
          </table:table-cell>
          <table:table-cell office:value-type="float" office:value="3704.4000720977783" table:style-name="ce4">
            <text:p>3.704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PROPORÇÃO PARA O INDICADOR D1 – COORDENADORES PEDAGÓGICO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2">
          <table:table-cell office:value-type="string" table:number-columns-spanned="51" table:number-rows-spanned="1" table:style-name="ce7">
            <text:p>Total de coordenadores pedagógicos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5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89.720118522644" table:style-name="ce4">
            <text:p>6.090</text:p>
          </table:table-cell>
          <table:table-cell office:value-type="float" office:value="5041.1200981140137" table:style-name="ce4">
            <text:p>5.041</text:p>
          </table:table-cell>
          <table:table-cell office:value-type="float" office:value="3818.0800743103027" table:style-name="ce4">
            <text:p>3.818</text:p>
          </table:table-cell>
          <table:table-cell office:value-type="float" office:value="1197.5600233078003" table:style-name="ce4">
            <text:p>1.198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086.200098991394" table:style-name="ce4">
            <text:p>5.086</text:p>
          </table:table-cell>
          <table:table-cell office:value-type="float" office:value="5192.0401010513306" table:style-name="ce4">
            <text:p>5.192</text:p>
          </table:table-cell>
          <table:table-cell office:value-type="float" office:value="5476.2401065826416" table:style-name="ce4">
            <text:p>5.476</text:p>
          </table:table-cell>
          <table:table-cell office:value-type="float" office:value="1338.6800260543823" table:style-name="ce4">
            <text:p>1.339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6050.5201177597046" table:style-name="ce4">
            <text:p>6.051</text:p>
          </table:table-cell>
          <table:table-cell office:value-type="float" office:value="5143.0401000976563" table:style-name="ce4">
            <text:p>5.143</text:p>
          </table:table-cell>
          <table:table-cell office:value-type="float" office:value="3394.7200660705566" table:style-name="ce4">
            <text:p>3.395</text:p>
          </table:table-cell>
          <table:table-cell office:value-type="float" office:value="1662.0800323486328" table:style-name="ce4">
            <text:p>1.662</text:p>
          </table:table-cell>
          <table:table-cell office:value-type="string" table:style-name="ce4">
            <text:p>-</text:p>
          </table:table-cell>
          <table:table-cell office:value-type="float" office:value="276.36000537872314" table:style-name="ce4">
            <text:p>276</text:p>
          </table:table-cell>
          <table:table-cell office:value-type="float" office:value="5611.4801092147827" table:style-name="ce4">
            <text:p>5.611</text:p>
          </table:table-cell>
          <table:table-cell office:value-type="float" office:value="5125.4000997543335" table:style-name="ce4">
            <text:p>5.125</text:p>
          </table:table-cell>
          <table:table-cell office:value-type="float" office:value="4539.3600883483887" table:style-name="ce4">
            <text:p>4.539</text:p>
          </table:table-cell>
          <table:table-cell office:value-type="float" office:value="1146.600022315979" table:style-name="ce4">
            <text:p>1.147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6487.6001262664795" table:style-name="ce4">
            <text:p>6.488</text:p>
          </table:table-cell>
          <table:table-cell office:value-type="float" office:value="4108.1600799560547" table:style-name="ce4">
            <text:p>4.108</text:p>
          </table:table-cell>
          <table:table-cell office:value-type="float" office:value="2365.720046043396" table:style-name="ce4">
            <text:p>2.366</text:p>
          </table:table-cell>
          <table:table-cell office:value-type="float" office:value="3561.3200693130493" table:style-name="ce4">
            <text:p>3.561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186.2000036239624" table:style-name="ce4">
            <text:p>186</text:p>
          </table:table-cell>
          <table:table-cell office:value-type="float" office:value="6091.680118560791" table:style-name="ce4">
            <text:p>6.092</text:p>
          </table:table-cell>
          <table:table-cell office:value-type="float" office:value="5329.2401037216187" table:style-name="ce4">
            <text:p>5.329</text:p>
          </table:table-cell>
          <table:table-cell office:value-type="float" office:value="2095.2400407791138" table:style-name="ce4">
            <text:p>2.095</text:p>
          </table:table-cell>
          <table:table-cell office:value-type="float" office:value="3506.4400682449341" table:style-name="ce4">
            <text:p>3.506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6319.0401229858398" table:style-name="ce4">
            <text:p>6.319</text:p>
          </table:table-cell>
          <table:table-cell office:value-type="float" office:value="5489.9601068496704" table:style-name="ce4">
            <text:p>5.490</text:p>
          </table:table-cell>
          <table:table-cell office:value-type="float" office:value="3518.2000684738159" table:style-name="ce4">
            <text:p>3.518</text:p>
          </table:table-cell>
          <table:table-cell office:value-type="float" office:value="552.72001075744629" table:style-name="ce4">
            <text:p>553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4870.6000947952271" table:style-name="ce4">
            <text:p>4.871</text:p>
          </table:table-cell>
          <table:table-cell office:value-type="float" office:value="5007.8000974655151" table:style-name="ce4">
            <text:p>5.008</text:p>
          </table:table-cell>
          <table:table-cell office:value-type="float" office:value="5993.6801166534424" table:style-name="ce4">
            <text:p>5.994</text:p>
          </table:table-cell>
          <table:table-cell office:value-type="float" office:value="1458.2400283813477" table:style-name="ce4">
            <text:p>1.458</text:p>
          </table:table-cell>
          <table:table-cell office:value-type="float" office:value="354.76000690460205" table:style-name="ce4">
            <text:p>355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034.8401174545288" table:style-name="ce4">
            <text:p>6.035</text:p>
          </table:table-cell>
          <table:table-cell office:value-type="float" office:value="3994.4800777435303" table:style-name="ce4">
            <text:p>3.994</text:p>
          </table:table-cell>
          <table:table-cell office:value-type="float" office:value="3745.5600728988647" table:style-name="ce4">
            <text:p>3.746</text:p>
          </table:table-cell>
          <table:table-cell office:value-type="float" office:value="1197.5600233078003" table:style-name="ce4">
            <text:p>1.198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037.2000980377197" table:style-name="ce4">
            <text:p>5.037</text:p>
          </table:table-cell>
          <table:table-cell office:value-type="float" office:value="5009.7600975036621" table:style-name="ce4">
            <text:p>5.010</text:p>
          </table:table-cell>
          <table:table-cell office:value-type="float" office:value="4696.1600914001465" table:style-name="ce4">
            <text:p>4.696</text:p>
          </table:table-cell>
          <table:table-cell office:value-type="float" office:value="1236.7600240707397" table:style-name="ce4">
            <text:p>1.237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62.64000511169434" table:style-name="ce4">
            <text:p>263</text:p>
          </table:table-cell>
          <table:table-cell office:value-type="float" office:value="5440.9601058959961" table:style-name="ce4">
            <text:p>5.441</text:p>
          </table:table-cell>
          <table:table-cell office:value-type="float" office:value="5113.6400995254517" table:style-name="ce4">
            <text:p>5.114</text:p>
          </table:table-cell>
          <table:table-cell office:value-type="float" office:value="3312.4000644683838" table:style-name="ce4">
            <text:p>3.312</text:p>
          </table:table-cell>
          <table:table-cell office:value-type="float" office:value="1662.0800323486328" table:style-name="ce4">
            <text:p>1.662</text:p>
          </table:table-cell>
          <table:table-cell office:value-type="string" table:style-name="ce4">
            <text:p>-</text:p>
          </table:table-cell>
          <table:table-cell office:value-type="float" office:value="276.36000537872314" table:style-name="ce4">
            <text:p>276</text:p>
          </table:table-cell>
          <table:table-cell office:value-type="float" office:value="5593.84010887146" table:style-name="ce4">
            <text:p>5.594</text:p>
          </table:table-cell>
          <table:table-cell office:value-type="float" office:value="4945.080096244812" table:style-name="ce4">
            <text:p>4.945</text:p>
          </table:table-cell>
          <table:table-cell office:value-type="float" office:value="3524.0800685882568" table:style-name="ce4">
            <text:p>3.524</text:p>
          </table:table-cell>
          <table:table-cell office:value-type="float" office:value="1093.6800212860107" table:style-name="ce4">
            <text:p>1.094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5927.0401153564453" table:style-name="ce4">
            <text:p>5.927</text:p>
          </table:table-cell>
          <table:table-cell office:value-type="float" office:value="4041.5200786590576" table:style-name="ce4">
            <text:p>4.042</text:p>
          </table:table-cell>
          <table:table-cell office:value-type="float" office:value="2259.8800439834595" table:style-name="ce4">
            <text:p>2.260</text:p>
          </table:table-cell>
          <table:table-cell office:value-type="float" office:value="3563.2800693511963" table:style-name="ce4">
            <text:p>3.563</text:p>
          </table:table-cell>
          <table:table-cell office:value-type="float" office:value="0" table:style-name="ce4">
            <text:p>0</text:p>
          </table:table-cell>
          <table:table-cell office:value-type="float" office:value="186.2000036239624" table:style-name="ce4">
            <text:p>186</text:p>
          </table:table-cell>
          <table:table-cell office:value-type="float" office:value="6048.5601177215576" table:style-name="ce4">
            <text:p>6.049</text:p>
          </table:table-cell>
          <table:table-cell office:value-type="float" office:value="4376.6800851821899" table:style-name="ce4">
            <text:p>4.377</text:p>
          </table:table-cell>
          <table:table-cell office:value-type="float" office:value="2012.9200391769409" table:style-name="ce4">
            <text:p>2.013</text:p>
          </table:table-cell>
          <table:table-cell office:value-type="float" office:value="3504.4800682067871" table:style-name="ce4">
            <text:p>3.504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5440.9601058959961" table:style-name="ce4">
            <text:p>5.441</text:p>
          </table:table-cell>
          <table:table-cell office:value-type="float" office:value="5495.8401069641113" table:style-name="ce4">
            <text:p>5.496</text:p>
          </table:table-cell>
          <table:table-cell office:value-type="float" office:value="3502.5200681686401" table:style-name="ce4">
            <text:p>3.503</text:p>
          </table:table-cell>
          <table:table-cell office:value-type="float" office:value="550.76001071929932" table:style-name="ce4">
            <text:p>551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4745.1600923538208" table:style-name="ce4">
            <text:p>4.745</text:p>
          </table:table-cell>
          <table:table-cell office:value-type="float" office:value="4805.920093536377" table:style-name="ce4">
            <text:p>4.806</text:p>
          </table:table-cell>
          <table:table-cell office:value-type="float" office:value="5323.3601036071777" table:style-name="ce4">
            <text:p>5.323</text:p>
          </table:table-cell>
          <table:table-cell office:value-type="float" office:value="1452.3600282669067" table:style-name="ce4">
            <text:p>1.452</text:p>
          </table:table-cell>
          <table:table-cell office:value-type="float" office:value="354.76000690460205" table:style-name="ce4">
            <text:p>355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1477.8400287628174" table:style-name="ce4">
            <text:p>1.478</text:p>
          </table:table-cell>
          <table:table-cell office:value-type="float" office:value="3292.8000640869141" table:style-name="ce4">
            <text:p>3.293</text:p>
          </table:table-cell>
          <table:table-cell office:value-type="float" office:value="799.68001556396484" table:style-name="ce4">
            <text:p>800</text:p>
          </table:table-cell>
          <table:table-cell office:value-type="float" office:value="47.040000915527344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87.8000211715698" table:style-name="ce4">
            <text:p>1.088</text:p>
          </table:table-cell>
          <table:table-cell office:value-type="float" office:value="1850.2400360107422" table:style-name="ce4">
            <text:p>1.850</text:p>
          </table:table-cell>
          <table:table-cell office:value-type="float" office:value="2979.2000579833984" table:style-name="ce4">
            <text:p>2.979</text:p>
          </table:table-cell>
          <table:table-cell office:value-type="float" office:value="525.28001022338867" table:style-name="ce4">
            <text:p>5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43.6800689697266" table:style-name="ce4">
            <text:p>3.544</text:p>
          </table:table-cell>
          <table:table-cell office:value-type="float" office:value="742.84001445770264" table:style-name="ce4">
            <text:p>743</text:p>
          </table:table-cell>
          <table:table-cell office:value-type="float" office:value="770.28001499176025" table:style-name="ce4">
            <text:p>770</text:p>
          </table:table-cell>
          <table:table-cell office:value-type="float" office:value="68.600001335144043" table:style-name="ce4">
            <text:p>6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68.0000305175781" table:style-name="ce4">
            <text:p>1.568</text:p>
          </table:table-cell>
          <table:table-cell office:value-type="float" office:value="1575.840030670166" table:style-name="ce4">
            <text:p>1.576</text:p>
          </table:table-cell>
          <table:table-cell office:value-type="float" office:value="2940.000057220459" table:style-name="ce4">
            <text:p>2.940</text:p>
          </table:table-cell>
          <table:table-cell office:value-type="float" office:value="364.56000709533691" table:style-name="ce4">
            <text:p>365</text:p>
          </table:table-cell>
          <table:table-cell office:value-type="float" office:value="11.760000228881836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3520.1600685119629" table:style-name="ce4">
            <text:p>3.520</text:p>
          </table:table-cell>
          <table:table-cell office:value-type="float" office:value="872.20001697540283" table:style-name="ce4">
            <text:p>872</text:p>
          </table:table-cell>
          <table:table-cell office:value-type="float" office:value="754.60001468658447" table:style-name="ce4">
            <text:p>755</text:p>
          </table:table-cell>
          <table:table-cell office:value-type="float" office:value="43.120000839233398" table:style-name="ce4">
            <text:p>43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1591.5200309753418" table:style-name="ce4">
            <text:p>1.592</text:p>
          </table:table-cell>
          <table:table-cell office:value-type="float" office:value="3269.2800636291504" table:style-name="ce4">
            <text:p>3.269</text:p>
          </table:table-cell>
          <table:table-cell office:value-type="float" office:value="686.00001335144043" table:style-name="ce4">
            <text:p>686</text:p>
          </table:table-cell>
          <table:table-cell office:value-type="float" office:value="160.72000312805176" table:style-name="ce4">
            <text:p>1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22.1200685501099" table:style-name="ce4">
            <text:p>3.522</text:p>
          </table:table-cell>
          <table:table-cell office:value-type="float" office:value="1050.5600204467773" table:style-name="ce4">
            <text:p>1.051</text:p>
          </table:table-cell>
          <table:table-cell office:value-type="float" office:value="472.36000919342041" table:style-name="ce4">
            <text:p>472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40.6800241470337" table:style-name="ce4">
            <text:p>1.241</text:p>
          </table:table-cell>
          <table:table-cell office:value-type="float" office:value="1842.4000358581543" table:style-name="ce4">
            <text:p>1.842</text:p>
          </table:table-cell>
          <table:table-cell office:value-type="float" office:value="2961.5600576400757" table:style-name="ce4">
            <text:p>2.962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4270.8400831222534" table:style-name="ce4">
            <text:p>4.271</text:p>
          </table:table-cell>
          <table:table-cell office:value-type="float" office:value="2263.8000440597534" table:style-name="ce4">
            <text:p>2.264</text:p>
          </table:table-cell>
          <table:table-cell office:value-type="float" office:value="3563.2800693511963" table:style-name="ce4">
            <text:p>3.563</text:p>
          </table:table-cell>
          <table:table-cell office:value-type="float" office:value="368.48000717163086" table:style-name="ce4">
            <text:p>3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79.160059928894" table:style-name="ce4">
            <text:p>3.079</text:p>
          </table:table-cell>
          <table:table-cell office:value-type="float" office:value="3606.4000701904297" table:style-name="ce4">
            <text:p>3.606</text:p>
          </table:table-cell>
          <table:table-cell office:value-type="float" office:value="3816.1200742721558" table:style-name="ce4">
            <text:p>3.816</text:p>
          </table:table-cell>
          <table:table-cell office:value-type="float" office:value="395.92000770568848" table:style-name="ce4">
            <text:p>396</text:p>
          </table:table-cell>
          <table:table-cell office:value-type="float" office:value="0" table:style-name="ce4">
            <text:p>0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3480.9600677490234" table:style-name="ce4">
            <text:p>3.481</text:p>
          </table:table-cell>
          <table:table-cell office:value-type="float" office:value="3578.9600696563721" table:style-name="ce4">
            <text:p>3.579</text:p>
          </table:table-cell>
          <table:table-cell office:value-type="float" office:value="3114.4400606155396" table:style-name="ce4">
            <text:p>3.114</text:p>
          </table:table-cell>
          <table:table-cell office:value-type="float" office:value="1332.8000259399414" table:style-name="ce4">
            <text:p>1.333</text:p>
          </table:table-cell>
          <table:table-cell office:value-type="string" table:style-name="ce4">
            <text:p>-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3406.4800662994385" table:style-name="ce4">
            <text:p>3.406</text:p>
          </table:table-cell>
          <table:table-cell office:value-type="float" office:value="3859.2400751113892" table:style-name="ce4">
            <text:p>3.859</text:p>
          </table:table-cell>
          <table:table-cell office:value-type="float" office:value="3118.3600606918335" table:style-name="ce4">
            <text:p>3.118</text:p>
          </table:table-cell>
          <table:table-cell office:value-type="float" office:value="421.40000820159912" table:style-name="ce4">
            <text:p>4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45.3600826263428" table:style-name="ce4">
            <text:p>4.245</text:p>
          </table:table-cell>
          <table:table-cell office:value-type="float" office:value="2134.4400415420532" table:style-name="ce4">
            <text:p>2.134</text:p>
          </table:table-cell>
          <table:table-cell office:value-type="float" office:value="1744.4000339508057" table:style-name="ce4">
            <text:p>1.744</text:p>
          </table:table-cell>
          <table:table-cell office:value-type="float" office:value="3181.0800619125366" table:style-name="ce4">
            <text:p>3.1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74.720085144043" table:style-name="ce4">
            <text:p>4.375</text:p>
          </table:table-cell>
          <table:table-cell office:value-type="float" office:value="2375.5200462341309" table:style-name="ce4">
            <text:p>2.376</text:p>
          </table:table-cell>
          <table:table-cell office:value-type="float" office:value="1258.3200244903564" table:style-name="ce4">
            <text:p>1.258</text:p>
          </table:table-cell>
          <table:table-cell office:value-type="float" office:value="3059.5600595474243" table:style-name="ce4">
            <text:p>3.0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47.240086555481" table:style-name="ce4">
            <text:p>4.447</text:p>
          </table:table-cell>
          <table:table-cell office:value-type="float" office:value="3453.5200672149658" table:style-name="ce4">
            <text:p>3.454</text:p>
          </table:table-cell>
          <table:table-cell office:value-type="float" office:value="2181.4800424575806" table:style-name="ce4">
            <text:p>2.181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90.9600582122803" table:style-name="ce4">
            <text:p>2.991</text:p>
          </table:table-cell>
          <table:table-cell office:value-type="float" office:value="2928.2400569915771" table:style-name="ce4">
            <text:p>2.928</text:p>
          </table:table-cell>
          <table:table-cell office:value-type="float" office:value="4388.4400854110718" table:style-name="ce4">
            <text:p>4.388</text:p>
          </table:table-cell>
          <table:table-cell office:value-type="float" office:value="427.28000831604004" table:style-name="ce4">
            <text:p>427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4253.2000827789307" table:style-name="ce4">
            <text:p>4.253</text:p>
          </table:table-cell>
          <table:table-cell office:value-type="float" office:value="3941.560076713562" table:style-name="ce4">
            <text:p>3.942</text:p>
          </table:table-cell>
          <table:table-cell office:value-type="float" office:value="770.28001499176025" table:style-name="ce4">
            <text:p>770</text:p>
          </table:table-cell>
          <table:table-cell office:value-type="float" office:value="1062.3200206756592" table:style-name="ce4">
            <text:p>1.062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3578.9600696563721" table:style-name="ce4">
            <text:p>3.579</text:p>
          </table:table-cell>
          <table:table-cell office:value-type="float" office:value="3373.1600656509399" table:style-name="ce4">
            <text:p>3.373</text:p>
          </table:table-cell>
          <table:table-cell office:value-type="float" office:value="3222.240062713623" table:style-name="ce4">
            <text:p>3.222</text:p>
          </table:table-cell>
          <table:table-cell office:value-type="float" office:value="1056.4400205612183" table:style-name="ce4">
            <text:p>1.056</text:p>
          </table:table-cell>
          <table:table-cell office:value-type="float" office:value="0" table:style-name="ce4">
            <text:p>0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4976.4400968551636" table:style-name="ce4">
            <text:p>4.976</text:p>
          </table:table-cell>
          <table:table-cell office:value-type="float" office:value="2863.5600557327271" table:style-name="ce4">
            <text:p>2.864</text:p>
          </table:table-cell>
          <table:table-cell office:value-type="float" office:value="664.44001293182373" table:style-name="ce4">
            <text:p>664</text:p>
          </table:table-cell>
          <table:table-cell office:value-type="float" office:value="974.12001895904541" table:style-name="ce4">
            <text:p>97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165.0000810623169" table:style-name="ce4">
            <text:p>4.165</text:p>
          </table:table-cell>
          <table:table-cell office:value-type="float" office:value="2610.7200508117676" table:style-name="ce4">
            <text:p>2.611</text:p>
          </table:table-cell>
          <table:table-cell office:value-type="float" office:value="3188.9200620651245" table:style-name="ce4">
            <text:p>3.189</text:p>
          </table:table-cell>
          <table:table-cell office:value-type="float" office:value="989.80001926422119" table:style-name="ce4">
            <text:p>99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94.0001010894775" table:style-name="ce4">
            <text:p>5.194</text:p>
          </table:table-cell>
          <table:table-cell office:value-type="float" office:value="2281.4400444030762" table:style-name="ce4">
            <text:p>2.281</text:p>
          </table:table-cell>
          <table:table-cell office:value-type="float" office:value="983.92001914978027" table:style-name="ce4">
            <text:p>984</text:p>
          </table:table-cell>
          <table:table-cell office:value-type="float" office:value="938.8400182723999" table:style-name="ce4">
            <text:p>939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274.7600831985474" table:style-name="ce4">
            <text:p>4.275</text:p>
          </table:table-cell>
          <table:table-cell office:value-type="float" office:value="3855.3200750350952" table:style-name="ce4">
            <text:p>3.855</text:p>
          </table:table-cell>
          <table:table-cell office:value-type="float" office:value="1081.9200210571289" table:style-name="ce4">
            <text:p>1.082</text:p>
          </table:table-cell>
          <table:table-cell office:value-type="float" office:value="983.92001914978027" table:style-name="ce4">
            <text:p>984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4323.7600841522217" table:style-name="ce4">
            <text:p>4.324</text:p>
          </table:table-cell>
          <table:table-cell office:value-type="float" office:value="3377.0800657272339" table:style-name="ce4">
            <text:p>3.377</text:p>
          </table:table-cell>
          <table:table-cell office:value-type="float" office:value="2275.5600442886353" table:style-name="ce4">
            <text:p>2.276</text:p>
          </table:table-cell>
          <table:table-cell office:value-type="float" office:value="480.2000093460083" table:style-name="ce4">
            <text:p>480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3447.6400671005249" table:style-name="ce4">
            <text:p>3.448</text:p>
          </table:table-cell>
          <table:table-cell office:value-type="float" office:value="2749.8800535202026" table:style-name="ce4">
            <text:p>2.750</text:p>
          </table:table-cell>
          <table:table-cell office:value-type="float" office:value="3992.5200777053833" table:style-name="ce4">
            <text:p>3.993</text:p>
          </table:table-cell>
          <table:table-cell office:value-type="float" office:value="497.84000968933105" table:style-name="ce4">
            <text:p>4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3482.9200677871704" table:style-name="ce4">
            <text:p>3.483</text:p>
          </table:table-cell>
          <table:table-cell office:value-type="float" office:value="2698.9200525283813" table:style-name="ce4">
            <text:p>2.699</text:p>
          </table:table-cell>
          <table:table-cell office:value-type="float" office:value="1268.1200246810913" table:style-name="ce4">
            <text:p>1.268</text:p>
          </table:table-cell>
          <table:table-cell office:value-type="float" office:value="452.76000881195068" table:style-name="ce4">
            <text:p>453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798.880054473877" table:style-name="ce4">
            <text:p>2.799</text:p>
          </table:table-cell>
          <table:table-cell office:value-type="float" office:value="2689.1200523376465" table:style-name="ce4">
            <text:p>2.689</text:p>
          </table:table-cell>
          <table:table-cell office:value-type="float" office:value="2714.6000528335571" table:style-name="ce4">
            <text:p>2.715</text:p>
          </table:table-cell>
          <table:table-cell office:value-type="float" office:value="746.76001453399658" table:style-name="ce4">
            <text:p>747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48.92000484466553" table:style-name="ce4">
            <text:p>249</text:p>
          </table:table-cell>
          <table:table-cell office:value-type="float" office:value="3522.1200685501099" table:style-name="ce4">
            <text:p>3.522</text:p>
          </table:table-cell>
          <table:table-cell office:value-type="float" office:value="2767.5200538635254" table:style-name="ce4">
            <text:p>2.768</text:p>
          </table:table-cell>
          <table:table-cell office:value-type="float" office:value="1260.2800245285034" table:style-name="ce4">
            <text:p>1.260</text:p>
          </table:table-cell>
          <table:table-cell office:value-type="float" office:value="272.4400053024292" table:style-name="ce4">
            <text:p>272</text:p>
          </table:table-cell>
          <table:table-cell office:value-type="string" table:style-name="ce4">
            <text:p>-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3545.6400690078735" table:style-name="ce4">
            <text:p>3.546</text:p>
          </table:table-cell>
          <table:table-cell office:value-type="float" office:value="2647.9600515365601" table:style-name="ce4">
            <text:p>2.648</text:p>
          </table:table-cell>
          <table:table-cell office:value-type="float" office:value="1172.0800228118896" table:style-name="ce4">
            <text:p>1.172</text:p>
          </table:table-cell>
          <table:table-cell office:value-type="float" office:value="419.44000816345215" table:style-name="ce4">
            <text:p>419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3171.2800617218018" table:style-name="ce4">
            <text:p>3.171</text:p>
          </table:table-cell>
          <table:table-cell office:value-type="float" office:value="3038.0000591278076" table:style-name="ce4">
            <text:p>3.038</text:p>
          </table:table-cell>
          <table:table-cell office:value-type="float" office:value="1340.6400260925293" table:style-name="ce4">
            <text:p>1.341</text:p>
          </table:table-cell>
          <table:table-cell office:value-type="float" office:value="1324.9600257873535" table:style-name="ce4">
            <text:p>1.325</text:p>
          </table:table-cell>
          <table:table-cell office:value-type="float" office:value="0" table:style-name="ce4">
            <text:p>0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930.2000570297241" table:style-name="ce4">
            <text:p>2.930</text:p>
          </table:table-cell>
          <table:table-cell office:value-type="float" office:value="3177.1600618362427" table:style-name="ce4">
            <text:p>3.177</text:p>
          </table:table-cell>
          <table:table-cell office:value-type="float" office:value="1409.2400274276733" table:style-name="ce4">
            <text:p>1.409</text:p>
          </table:table-cell>
          <table:table-cell office:value-type="float" office:value="1419.0400276184082" table:style-name="ce4">
            <text:p>1.419</text:p>
          </table:table-cell>
          <table:table-cell office:value-type="float" office:value="0" table:style-name="ce4">
            <text:p>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2120.7200412750244" table:style-name="ce4">
            <text:p>2.121</text:p>
          </table:table-cell>
          <table:table-cell office:value-type="float" office:value="3778.8800735473633" table:style-name="ce4">
            <text:p>3.779</text:p>
          </table:table-cell>
          <table:table-cell office:value-type="float" office:value="1836.5200357437134" table:style-name="ce4">
            <text:p>1.837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48.92000484466553" table:style-name="ce4">
            <text:p>249</text:p>
          </table:table-cell>
          <table:table-cell office:value-type="float" office:value="2097.2000408172607" table:style-name="ce4">
            <text:p>2.097</text:p>
          </table:table-cell>
          <table:table-cell office:value-type="float" office:value="3465.2800674438477" table:style-name="ce4">
            <text:p>3.465</text:p>
          </table:table-cell>
          <table:table-cell office:value-type="float" office:value="2350.0400457382202" table:style-name="ce4">
            <text:p>2.350</text:p>
          </table:table-cell>
          <table:table-cell office:value-type="float" office:value="1305.3600254058838" table:style-name="ce4">
            <text:p>1.305</text:p>
          </table:table-cell>
          <table:table-cell office:value-type="float" office:value="352.80000686645508" table:style-name="ce4">
            <text:p>353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1991.3600387573242" table:style-name="ce4">
            <text:p>1.991</text:p>
          </table:table-cell>
          <table:table-cell office:value-type="float" office:value="3612.2800703048706" table:style-name="ce4">
            <text:p>3.612</text:p>
          </table:table-cell>
          <table:table-cell office:value-type="float" office:value="3106.6000604629517" table:style-name="ce4">
            <text:p>3.107</text:p>
          </table:table-cell>
          <table:table-cell office:value-type="float" office:value="88.20000171661377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26.8000316619873" table:style-name="ce4">
            <text:p>1.627</text:p>
          </table:table-cell>
          <table:table-cell office:value-type="float" office:value="2310.8400449752808" table:style-name="ce4">
            <text:p>2.311</text:p>
          </table:table-cell>
          <table:table-cell office:value-type="float" office:value="4247.3200826644897" table:style-name="ce4">
            <text:p>4.247</text:p>
          </table:table-cell>
          <table:table-cell office:value-type="float" office:value="201.88000392913818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3673.0400714874268" table:style-name="ce4">
            <text:p>3.673</text:p>
          </table:table-cell>
          <table:table-cell office:value-type="float" office:value="1675.8000326156616" table:style-name="ce4">
            <text:p>1.676</text:p>
          </table:table-cell>
          <table:table-cell office:value-type="float" office:value="3085.040060043335" table:style-name="ce4">
            <text:p>3.085</text:p>
          </table:table-cell>
          <table:table-cell office:value-type="float" office:value="484.12000942230225" table:style-name="ce4">
            <text:p>484</text:p>
          </table:table-cell>
          <table:table-cell office:value-type="string" table:style-name="ce4">
            <text:p>-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2222.640043258667" table:style-name="ce4">
            <text:p>2.223</text:p>
          </table:table-cell>
          <table:table-cell office:value-type="float" office:value="2003.1200389862061" table:style-name="ce4">
            <text:p>2.003</text:p>
          </table:table-cell>
          <table:table-cell office:value-type="float" office:value="4231.640082359314" table:style-name="ce4">
            <text:p>4.232</text:p>
          </table:table-cell>
          <table:table-cell office:value-type="float" office:value="233.24000453948975" table:style-name="ce4">
            <text:p>23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43.520076751709" table:style-name="ce4">
            <text:p>3.944</text:p>
          </table:table-cell>
          <table:table-cell office:value-type="float" office:value="1015.2800197601318" table:style-name="ce4">
            <text:p>1.015</text:p>
          </table:table-cell>
          <table:table-cell office:value-type="float" office:value="813.40001583099365" table:style-name="ce4">
            <text:p>813</text:p>
          </table:table-cell>
          <table:table-cell office:value-type="float" office:value="2961.5600576400757" table:style-name="ce4">
            <text:p>2.9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83.5200386047363" table:style-name="ce4">
            <text:p>1.984</text:p>
          </table:table-cell>
          <table:table-cell office:value-type="float" office:value="3514.280068397522" table:style-name="ce4">
            <text:p>3.514</text:p>
          </table:table-cell>
          <table:table-cell office:value-type="float" office:value="1432.760027885437" table:style-name="ce4">
            <text:p>1.433</text:p>
          </table:table-cell>
          <table:table-cell office:value-type="float" office:value="3028.2000589370728" table:style-name="ce4">
            <text:p>3.0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11.9200878143311" table:style-name="ce4">
            <text:p>4.512</text:p>
          </table:table-cell>
          <table:table-cell office:value-type="float" office:value="2187.3600425720215" table:style-name="ce4">
            <text:p>2.187</text:p>
          </table:table-cell>
          <table:table-cell office:value-type="float" office:value="1397.4800271987915" table:style-name="ce4">
            <text:p>1.3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1807.1200351715088" table:style-name="ce4">
            <text:p>1.807</text:p>
          </table:table-cell>
          <table:table-cell office:value-type="float" office:value="1973.7200384140015" table:style-name="ce4">
            <text:p>1.974</text:p>
          </table:table-cell>
          <table:table-cell office:value-type="float" office:value="4376.6800851821899" table:style-name="ce4">
            <text:p>4.377</text:p>
          </table:table-cell>
          <table:table-cell office:value-type="float" office:value="299.88000583648682" table:style-name="ce4">
            <text:p>300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460.9600868225098" table:style-name="ce4">
            <text:p>4.461</text:p>
          </table:table-cell>
          <table:table-cell office:value-type="float" office:value="1658.1600322723389" table:style-name="ce4">
            <text:p>1.658</text:p>
          </table:table-cell>
          <table:table-cell office:value-type="float" office:value="1781.6400346755981" table:style-name="ce4">
            <text:p>1.782</text:p>
          </table:table-cell>
          <table:table-cell office:value-type="float" office:value="288.12000560760498" table:style-name="ce4">
            <text:p>2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35.6800765991211" table:style-name="ce4">
            <text:p>3.936</text:p>
          </table:table-cell>
          <table:table-cell office:value-type="float" office:value="2659.7200517654419" table:style-name="ce4">
            <text:p>2.660</text:p>
          </table:table-cell>
          <table:table-cell office:value-type="float" office:value="2056.0400400161743" table:style-name="ce4">
            <text:p>2.056</text:p>
          </table:table-cell>
          <table:table-cell office:value-type="float" office:value="168.56000328063965" table:style-name="ce4">
            <text:p>169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4451.1600866317749" table:style-name="ce4">
            <text:p>4.451</text:p>
          </table:table-cell>
          <table:table-cell office:value-type="float" office:value="2348.0800457000732" table:style-name="ce4">
            <text:p>2.348</text:p>
          </table:table-cell>
          <table:table-cell office:value-type="float" office:value="787.92001533508301" table:style-name="ce4">
            <text:p>788</text:p>
          </table:table-cell>
          <table:table-cell office:value-type="float" office:value="280.28000545501709" table:style-name="ce4">
            <text:p>28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468.8000869750977" table:style-name="ce4">
            <text:p>4.469</text:p>
          </table:table-cell>
          <table:table-cell office:value-type="float" office:value="2303.0000448226929" table:style-name="ce4">
            <text:p>2.303</text:p>
          </table:table-cell>
          <table:table-cell office:value-type="float" office:value="850.64001655578613" table:style-name="ce4">
            <text:p>851</text:p>
          </table:table-cell>
          <table:table-cell office:value-type="float" office:value="352.80000686645508" table:style-name="ce4">
            <text:p>3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82.5600852966309" table:style-name="ce4">
            <text:p>4.383</text:p>
          </table:table-cell>
          <table:table-cell office:value-type="float" office:value="1997.2400388717651" table:style-name="ce4">
            <text:p>1.997</text:p>
          </table:table-cell>
          <table:table-cell office:value-type="float" office:value="1707.1600332260132" table:style-name="ce4">
            <text:p>1.707</text:p>
          </table:table-cell>
          <table:table-cell office:value-type="float" office:value="178.36000347137451" table:style-name="ce4">
            <text:p>1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35.4800863265991" table:style-name="ce4">
            <text:p>4.435</text:p>
          </table:table-cell>
          <table:table-cell office:value-type="float" office:value="2220.68004322052" table:style-name="ce4">
            <text:p>2.221</text:p>
          </table:table-cell>
          <table:table-cell office:value-type="float" office:value="913.36001777648926" table:style-name="ce4">
            <text:p>913</text:p>
          </table:table-cell>
          <table:table-cell office:value-type="float" office:value="258.72000503540039" table:style-name="ce4">
            <text:p>259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2994.8800582885742" table:style-name="ce4">
            <text:p>2.995</text:p>
          </table:table-cell>
          <table:table-cell office:value-type="float" office:value="3526.0400686264038" table:style-name="ce4">
            <text:p>3.526</text:p>
          </table:table-cell>
          <table:table-cell office:value-type="float" office:value="2353.9600458145142" table:style-name="ce4">
            <text:p>2.354</text:p>
          </table:table-cell>
          <table:table-cell office:value-type="float" office:value="52.920001029968262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28.120062828064" table:style-name="ce4">
            <text:p>3.228</text:p>
          </table:table-cell>
          <table:table-cell office:value-type="float" office:value="3169.3200616836548" table:style-name="ce4">
            <text:p>3.169</text:p>
          </table:table-cell>
          <table:table-cell office:value-type="float" office:value="2504.8800487518311" table:style-name="ce4">
            <text:p>2.505</text:p>
          </table:table-cell>
          <table:table-cell office:value-type="float" office:value="217.56000423431396" table:style-name="ce4">
            <text:p>218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4578.5600891113281" table:style-name="ce4">
            <text:p>4.579</text:p>
          </table:table-cell>
          <table:table-cell office:value-type="float" office:value="3255.5600633621216" table:style-name="ce4">
            <text:p>3.256</text:p>
          </table:table-cell>
          <table:table-cell office:value-type="float" office:value="1379.8400268554688" table:style-name="ce4">
            <text:p>1.380</text:p>
          </table:table-cell>
          <table:table-cell office:value-type="float" office:value="1140.7200222015381" table:style-name="ce4">
            <text:p>1.141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2875.3200559616089" table:style-name="ce4">
            <text:p>2.875</text:p>
          </table:table-cell>
          <table:table-cell office:value-type="float" office:value="4125.8000802993774" table:style-name="ce4">
            <text:p>4.126</text:p>
          </table:table-cell>
          <table:table-cell office:value-type="float" office:value="2961.5600576400757" table:style-name="ce4">
            <text:p>2.962</text:p>
          </table:table-cell>
          <table:table-cell office:value-type="float" office:value="1309.2800254821777" table:style-name="ce4">
            <text:p>1.309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3624.0400705337524" table:style-name="ce4">
            <text:p>3.624</text:p>
          </table:table-cell>
          <table:table-cell office:value-type="float" office:value="4349.2400846481323" table:style-name="ce4">
            <text:p>4.349</text:p>
          </table:table-cell>
          <table:table-cell office:value-type="float" office:value="1203.4400234222412" table:style-name="ce4">
            <text:p>1.203</text:p>
          </table:table-cell>
          <table:table-cell office:value-type="float" office:value="1042.7200202941895" table:style-name="ce4">
            <text:p>1.043</text:p>
          </table:table-cell>
          <table:table-cell office:value-type="string" table:style-name="ce4">
            <text:p>-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3637.7600708007813" table:style-name="ce4">
            <text:p>3.638</text:p>
          </table:table-cell>
          <table:table-cell office:value-type="float" office:value="4253.2000827789307" table:style-name="ce4">
            <text:p>4.253</text:p>
          </table:table-cell>
          <table:table-cell office:value-type="float" office:value="1446.4800281524658" table:style-name="ce4">
            <text:p>1.446</text:p>
          </table:table-cell>
          <table:table-cell office:value-type="float" office:value="1060.3600206375122" table:style-name="ce4">
            <text:p>1.060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4347.2800846099854" table:style-name="ce4">
            <text:p>4.347</text:p>
          </table:table-cell>
          <table:table-cell office:value-type="float" office:value="3578.9600696563721" table:style-name="ce4">
            <text:p>3.579</text:p>
          </table:table-cell>
          <table:table-cell office:value-type="float" office:value="1428.8400278091431" table:style-name="ce4">
            <text:p>1.429</text:p>
          </table:table-cell>
          <table:table-cell office:value-type="float" office:value="962.36001873016357" table:style-name="ce4">
            <text:p>962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186.2000036239624" table:style-name="ce4">
            <text:p>186</text:p>
          </table:table-cell>
          <table:table-cell office:value-type="float" office:value="4296.3200836181641" table:style-name="ce4">
            <text:p>4.296</text:p>
          </table:table-cell>
          <table:table-cell office:value-type="float" office:value="3363.3600654602051" table:style-name="ce4">
            <text:p>3.363</text:p>
          </table:table-cell>
          <table:table-cell office:value-type="float" office:value="1319.0800256729126" table:style-name="ce4">
            <text:p>1.319</text:p>
          </table:table-cell>
          <table:table-cell office:value-type="float" office:value="1758.1200342178345" table:style-name="ce4">
            <text:p>1.758</text:p>
          </table:table-cell>
          <table:table-cell office:value-type="float" office:value="0" table:style-name="ce4">
            <text:p>0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3459.4000673294067" table:style-name="ce4">
            <text:p>3.459</text:p>
          </table:table-cell>
          <table:table-cell office:value-type="float" office:value="4243.4000825881958" table:style-name="ce4">
            <text:p>4.243</text:p>
          </table:table-cell>
          <table:table-cell office:value-type="float" office:value="2332.4000453948975" table:style-name="ce4">
            <text:p>2.332</text:p>
          </table:table-cell>
          <table:table-cell office:value-type="float" office:value="533.12001037597656" table:style-name="ce4">
            <text:p>533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3345.7200651168823" table:style-name="ce4">
            <text:p>3.346</text:p>
          </table:table-cell>
          <table:table-cell office:value-type="float" office:value="3561.3200693130493" table:style-name="ce4">
            <text:p>3.561</text:p>
          </table:table-cell>
          <table:table-cell office:value-type="float" office:value="3302.6000642776489" table:style-name="ce4">
            <text:p>3.303</text:p>
          </table:table-cell>
          <table:table-cell office:value-type="float" office:value="576.24001121520996" table:style-name="ce4">
            <text:p>576</text:p>
          </table:table-cell>
          <table:table-cell office:value-type="float" office:value="260.68000507354736" table:style-name="ce4">
            <text:p>261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139.5200805664063" table:style-name="ce4">
            <text:p>4.140</text:p>
          </table:table-cell>
          <table:table-cell office:value-type="float" office:value="3825.9200744628906" table:style-name="ce4">
            <text:p>3.826</text:p>
          </table:table-cell>
          <table:table-cell office:value-type="float" office:value="3245.7600631713867" table:style-name="ce4">
            <text:p>3.246</text:p>
          </table:table-cell>
          <table:table-cell office:value-type="float" office:value="233.24000453948975" table:style-name="ce4">
            <text:p>2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75.4000520706177" table:style-name="ce4">
            <text:p>2.675</text:p>
          </table:table-cell>
          <table:table-cell office:value-type="float" office:value="3955.2800769805908" table:style-name="ce4">
            <text:p>3.955</text:p>
          </table:table-cell>
          <table:table-cell office:value-type="float" office:value="4394.3200855255127" table:style-name="ce4">
            <text:p>4.394</text:p>
          </table:table-cell>
          <table:table-cell office:value-type="float" office:value="313.60000610351563" table:style-name="ce4">
            <text:p>314</text:p>
          </table:table-cell>
          <table:table-cell office:value-type="float" office:value="0" table:style-name="ce4">
            <text:p>0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4417.8400859832764" table:style-name="ce4">
            <text:p>4.418</text:p>
          </table:table-cell>
          <table:table-cell office:value-type="float" office:value="3290.8400640487671" table:style-name="ce4">
            <text:p>3.291</text:p>
          </table:table-cell>
          <table:table-cell office:value-type="float" office:value="3151.680061340332" table:style-name="ce4">
            <text:p>3.152</text:p>
          </table:table-cell>
          <table:table-cell office:value-type="float" office:value="486.08000946044922" table:style-name="ce4">
            <text:p>486</text:p>
          </table:table-cell>
          <table:table-cell office:value-type="string" table:style-name="ce4">
            <text:p>-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3490.7600679397583" table:style-name="ce4">
            <text:p>3.491</text:p>
          </table:table-cell>
          <table:table-cell office:value-type="float" office:value="3384.9200658798218" table:style-name="ce4">
            <text:p>3.385</text:p>
          </table:table-cell>
          <table:table-cell office:value-type="float" office:value="4313.9600839614868" table:style-name="ce4">
            <text:p>4.314</text:p>
          </table:table-cell>
          <table:table-cell office:value-type="float" office:value="423.36000823974609" table:style-name="ce4">
            <text:p>4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88.1201009750366" table:style-name="ce4">
            <text:p>5.188</text:p>
          </table:table-cell>
          <table:table-cell office:value-type="float" office:value="1744.4000339508057" table:style-name="ce4">
            <text:p>1.744</text:p>
          </table:table-cell>
          <table:table-cell office:value-type="float" office:value="1215.200023651123" table:style-name="ce4">
            <text:p>1.215</text:p>
          </table:table-cell>
          <table:table-cell office:value-type="float" office:value="2969.4000577926636" table:style-name="ce4">
            <text:p>2.969</text:p>
          </table:table-cell>
          <table:table-cell office:value-type="float" office:value="0" table:style-name="ce4">
            <text:p>0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4215.9600820541382" table:style-name="ce4">
            <text:p>4.216</text:p>
          </table:table-cell>
          <table:table-cell office:value-type="float" office:value="3718.1200723648071" table:style-name="ce4">
            <text:p>3.718</text:p>
          </table:table-cell>
          <table:table-cell office:value-type="float" office:value="1562.1200304031372" table:style-name="ce4">
            <text:p>1.562</text:p>
          </table:table-cell>
          <table:table-cell office:value-type="float" office:value="3039.9600591659546" table:style-name="ce4">
            <text:p>3.040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5305.720103263855" table:style-name="ce4">
            <text:p>5.306</text:p>
          </table:table-cell>
          <table:table-cell office:value-type="float" office:value="3094.8400602340698" table:style-name="ce4">
            <text:p>3.095</text:p>
          </table:table-cell>
          <table:table-cell office:value-type="float" office:value="2328.4800453186035" table:style-name="ce4">
            <text:p>2.328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3675.0000715255737" table:style-name="ce4">
            <text:p>3.675</text:p>
          </table:table-cell>
          <table:table-cell office:value-type="float" office:value="2761.6400537490845" table:style-name="ce4">
            <text:p>2.762</text:p>
          </table:table-cell>
          <table:table-cell office:value-type="float" office:value="4588.360089302063" table:style-name="ce4">
            <text:p>4.588</text:p>
          </table:table-cell>
          <table:table-cell office:value-type="float" office:value="411.60000801086426" table:style-name="ce4">
            <text:p>412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786.3200931549072" table:style-name="ce4">
            <text:p>4.786</text:p>
          </table:table-cell>
          <table:table-cell office:value-type="float" office:value="2344.1600456237793" table:style-name="ce4">
            <text:p>2.344</text:p>
          </table:table-cell>
          <table:table-cell office:value-type="float" office:value="1940.4000377655029" table:style-name="ce4">
            <text:p>1.940</text:p>
          </table:table-cell>
          <table:table-cell office:value-type="float" office:value="1066.2400207519531" table:style-name="ce4">
            <text:p>1.066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353.1600847244263" table:style-name="ce4">
            <text:p>4.353</text:p>
          </table:table-cell>
          <table:table-cell office:value-type="float" office:value="2894.9200563430786" table:style-name="ce4">
            <text:p>2.895</text:p>
          </table:table-cell>
          <table:table-cell office:value-type="float" office:value="2416.6800470352173" table:style-name="ce4">
            <text:p>2.417</text:p>
          </table:table-cell>
          <table:table-cell office:value-type="float" office:value="1079.9600210189819" table:style-name="ce4">
            <text:p>1.080</text:p>
          </table:table-cell>
          <table:table-cell office:value-type="float" office:value="0" table:style-name="ce4">
            <text:p>0</text:p>
          </table:table-cell>
          <table:table-cell office:value-type="float" office:value="62.720001220703125" table:style-name="ce4">
            <text:p>63</text:p>
          </table:table-cell>
          <table:table-cell office:value-type="float" office:value="4355.1200847625732" table:style-name="ce4">
            <text:p>4.355</text:p>
          </table:table-cell>
          <table:table-cell office:value-type="float" office:value="3308.4800643920898" table:style-name="ce4">
            <text:p>3.308</text:p>
          </table:table-cell>
          <table:table-cell office:value-type="float" office:value="1021.1600198745728" table:style-name="ce4">
            <text:p>1.021</text:p>
          </table:table-cell>
          <table:table-cell office:value-type="float" office:value="1552.3200302124023" table:style-name="ce4">
            <text:p>1.55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513.880087852478" table:style-name="ce4">
            <text:p>4.514</text:p>
          </table:table-cell>
          <table:table-cell office:value-type="float" office:value="3169.3200616836548" table:style-name="ce4">
            <text:p>3.169</text:p>
          </table:table-cell>
          <table:table-cell office:value-type="float" office:value="1352.4000263214111" table:style-name="ce4">
            <text:p>1.352</text:p>
          </table:table-cell>
          <table:table-cell office:value-type="float" office:value="1040.7600202560425" table:style-name="ce4">
            <text:p>1.041</text:p>
          </table:table-cell>
          <table:table-cell office:value-type="float" office:value="11.760000228881836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4539.3600883483887" table:style-name="ce4">
            <text:p>4.539</text:p>
          </table:table-cell>
          <table:table-cell office:value-type="float" office:value="2522.5200490951538" table:style-name="ce4">
            <text:p>2.523</text:p>
          </table:table-cell>
          <table:table-cell office:value-type="float" office:value="1899.2400369644165" table:style-name="ce4">
            <text:p>1.899</text:p>
          </table:table-cell>
          <table:table-cell office:value-type="float" office:value="1438.6400279998779" table:style-name="ce4">
            <text:p>1.439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690.2800912857056" table:style-name="ce4">
            <text:p>4.690</text:p>
          </table:table-cell>
          <table:table-cell office:value-type="float" office:value="2932.1600570678711" table:style-name="ce4">
            <text:p>2.932</text:p>
          </table:table-cell>
          <table:table-cell office:value-type="float" office:value="1293.600025177002" table:style-name="ce4">
            <text:p>1.294</text:p>
          </table:table-cell>
          <table:table-cell office:value-type="float" office:value="1023.1200199127197" table:style-name="ce4">
            <text:p>1.0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61.3200693130493" table:style-name="ce4">
            <text:p>3.561</text:p>
          </table:table-cell>
          <table:table-cell office:value-type="float" office:value="3923.9200763702393" table:style-name="ce4">
            <text:p>3.924</text:p>
          </table:table-cell>
          <table:table-cell office:value-type="float" office:value="2393.1600465774536" table:style-name="ce4">
            <text:p>2.393</text:p>
          </table:table-cell>
          <table:table-cell office:value-type="float" office:value="507.64000988006592" table:style-name="ce4">
            <text:p>508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3143.8400611877441" table:style-name="ce4">
            <text:p>3.144</text:p>
          </table:table-cell>
          <table:table-cell office:value-type="float" office:value="3204.6000623703003" table:style-name="ce4">
            <text:p>3.205</text:p>
          </table:table-cell>
          <table:table-cell office:value-type="float" office:value="3739.6800727844238" table:style-name="ce4">
            <text:p>3.740</text:p>
          </table:table-cell>
          <table:table-cell office:value-type="float" office:value="513.52000999450684" table:style-name="ce4">
            <text:p>514</text:p>
          </table:table-cell>
          <table:table-cell office:value-type="float" office:value="260.68000507354736" table:style-name="ce4">
            <text:p>26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2745.9600534439087" table:style-name="ce4">
            <text:p>2.746</text:p>
          </table:table-cell>
          <table:table-cell office:value-type="float" office:value="2508.800048828125" table:style-name="ce4">
            <text:p>2.509</text:p>
          </table:table-cell>
          <table:table-cell office:value-type="float" office:value="607.60001182556152" table:style-name="ce4">
            <text:p>608</text:p>
          </table:table-cell>
          <table:table-cell office:value-type="float" office:value="470.40000915527344" table:style-name="ce4">
            <text:p>470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393.5600271224976" table:style-name="ce4">
            <text:p>1.394</text:p>
          </table:table-cell>
          <table:table-cell office:value-type="float" office:value="2473.5200481414795" table:style-name="ce4">
            <text:p>2.474</text:p>
          </table:table-cell>
          <table:table-cell office:value-type="float" office:value="2453.9200477600098" table:style-name="ce4">
            <text:p>2.454</text:p>
          </table:table-cell>
          <table:table-cell office:value-type="float" office:value="736.96001434326172" table:style-name="ce4">
            <text:p>737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2710.6800527572632" table:style-name="ce4">
            <text:p>2.711</text:p>
          </table:table-cell>
          <table:table-cell office:value-type="float" office:value="2491.1600484848022" table:style-name="ce4">
            <text:p>2.491</text:p>
          </table:table-cell>
          <table:table-cell office:value-type="float" office:value="846.72001647949219" table:style-name="ce4">
            <text:p>847</text:p>
          </table:table-cell>
          <table:table-cell office:value-type="float" office:value="335.16000652313232" table:style-name="ce4">
            <text:p>335</text:p>
          </table:table-cell>
          <table:table-cell office:value-type="string" table:style-name="ce4">
            <text:p>-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2740.0800533294678" table:style-name="ce4">
            <text:p>2.740</text:p>
          </table:table-cell>
          <table:table-cell office:value-type="float" office:value="2502.9200487136841" table:style-name="ce4">
            <text:p>2.503</text:p>
          </table:table-cell>
          <table:table-cell office:value-type="float" office:value="609.5600118637085" table:style-name="ce4">
            <text:p>610</text:p>
          </table:table-cell>
          <table:table-cell office:value-type="float" office:value="207.7600040435791" table:style-name="ce4">
            <text:p>208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2271.6400442123413" table:style-name="ce4">
            <text:p>2.272</text:p>
          </table:table-cell>
          <table:table-cell office:value-type="float" office:value="2941.960057258606" table:style-name="ce4">
            <text:p>2.942</text:p>
          </table:table-cell>
          <table:table-cell office:value-type="float" office:value="774.2000150680542" table:style-name="ce4">
            <text:p>774</text:p>
          </table:table-cell>
          <table:table-cell office:value-type="float" office:value="444.92000865936279" table:style-name="ce4">
            <text:p>445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2363.760046005249" table:style-name="ce4">
            <text:p>2.364</text:p>
          </table:table-cell>
          <table:table-cell office:value-type="float" office:value="2479.4000482559204" table:style-name="ce4">
            <text:p>2.479</text:p>
          </table:table-cell>
          <table:table-cell office:value-type="float" office:value="736.96001434326172" table:style-name="ce4">
            <text:p>737</text:p>
          </table:table-cell>
          <table:table-cell office:value-type="float" office:value="1432.760027885437" table:style-name="ce4">
            <text:p>1.433</text:p>
          </table:table-cell>
          <table:table-cell office:value-type="float" office:value="0" table:style-name="ce4">
            <text:p>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1471.9600286483765" table:style-name="ce4">
            <text:p>1.472</text:p>
          </table:table-cell>
          <table:table-cell office:value-type="float" office:value="3220.2800626754761" table:style-name="ce4">
            <text:p>3.220</text:p>
          </table:table-cell>
          <table:table-cell office:value-type="float" office:value="1417.0800275802612" table:style-name="ce4">
            <text:p>1.417</text:p>
          </table:table-cell>
          <table:table-cell office:value-type="float" office:value="174.44000339508057" table:style-name="ce4">
            <text:p>174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1336.7200260162354" table:style-name="ce4">
            <text:p>1.337</text:p>
          </table:table-cell>
          <table:table-cell office:value-type="float" office:value="2998.8000583648682" table:style-name="ce4">
            <text:p>2.999</text:p>
          </table:table-cell>
          <table:table-cell office:value-type="float" office:value="1944.3200378417969" table:style-name="ce4">
            <text:p>1.944</text:p>
          </table:table-cell>
          <table:table-cell office:value-type="float" office:value="196.00000381469727" table:style-name="ce4">
            <text:p>196</text:p>
          </table:table-cell>
          <table:table-cell office:value-type="float" office:value="17.640000343322754" table:style-name="ce4">
            <text:p>18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54.52001857757568" table:style-name="ce4">
            <text:p>955</text:p>
          </table:table-cell>
          <table:table-cell office:value-type="float" office:value="625.24001216888428" table:style-name="ce4">
            <text:p>625</text:p>
          </table:table-cell>
          <table:table-cell office:value-type="float" office:value="393.9600076675415" table:style-name="ce4">
            <text:p>394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670.32001304626465" table:style-name="ce4">
            <text:p>670</text:p>
          </table:table-cell>
          <table:table-cell office:value-type="float" office:value="972.16001892089844" table:style-name="ce4">
            <text:p>972</text:p>
          </table:table-cell>
          <table:table-cell office:value-type="float" office:value="539.00001049041748" table:style-name="ce4">
            <text:p>539</text:p>
          </table:table-cell>
          <table:table-cell office:value-type="float" office:value="229.3200044631958" table:style-name="ce4">
            <text:p>229</text:p>
          </table:table-cell>
          <table:table-cell office:value-type="float" office:value="0" table:style-name="ce4">
            <text:p>0</text:p>
          </table:table-cell>
          <table:table-cell office:value-type="float" office:value="80.360001564025879" table:style-name="ce4">
            <text:p>80</text:p>
          </table:table-cell>
          <table:table-cell office:value-type="float" office:value="991.76001930236816" table:style-name="ce4">
            <text:p>992</text:p>
          </table:table-cell>
          <table:table-cell office:value-type="float" office:value="444.92000865936279" table:style-name="ce4">
            <text:p>445</text:p>
          </table:table-cell>
          <table:table-cell office:value-type="float" office:value="458.6400089263916" table:style-name="ce4">
            <text:p>459</text:p>
          </table:table-cell>
          <table:table-cell office:value-type="float" office:value="70.560001373291016" table:style-name="ce4">
            <text:p>7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38.8400182723999" table:style-name="ce4">
            <text:p>939</text:p>
          </table:table-cell>
          <table:table-cell office:value-type="float" office:value="513.52000999450684" table:style-name="ce4">
            <text:p>514</text:p>
          </table:table-cell>
          <table:table-cell office:value-type="float" office:value="584.08001136779785" table:style-name="ce4">
            <text:p>584</text:p>
          </table:table-cell>
          <table:table-cell office:value-type="float" office:value="56.840001106262207" table:style-name="ce4">
            <text:p>57</text:p>
          </table:table-cell>
          <table:table-cell office:value-type="float" office:value="11.760000228881836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929.04001808166504" table:style-name="ce4">
            <text:p>929</text:p>
          </table:table-cell>
          <table:table-cell office:value-type="float" office:value="674.24001312255859" table:style-name="ce4">
            <text:p>674</text:p>
          </table:table-cell>
          <table:table-cell office:value-type="float" office:value="366.52000713348389" table:style-name="ce4">
            <text:p>367</text:p>
          </table:table-cell>
          <table:table-cell office:value-type="float" office:value="92.120001792907715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64.32001876831055" table:style-name="ce4">
            <text:p>964</text:p>
          </table:table-cell>
          <table:table-cell office:value-type="float" office:value="601.72001171112061" table:style-name="ce4">
            <text:p>602</text:p>
          </table:table-cell>
          <table:table-cell office:value-type="float" office:value="429.24000835418701" table:style-name="ce4">
            <text:p>429</text:p>
          </table:table-cell>
          <table:table-cell office:value-type="float" office:value="135.2400026321411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3.92001914978027" table:style-name="ce4">
            <text:p>984</text:p>
          </table:table-cell>
          <table:table-cell office:value-type="float" office:value="672.28001308441162" table:style-name="ce4">
            <text:p>672</text:p>
          </table:table-cell>
          <table:table-cell office:value-type="float" office:value="442.96000862121582" table:style-name="ce4">
            <text:p>443</text:p>
          </table:table-cell>
          <table:table-cell office:value-type="float" office:value="60.760001182556152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721.28001403808594" table:style-name="ce4">
            <text:p>721</text:p>
          </table:table-cell>
          <table:table-cell office:value-type="float" office:value="784.00001525878906" table:style-name="ce4">
            <text:p>784</text:p>
          </table:table-cell>
          <table:table-cell office:value-type="float" office:value="678.16001319885254" table:style-name="ce4">
            <text:p>678</text:p>
          </table:table-cell>
          <table:table-cell office:value-type="float" office:value="172.48000335693359" table:style-name="ce4">
            <text:p>172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821.24001598358154" table:style-name="ce4">
            <text:p>821</text:p>
          </table:table-cell>
          <table:table-cell office:value-type="float" office:value="680.12001323699951" table:style-name="ce4">
            <text:p>680</text:p>
          </table:table-cell>
          <table:table-cell office:value-type="float" office:value="411.60000801086426" table:style-name="ce4">
            <text:p>412</text:p>
          </table:table-cell>
          <table:table-cell office:value-type="float" office:value="235.20000457763672" table:style-name="ce4">
            <text:p>235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701.68001365661621" table:style-name="ce4">
            <text:p>702</text:p>
          </table:table-cell>
          <table:table-cell office:value-type="float" office:value="815.36001586914063" table:style-name="ce4">
            <text:p>815</text:p>
          </table:table-cell>
          <table:table-cell office:value-type="float" office:value="539.00001049041748" table:style-name="ce4">
            <text:p>539</text:p>
          </table:table-cell>
          <table:table-cell office:value-type="float" office:value="219.52000427246094" table:style-name="ce4">
            <text:p>2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3.40001583099365" table:style-name="ce4">
            <text:p>813</text:p>
          </table:table-cell>
          <table:table-cell office:value-type="float" office:value="731.0800142288208" table:style-name="ce4">
            <text:p>731</text:p>
          </table:table-cell>
          <table:table-cell office:value-type="float" office:value="372.4000072479248" table:style-name="ce4">
            <text:p>372</text:p>
          </table:table-cell>
          <table:table-cell office:value-type="float" office:value="158.76000308990479" table:style-name="ce4">
            <text:p>15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3.60001564025879" table:style-name="ce4">
            <text:p>804</text:p>
          </table:table-cell>
          <table:table-cell office:value-type="float" office:value="717.36001396179199" table:style-name="ce4">
            <text:p>717</text:p>
          </table:table-cell>
          <table:table-cell office:value-type="float" office:value="388.08000755310059" table:style-name="ce4">
            <text:p>388</text:p>
          </table:table-cell>
          <table:table-cell office:value-type="float" office:value="141.12000274658203" table:style-name="ce4">
            <text:p>1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3.80001544952393" table:style-name="ce4">
            <text:p>794</text:p>
          </table:table-cell>
          <table:table-cell office:value-type="float" office:value="727.16001415252686" table:style-name="ce4">
            <text:p>727</text:p>
          </table:table-cell>
          <table:table-cell office:value-type="float" office:value="419.44000816345215" table:style-name="ce4">
            <text:p>419</text:p>
          </table:table-cell>
          <table:table-cell office:value-type="float" office:value="72.520001411437988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0.68001461029053" table:style-name="ce4">
            <text:p>751</text:p>
          </table:table-cell>
          <table:table-cell office:value-type="float" office:value="676.20001316070557" table:style-name="ce4">
            <text:p>676</text:p>
          </table:table-cell>
          <table:table-cell office:value-type="float" office:value="531.16001033782959" table:style-name="ce4">
            <text:p>531</text:p>
          </table:table-cell>
          <table:table-cell office:value-type="float" office:value="270.48000526428223" table:style-name="ce4">
            <text:p>270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764.40001487731934" table:style-name="ce4">
            <text:p>764</text:p>
          </table:table-cell>
          <table:table-cell office:value-type="float" office:value="803.60001564025879" table:style-name="ce4">
            <text:p>804</text:p>
          </table:table-cell>
          <table:table-cell office:value-type="float" office:value="460.60000896453857" table:style-name="ce4">
            <text:p>461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5.44001197814941" table:style-name="ce4">
            <text:p>615</text:p>
          </table:table-cell>
          <table:table-cell office:value-type="float" office:value="817.3200159072876" table:style-name="ce4">
            <text:p>817</text:p>
          </table:table-cell>
          <table:table-cell office:value-type="float" office:value="629.16001224517822" table:style-name="ce4">
            <text:p>629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27.440000534057617" table:style-name="ce4">
            <text:p>27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3357.4800653457642" table:style-name="ce4">
            <text:p>3.357</text:p>
          </table:table-cell>
          <table:table-cell office:value-type="float" office:value="3169.3200616836548" table:style-name="ce4">
            <text:p>3.169</text:p>
          </table:table-cell>
          <table:table-cell office:value-type="float" office:value="1750.2800340652466" table:style-name="ce4">
            <text:p>1.750</text:p>
          </table:table-cell>
          <table:table-cell office:value-type="float" office:value="260.68000507354736" table:style-name="ce4">
            <text:p>2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83.4000444412231" table:style-name="ce4">
            <text:p>2.283</text:p>
          </table:table-cell>
          <table:table-cell office:value-type="float" office:value="3722.0400724411011" table:style-name="ce4">
            <text:p>3.722</text:p>
          </table:table-cell>
          <table:table-cell office:value-type="float" office:value="2855.7200555801392" table:style-name="ce4">
            <text:p>2.856</text:p>
          </table:table-cell>
          <table:table-cell office:value-type="float" office:value="33.320000648498535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61.6000556945801" table:style-name="ce4">
            <text:p>2.862</text:p>
          </table:table-cell>
          <table:table-cell office:value-type="float" office:value="4014.080078125" table:style-name="ce4">
            <text:p>4.014</text:p>
          </table:table-cell>
          <table:table-cell office:value-type="float" office:value="776.16001510620117" table:style-name="ce4">
            <text:p>776</text:p>
          </table:table-cell>
          <table:table-cell office:value-type="float" office:value="505.68000984191895" table:style-name="ce4">
            <text:p>50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69.5200519561768" table:style-name="ce4">
            <text:p>2.670</text:p>
          </table:table-cell>
          <table:table-cell office:value-type="float" office:value="4261.0400829315186" table:style-name="ce4">
            <text:p>4.261</text:p>
          </table:table-cell>
          <table:table-cell office:value-type="float" office:value="813.40001583099365" table:style-name="ce4">
            <text:p>813</text:p>
          </table:table-cell>
          <table:table-cell office:value-type="float" office:value="231.28000450134277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12.3600664138794" table:style-name="ce4">
            <text:p>3.412</text:p>
          </table:table-cell>
          <table:table-cell office:value-type="float" office:value="3130.1200609207153" table:style-name="ce4">
            <text:p>3.130</text:p>
          </table:table-cell>
          <table:table-cell office:value-type="float" office:value="1615.0400314331055" table:style-name="ce4">
            <text:p>1.615</text:p>
          </table:table-cell>
          <table:table-cell office:value-type="float" office:value="1307.3200254440308" table:style-name="ce4">
            <text:p>1.3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63.3200674057007" table:style-name="ce4">
            <text:p>3.463</text:p>
          </table:table-cell>
          <table:table-cell office:value-type="float" office:value="3651.4800710678101" table:style-name="ce4">
            <text:p>3.651</text:p>
          </table:table-cell>
          <table:table-cell office:value-type="float" office:value="1127.0000219345093" table:style-name="ce4">
            <text:p>1.127</text:p>
          </table:table-cell>
          <table:table-cell office:value-type="float" office:value="1436.680027961731" table:style-name="ce4">
            <text:p>1.4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12.4000644683838" table:style-name="ce4">
            <text:p>3.312</text:p>
          </table:table-cell>
          <table:table-cell office:value-type="float" office:value="3377.0800657272339" table:style-name="ce4">
            <text:p>3.377</text:p>
          </table:table-cell>
          <table:table-cell office:value-type="float" office:value="2087.4000406265259" table:style-name="ce4">
            <text:p>2.087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3.6000633239746" table:style-name="ce4">
            <text:p>3.254</text:p>
          </table:table-cell>
          <table:table-cell office:value-type="float" office:value="3410.4000663757324" table:style-name="ce4">
            <text:p>3.410</text:p>
          </table:table-cell>
          <table:table-cell office:value-type="float" office:value="2557.8000497817993" table:style-name="ce4">
            <text:p>2.558</text:p>
          </table:table-cell>
          <table:table-cell office:value-type="float" office:value="1295.5600252151489" table:style-name="ce4">
            <text:p>1.2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390.4000854492188" table:style-name="ce4">
            <text:p>4.390</text:p>
          </table:table-cell>
          <table:table-cell office:value-type="float" office:value="3680.8800716400146" table:style-name="ce4">
            <text:p>3.681</text:p>
          </table:table-cell>
          <table:table-cell office:value-type="float" office:value="3271.2400636672974" table:style-name="ce4">
            <text:p>3.271</text:p>
          </table:table-cell>
          <table:table-cell office:value-type="float" office:value="1123.0800218582153" table:style-name="ce4">
            <text:p>1.1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39.6400747299194" table:style-name="ce4">
            <text:p>3.840</text:p>
          </table:table-cell>
          <table:table-cell office:value-type="float" office:value="3273.2000637054443" table:style-name="ce4">
            <text:p>3.273</text:p>
          </table:table-cell>
          <table:table-cell office:value-type="float" office:value="4490.3600873947144" table:style-name="ce4">
            <text:p>4.490</text:p>
          </table:table-cell>
          <table:table-cell office:value-type="float" office:value="1238.7200241088867" table:style-name="ce4">
            <text:p>1.239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4809.8400936126709" table:style-name="ce4">
            <text:p>4.810</text:p>
          </table:table-cell>
          <table:table-cell office:value-type="float" office:value="2912.5600566864014" table:style-name="ce4">
            <text:p>2.913</text:p>
          </table:table-cell>
          <table:table-cell office:value-type="float" office:value="3173.2400617599487" table:style-name="ce4">
            <text:p>3.173</text:p>
          </table:table-cell>
          <table:table-cell office:value-type="float" office:value="1015.2800197601318" table:style-name="ce4">
            <text:p>1.015</text:p>
          </table:table-cell>
          <table:table-cell office:value-type="string" table:style-name="ce4">
            <text:p>-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4247.3200826644897" table:style-name="ce4">
            <text:p>4.247</text:p>
          </table:table-cell>
          <table:table-cell office:value-type="float" office:value="2646.0000514984131" table:style-name="ce4">
            <text:p>2.646</text:p>
          </table:table-cell>
          <table:table-cell office:value-type="float" office:value="4362.9600849151611" table:style-name="ce4">
            <text:p>4.363</text:p>
          </table:table-cell>
          <table:table-cell office:value-type="float" office:value="1025.0800199508667" table:style-name="ce4">
            <text:p>1.025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5009.7600975036621" table:style-name="ce4">
            <text:p>5.010</text:p>
          </table:table-cell>
          <table:table-cell office:value-type="float" office:value="2285.3600444793701" table:style-name="ce4">
            <text:p>2.285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3088.9600601196289" table:style-name="ce4">
            <text:p>3.089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315.9200839996338" table:style-name="ce4">
            <text:p>4.316</text:p>
          </table:table-cell>
          <table:table-cell office:value-type="float" office:value="3665.2000713348389" table:style-name="ce4">
            <text:p>3.665</text:p>
          </table:table-cell>
          <table:table-cell office:value-type="float" office:value="1517.0400295257568" table:style-name="ce4">
            <text:p>1.517</text:p>
          </table:table-cell>
          <table:table-cell office:value-type="float" office:value="3167.3600616455078" table:style-name="ce4">
            <text:p>3.1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78.4000968933105" table:style-name="ce4">
            <text:p>4.978</text:p>
          </table:table-cell>
          <table:table-cell office:value-type="float" office:value="3986.6400775909424" table:style-name="ce4">
            <text:p>3.987</text:p>
          </table:table-cell>
          <table:table-cell office:value-type="float" office:value="2161.8800420761108" table:style-name="ce4">
            <text:p>2.162</text:p>
          </table:table-cell>
          <table:table-cell office:value-type="float" office:value="470.40000915527344" table:style-name="ce4">
            <text:p>470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3067.4000597000122" table:style-name="ce4">
            <text:p>3.067</text:p>
          </table:table-cell>
          <table:table-cell office:value-type="float" office:value="3234.0000629425049" table:style-name="ce4">
            <text:p>3.234</text:p>
          </table:table-cell>
          <table:table-cell office:value-type="float" office:value="5092.080099105835" table:style-name="ce4">
            <text:p>5.092</text:p>
          </table:table-cell>
          <table:table-cell office:value-type="float" office:value="529.20001029968262" table:style-name="ce4">
            <text:p>529</text:p>
          </table:table-cell>
          <table:table-cell office:value-type="float" office:value="217.56000423431396" table:style-name="ce4">
            <text:p>218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2226.5600433349609" table:style-name="ce4">
            <text:p>2.227</text:p>
          </table:table-cell>
          <table:table-cell office:value-type="float" office:value="974.12001895904541" table:style-name="ce4">
            <text:p>974</text:p>
          </table:table-cell>
          <table:table-cell office:value-type="float" office:value="703.64001369476318" table:style-name="ce4">
            <text:p>704</text:p>
          </table:table-cell>
          <table:table-cell office:value-type="float" office:value="205.80000400543213" table:style-name="ce4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28.5200433731079" table:style-name="ce4">
            <text:p>2.229</text:p>
          </table:table-cell>
          <table:table-cell office:value-type="float" office:value="887.88001728057861" table:style-name="ce4">
            <text:p>888</text:p>
          </table:table-cell>
          <table:table-cell office:value-type="float" office:value="1040.7600202560425" table:style-name="ce4">
            <text:p>1.041</text:p>
          </table:table-cell>
          <table:table-cell office:value-type="float" office:value="392.00000762939453" table:style-name="ce4">
            <text:p>392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1909.0400371551514" table:style-name="ce4">
            <text:p>1.909</text:p>
          </table:table-cell>
          <table:table-cell office:value-type="float" office:value="1056.4400205612183" table:style-name="ce4">
            <text:p>1.056</text:p>
          </table:table-cell>
          <table:table-cell office:value-type="float" office:value="709.5200138092041" table:style-name="ce4">
            <text:p>710</text:p>
          </table:table-cell>
          <table:table-cell office:value-type="float" office:value="1203.4400234222412" table:style-name="ce4">
            <text:p>1.203</text:p>
          </table:table-cell>
          <table:table-cell office:value-type="string" table:style-name="ce4">
            <text:p>-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2185.4000425338745" table:style-name="ce4">
            <text:p>2.185</text:p>
          </table:table-cell>
          <table:table-cell office:value-type="float" office:value="582.12001132965088" table:style-name="ce4">
            <text:p>582</text:p>
          </table:table-cell>
          <table:table-cell office:value-type="float" office:value="635.04001235961914" table:style-name="ce4">
            <text:p>635</text:p>
          </table:table-cell>
          <table:table-cell office:value-type="float" office:value="431.20000839233398" table:style-name="ce4">
            <text:p>4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60.0000381469727" table:style-name="ce4">
            <text:p>1.960</text:p>
          </table:table-cell>
          <table:table-cell office:value-type="float" office:value="932.96001815795898" table:style-name="ce4">
            <text:p>933</text:p>
          </table:table-cell>
          <table:table-cell office:value-type="float" office:value="548.80001068115234" table:style-name="ce4">
            <text:p>549</text:p>
          </table:table-cell>
          <table:table-cell office:value-type="float" office:value="1191.6800231933594" table:style-name="ce4">
            <text:p>1.192</text:p>
          </table:table-cell>
          <table:table-cell office:value-type="float" office:value="0" table:style-name="ce4">
            <text:p>0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234.4000434875488" table:style-name="ce4">
            <text:p>2.234</text:p>
          </table:table-cell>
          <table:table-cell office:value-type="float" office:value="893.76001739501953" table:style-name="ce4">
            <text:p>894</text:p>
          </table:table-cell>
          <table:table-cell office:value-type="float" office:value="593.88001155853271" table:style-name="ce4">
            <text:p>594</text:p>
          </table:table-cell>
          <table:table-cell office:value-type="float" office:value="333.20000648498535" table:style-name="ce4">
            <text:p>3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20.9200315475464" table:style-name="ce4">
            <text:p>1.621</text:p>
          </table:table-cell>
          <table:table-cell office:value-type="float" office:value="1319.0800256729126" table:style-name="ce4">
            <text:p>1.319</text:p>
          </table:table-cell>
          <table:table-cell office:value-type="float" office:value="1711.0800333023071" table:style-name="ce4">
            <text:p>1.711</text:p>
          </table:table-cell>
          <table:table-cell office:value-type="float" office:value="190.12000370025635" table:style-name="ce4">
            <text:p>190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1687.5600328445435" table:style-name="ce4">
            <text:p>1.688</text:p>
          </table:table-cell>
          <table:table-cell office:value-type="float" office:value="1311.2400255203247" table:style-name="ce4">
            <text:p>1.311</text:p>
          </table:table-cell>
          <table:table-cell office:value-type="float" office:value="1611.1200313568115" table:style-name="ce4">
            <text:p>1.611</text:p>
          </table:table-cell>
          <table:table-cell office:value-type="float" office:value="341.04000663757324" table:style-name="ce4">
            <text:p>341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054.8400983810425" table:style-name="ce4">
            <text:p>5.055</text:p>
          </table:table-cell>
          <table:table-cell office:value-type="float" office:value="4308.0800838470459" table:style-name="ce4">
            <text:p>4.308</text:p>
          </table:table-cell>
          <table:table-cell office:value-type="float" office:value="882.0000171661377" table:style-name="ce4">
            <text:p>882</text:p>
          </table:table-cell>
          <table:table-cell office:value-type="float" office:value="348.88000679016113" table:style-name="ce4">
            <text:p>349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582.4800891876221" table:style-name="ce4">
            <text:p>4.582</text:p>
          </table:table-cell>
          <table:table-cell office:value-type="float" office:value="2765.5600538253784" table:style-name="ce4">
            <text:p>2.766</text:p>
          </table:table-cell>
          <table:table-cell office:value-type="float" office:value="3988.6000776290894" table:style-name="ce4">
            <text:p>3.989</text:p>
          </table:table-cell>
          <table:table-cell office:value-type="float" office:value="472.36000919342041" table:style-name="ce4">
            <text:p>472</text:p>
          </table:table-cell>
          <table:table-cell office:value-type="float" office:value="0" table:style-name="ce4">
            <text:p>0</text:p>
          </table:table-cell>
          <table:table-cell office:value-type="float" office:value="76.440001487731934" table:style-name="ce4">
            <text:p>76</text:p>
          </table:table-cell>
          <table:table-cell office:value-type="float" office:value="5776.1201124191284" table:style-name="ce4">
            <text:p>5.776</text:p>
          </table:table-cell>
          <table:table-cell office:value-type="float" office:value="2996.8400583267212" table:style-name="ce4">
            <text:p>2.997</text:p>
          </table:table-cell>
          <table:table-cell office:value-type="float" office:value="752.6400146484375" table:style-name="ce4">
            <text:p>753</text:p>
          </table:table-cell>
          <table:table-cell office:value-type="float" office:value="1268.1200246810913" table:style-name="ce4">
            <text:p>1.26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05.8000993728638" table:style-name="ce4">
            <text:p>5.106</text:p>
          </table:table-cell>
          <table:table-cell office:value-type="float" office:value="3077.2000598907471" table:style-name="ce4">
            <text:p>3.077</text:p>
          </table:table-cell>
          <table:table-cell office:value-type="float" office:value="2951.7600574493408" table:style-name="ce4">
            <text:p>2.952</text:p>
          </table:table-cell>
          <table:table-cell office:value-type="float" office:value="568.40001106262207" table:style-name="ce4">
            <text:p>568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5646.7601099014282" table:style-name="ce4">
            <text:p>5.647</text:p>
          </table:table-cell>
          <table:table-cell office:value-type="float" office:value="2957.6400575637817" table:style-name="ce4">
            <text:p>2.958</text:p>
          </table:table-cell>
          <table:table-cell office:value-type="float" office:value="1019.2000198364258" table:style-name="ce4">
            <text:p>1.019</text:p>
          </table:table-cell>
          <table:table-cell office:value-type="float" office:value="1779.6800346374512" table:style-name="ce4">
            <text:p>1.780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003.8800973892212" table:style-name="ce4">
            <text:p>5.004</text:p>
          </table:table-cell>
          <table:table-cell office:value-type="float" office:value="4423.7200860977173" table:style-name="ce4">
            <text:p>4.424</text:p>
          </table:table-cell>
          <table:table-cell office:value-type="float" office:value="633.08001232147217" table:style-name="ce4">
            <text:p>633</text:p>
          </table:table-cell>
          <table:table-cell office:value-type="float" office:value="727.16001415252686" table:style-name="ce4">
            <text:p>727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4476.6400871276855" table:style-name="ce4">
            <text:p>4.477</text:p>
          </table:table-cell>
          <table:table-cell office:value-type="float" office:value="4457.0400867462158" table:style-name="ce4">
            <text:p>4.457</text:p>
          </table:table-cell>
          <table:table-cell office:value-type="float" office:value="2304.9600448608398" table:style-name="ce4">
            <text:p>2.305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82.320001602172852" table:style-name="ce4">
            <text:p>82</text:p>
          </table:table-cell>
          <table:table-cell office:value-type="float" office:value="3606.4000701904297" table:style-name="ce4">
            <text:p>3.606</text:p>
          </table:table-cell>
          <table:table-cell office:value-type="float" office:value="3872.960075378418" table:style-name="ce4">
            <text:p>3.873</text:p>
          </table:table-cell>
          <table:table-cell office:value-type="float" office:value="4035.6400785446167" table:style-name="ce4">
            <text:p>4.036</text:p>
          </table:table-cell>
          <table:table-cell office:value-type="float" office:value="1307.3200254440308" table:style-name="ce4">
            <text:p>1.307</text:p>
          </table:table-cell>
          <table:table-cell office:value-type="float" office:value="217.56000423431396" table:style-name="ce4">
            <text:p>218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577.0000696182251" table:style-name="ce4">
            <text:p>3.577</text:p>
          </table:table-cell>
          <table:table-cell office:value-type="float" office:value="1577.800030708313" table:style-name="ce4">
            <text:p>1.578</text:p>
          </table:table-cell>
          <table:table-cell office:value-type="float" office:value="840.84001636505127" table:style-name="ce4">
            <text:p>841</text:p>
          </table:table-cell>
          <table:table-cell office:value-type="float" office:value="464.52000904083252" table:style-name="ce4">
            <text:p>4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9.8800439834595" table:style-name="ce4">
            <text:p>2.260</text:p>
          </table:table-cell>
          <table:table-cell office:value-type="float" office:value="3112.4800605773926" table:style-name="ce4">
            <text:p>3.112</text:p>
          </table:table-cell>
          <table:table-cell office:value-type="float" office:value="1350.4400262832642" table:style-name="ce4">
            <text:p>1.350</text:p>
          </table:table-cell>
          <table:table-cell office:value-type="float" office:value="623.2800121307373" table:style-name="ce4">
            <text:p>623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45.00000476837158" table:style-name="ce4">
            <text:p>245</text:p>
          </table:table-cell>
          <table:table-cell office:value-type="float" office:value="3533.8800687789917" table:style-name="ce4">
            <text:p>3.534</text:p>
          </table:table-cell>
          <table:table-cell office:value-type="float" office:value="1867.8800363540649" table:style-name="ce4">
            <text:p>1.868</text:p>
          </table:table-cell>
          <table:table-cell office:value-type="float" office:value="509.60000991821289" table:style-name="ce4">
            <text:p>510</text:p>
          </table:table-cell>
          <table:table-cell office:value-type="float" office:value="311.64000606536865" table:style-name="ce4">
            <text:p>312</text:p>
          </table:table-cell>
          <table:table-cell office:value-type="string" table:style-name="ce4">
            <text:p>-</text:p>
          </table:table-cell>
          <table:table-cell office:value-type="float" office:value="276.36000537872314" table:style-name="ce4">
            <text:p>276</text:p>
          </table:table-cell>
          <table:table-cell office:value-type="float" office:value="3588.7600698471069" table:style-name="ce4">
            <text:p>3.589</text:p>
          </table:table-cell>
          <table:table-cell office:value-type="float" office:value="1217.16002368927" table:style-name="ce4">
            <text:p>1.217</text:p>
          </table:table-cell>
          <table:table-cell office:value-type="float" office:value="1242.6400241851807" table:style-name="ce4">
            <text:p>1.243</text:p>
          </table:table-cell>
          <table:table-cell office:value-type="float" office:value="11.760000228881836" table:style-name="ce4">
            <text:p>12</text:p>
          </table:table-cell>
          <table:table-cell office:value-type="float" office:value="11.760000228881836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3406.4800662994385" table:style-name="ce4">
            <text:p>3.406</text:p>
          </table:table-cell>
          <table:table-cell office:value-type="float" office:value="1989.4000387191772" table:style-name="ce4">
            <text:p>1.989</text:p>
          </table:table-cell>
          <table:table-cell office:value-type="float" office:value="499.80000972747803" table:style-name="ce4">
            <text:p>500</text:p>
          </table:table-cell>
          <table:table-cell office:value-type="float" office:value="284.20000553131104" table:style-name="ce4">
            <text:p>284</text:p>
          </table:table-cell>
          <table:table-cell office:value-type="float" office:value="0" table:style-name="ce4">
            <text:p>0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3043.8800592422485" table:style-name="ce4">
            <text:p>3.044</text:p>
          </table:table-cell>
          <table:table-cell office:value-type="float" office:value="1828.6800355911255" table:style-name="ce4">
            <text:p>1.829</text:p>
          </table:table-cell>
          <table:table-cell office:value-type="float" office:value="1456.2800283432007" table:style-name="ce4">
            <text:p>1.456</text:p>
          </table:table-cell>
          <table:table-cell office:value-type="float" office:value="1358.2800264358521" table:style-name="ce4">
            <text:p>1.358</text:p>
          </table:table-cell>
          <table:table-cell office:value-type="float" office:value="0" table:style-name="ce4">
            <text:p>0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2108.9600410461426" table:style-name="ce4">
            <text:p>2.109</text:p>
          </table:table-cell>
          <table:table-cell office:value-type="float" office:value="3228.120062828064" table:style-name="ce4">
            <text:p>3.228</text:p>
          </table:table-cell>
          <table:table-cell office:value-type="float" office:value="1517.0400295257568" table:style-name="ce4">
            <text:p>1.517</text:p>
          </table:table-cell>
          <table:table-cell office:value-type="float" office:value="154.84000301361084" table:style-name="ce4">
            <text:p>155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2232.4400434494019" table:style-name="ce4">
            <text:p>2.232</text:p>
          </table:table-cell>
          <table:table-cell office:value-type="float" office:value="2840.0400552749634" table:style-name="ce4">
            <text:p>2.840</text:p>
          </table:table-cell>
          <table:table-cell office:value-type="float" office:value="2093.2800407409668" table:style-name="ce4">
            <text:p>2.093</text:p>
          </table:table-cell>
          <table:table-cell office:value-type="float" office:value="374.36000728607178" table:style-name="ce4">
            <text:p>374</text:p>
          </table:table-cell>
          <table:table-cell office:value-type="float" office:value="280.28000545501709" table:style-name="ce4">
            <text:p>28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613.4401092529297" table:style-name="ce4">
            <text:p>5.613</text:p>
          </table:table-cell>
          <table:table-cell office:value-type="float" office:value="4513.880087852478" table:style-name="ce4">
            <text:p>4.514</text:p>
          </table:table-cell>
          <table:table-cell office:value-type="float" office:value="1213.2400236129761" table:style-name="ce4">
            <text:p>1.213</text:p>
          </table:table-cell>
          <table:table-cell office:value-type="float" office:value="580.16001129150391" table:style-name="ce4">
            <text:p>580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917.6400957107544" table:style-name="ce4">
            <text:p>4.918</text:p>
          </table:table-cell>
          <table:table-cell office:value-type="float" office:value="4016.040078163147" table:style-name="ce4">
            <text:p>4.016</text:p>
          </table:table-cell>
          <table:table-cell office:value-type="float" office:value="4188.5200815200806" table:style-name="ce4">
            <text:p>4.189</text:p>
          </table:table-cell>
          <table:table-cell office:value-type="float" office:value="780.08001518249512" table:style-name="ce4">
            <text:p>780</text:p>
          </table:table-cell>
          <table:table-cell office:value-type="float" office:value="170.52000331878662" table:style-name="ce4">
            <text:p>171</text:p>
          </table:table-cell>
          <table:table-cell office:value-type="float" office:value="256.76000499725342" table:style-name="ce4">
            <text:p>257</text:p>
          </table:table-cell>
          <table:table-cell office:value-type="float" office:value="6103.4401187896729" table:style-name="ce4">
            <text:p>6.103</text:p>
          </table:table-cell>
          <table:table-cell office:value-type="float" office:value="3469.2000675201416" table:style-name="ce4">
            <text:p>3.469</text:p>
          </table:table-cell>
          <table:table-cell office:value-type="float" office:value="903.56001758575439" table:style-name="ce4">
            <text:p>904</text:p>
          </table:table-cell>
          <table:table-cell office:value-type="float" office:value="1299.4800252914429" table:style-name="ce4">
            <text:p>1.299</text:p>
          </table:table-cell>
          <table:table-cell office:value-type="string" table:style-name="ce4">
            <text:p>-</text:p>
          </table:table-cell>
          <table:table-cell office:value-type="float" office:value="276.36000537872314" table:style-name="ce4">
            <text:p>276</text:p>
          </table:table-cell>
          <table:table-cell office:value-type="float" office:value="5621.2801094055176" table:style-name="ce4">
            <text:p>5.621</text:p>
          </table:table-cell>
          <table:table-cell office:value-type="float" office:value="3281.0400638580322" table:style-name="ce4">
            <text:p>3.281</text:p>
          </table:table-cell>
          <table:table-cell office:value-type="float" office:value="3200.6800622940063" table:style-name="ce4">
            <text:p>3.201</text:p>
          </table:table-cell>
          <table:table-cell office:value-type="float" office:value="568.40001106262207" table:style-name="ce4">
            <text:p>568</text:p>
          </table:table-cell>
          <table:table-cell office:value-type="float" office:value="407.68000793457031" table:style-name="ce4">
            <text:p>408</text:p>
          </table:table-cell>
          <table:table-cell office:value-type="string" table:style-name="ce4">
            <text:p>-</text:p>
          </table:table-cell>
          <table:table-cell office:value-type="float" office:value="6013.2801170349121" table:style-name="ce4">
            <text:p>6.013</text:p>
          </table:table-cell>
          <table:table-cell office:value-type="float" office:value="3529.9600687026978" table:style-name="ce4">
            <text:p>3.530</text:p>
          </table:table-cell>
          <table:table-cell office:value-type="float" office:value="1109.3600215911865" table:style-name="ce4">
            <text:p>1.109</text:p>
          </table:table-cell>
          <table:table-cell office:value-type="float" office:value="1799.2800350189209" table:style-name="ce4">
            <text:p>1.799</text:p>
          </table:table-cell>
          <table:table-cell office:value-type="float" office:value="0" table:style-name="ce4">
            <text:p>0</text:p>
          </table:table-cell>
          <table:table-cell office:value-type="float" office:value="186.2000036239624" table:style-name="ce4">
            <text:p>186</text:p>
          </table:table-cell>
          <table:table-cell office:value-type="float" office:value="5403.7201051712036" table:style-name="ce4">
            <text:p>5.404</text:p>
          </table:table-cell>
          <table:table-cell office:value-type="float" office:value="4700.0800914764404" table:style-name="ce4">
            <text:p>4.700</text:p>
          </table:table-cell>
          <table:table-cell office:value-type="float" office:value="1583.6800308227539" table:style-name="ce4">
            <text:p>1.584</text:p>
          </table:table-cell>
          <table:table-cell office:value-type="float" office:value="1540.5600299835205" table:style-name="ce4">
            <text:p>1.541</text:p>
          </table:table-cell>
          <table:table-cell office:value-type="float" office:value="58.80000114440918" table:style-name="ce4">
            <text:p>59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4772.6000928878784" table:style-name="ce4">
            <text:p>4.773</text:p>
          </table:table-cell>
          <table:table-cell office:value-type="float" office:value="5178.3201007843018" table:style-name="ce4">
            <text:p>5.178</text:p>
          </table:table-cell>
          <table:table-cell office:value-type="float" office:value="2698.9200525283813" table:style-name="ce4">
            <text:p>2.699</text:p>
          </table:table-cell>
          <table:table-cell office:value-type="float" office:value="164.6400032043457" table:style-name="ce4">
            <text:p>165</text:p>
          </table:table-cell>
          <table:table-cell office:value-type="float" office:value="184.24000358581543" table:style-name="ce4">
            <text:p>184</text:p>
          </table:table-cell>
          <table:table-cell office:value-type="float" office:value="250.8800048828125" table:style-name="ce4">
            <text:p>251</text:p>
          </table:table-cell>
          <table:table-cell office:value-type="float" office:value="4123.8400802612305" table:style-name="ce4">
            <text:p>4.124</text:p>
          </table:table-cell>
          <table:table-cell office:value-type="float" office:value="4662.8400907516479" table:style-name="ce4">
            <text:p>4.663</text:p>
          </table:table-cell>
          <table:table-cell office:value-type="float" office:value="4468.8000869750977" table:style-name="ce4">
            <text:p>4.469</text:p>
          </table:table-cell>
          <table:table-cell office:value-type="float" office:value="1358.2800264358521" table:style-name="ce4">
            <text:p>1.358</text:p>
          </table:table-cell>
          <table:table-cell office:value-type="float" office:value="354.76000690460205" table:style-name="ce4">
            <text:p>355</text:p>
          </table:table-cell>
          <table:table-cell office:value-type="float" office:value="76.440001487731934" table:style-name="ce4">
            <text:p>76</text:p>
          </table:table-cell>
          <table:table-cell table:number-columns-repeated="16334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3422.1600666046143" table:style-name="ce4">
            <text:p>3.422</text:p>
          </table:table-cell>
          <table:table-cell office:value-type="float" office:value="2614.6400508880615" table:style-name="ce4">
            <text:p>2.615</text:p>
          </table:table-cell>
          <table:table-cell office:value-type="float" office:value="3643.6400709152222" table:style-name="ce4">
            <text:p>3.644</text:p>
          </table:table-cell>
          <table:table-cell office:value-type="float" office:value="1064.2800207138062" table:style-name="ce4">
            <text:p>1.0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83.6400327682495" table:style-name="ce4">
            <text:p>1.684</text:p>
          </table:table-cell>
          <table:table-cell office:value-type="float" office:value="3798.480073928833" table:style-name="ce4">
            <text:p>3.798</text:p>
          </table:table-cell>
          <table:table-cell office:value-type="float" office:value="3745.5600728988647" table:style-name="ce4">
            <text:p>3.746</text:p>
          </table:table-cell>
          <table:table-cell office:value-type="float" office:value="1107.4000215530396" table:style-name="ce4">
            <text:p>1.107</text:p>
          </table:table-cell>
          <table:table-cell office:value-type="float" office:value="0" table:style-name="ce4">
            <text:p>0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2099.1600408554077" table:style-name="ce4">
            <text:p>2.099</text:p>
          </table:table-cell>
          <table:table-cell office:value-type="float" office:value="4029.7600784301758" table:style-name="ce4">
            <text:p>4.030</text:p>
          </table:table-cell>
          <table:table-cell office:value-type="float" office:value="3294.760064125061" table:style-name="ce4">
            <text:p>3.295</text:p>
          </table:table-cell>
          <table:table-cell office:value-type="float" office:value="1036.8400201797485" table:style-name="ce4">
            <text:p>1.03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83.6000347137451" table:style-name="ce4">
            <text:p>1.784</text:p>
          </table:table-cell>
          <table:table-cell office:value-type="float" office:value="4208.1200819015503" table:style-name="ce4">
            <text:p>4.208</text:p>
          </table:table-cell>
          <table:table-cell office:value-type="float" office:value="3312.4000644683838" table:style-name="ce4">
            <text:p>3.312</text:p>
          </table:table-cell>
          <table:table-cell office:value-type="float" office:value="999.60001945495605" table:style-name="ce4">
            <text:p>1.0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37.8000688552856" table:style-name="ce4">
            <text:p>3.538</text:p>
          </table:table-cell>
          <table:table-cell office:value-type="float" office:value="2520.5600490570068" table:style-name="ce4">
            <text:p>2.521</text:p>
          </table:table-cell>
          <table:table-cell office:value-type="float" office:value="2124.6400413513184" table:style-name="ce4">
            <text:p>2.125</text:p>
          </table:table-cell>
          <table:table-cell office:value-type="float" office:value="3073.2800598144531" table:style-name="ce4">
            <text:p>3.073</text:p>
          </table:table-cell>
          <table:table-cell office:value-type="float" office:value="49.000000953674316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3590.7200698852539" table:style-name="ce4">
            <text:p>3.591</text:p>
          </table:table-cell>
          <table:table-cell office:value-type="float" office:value="2806.7200546264648" table:style-name="ce4">
            <text:p>2.807</text:p>
          </table:table-cell>
          <table:table-cell office:value-type="float" office:value="1458.2400283813477" table:style-name="ce4">
            <text:p>1.458</text:p>
          </table:table-cell>
          <table:table-cell office:value-type="float" office:value="3149.7200613021851" table:style-name="ce4">
            <text:p>3.150</text:p>
          </table:table-cell>
          <table:table-cell office:value-type="float" office:value="0" table:style-name="ce4">
            <text:p>0</text:p>
          </table:table-cell>
          <table:table-cell office:value-type="float" office:value="139.16000270843506" table:style-name="ce4">
            <text:p>139</text:p>
          </table:table-cell>
          <table:table-cell office:value-type="float" office:value="4306.1200838088989" table:style-name="ce4">
            <text:p>4.306</text:p>
          </table:table-cell>
          <table:table-cell office:value-type="float" office:value="2896.8800563812256" table:style-name="ce4">
            <text:p>2.897</text:p>
          </table:table-cell>
          <table:table-cell office:value-type="float" office:value="2381.4000463485718" table:style-name="ce4">
            <text:p>2.381</text:p>
          </table:table-cell>
          <table:table-cell office:value-type="float" office:value="529.20001029968262" table:style-name="ce4">
            <text:p>5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34.2000532150269" table:style-name="ce4">
            <text:p>2.734</text:p>
          </table:table-cell>
          <table:table-cell office:value-type="float" office:value="2271.6400442123413" table:style-name="ce4">
            <text:p>2.272</text:p>
          </table:table-cell>
          <table:table-cell office:value-type="float" office:value="4417.8400859832764" table:style-name="ce4">
            <text:p>4.418</text:p>
          </table:table-cell>
          <table:table-cell office:value-type="float" office:value="535.08001041412354" table:style-name="ce4">
            <text:p>5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1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4" table:default-cell-style-name="ce1"/>
        <table:table-column table:style-name="co2" table:default-cell-style-name="ce1"/>
        <table:table-column table:style-name="co4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PROPORÇÃO PARA O INDICADOR C15 – COORDENADORES PEDAGÓGICO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1" table:style-name="ce7">
            <text:p>Total de coordenadores pedagógicos</text:p>
          </table:table-cell>
          <table:covered-table-cell table:number-columns-repeated="18"/>
          <table:table-cell table:number-columns-repeated="16365"/>
        </table:table-row>
        <table:table-row table:style-name="ro10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5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34.4801349639893" table:style-name="ce4">
            <text:p>6.934</text:p>
          </table:table-cell>
          <table:table-cell office:value-type="float" office:value="4566.8000888824463" table:style-name="ce4">
            <text:p>4.567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7310.800142288208" table:style-name="ce4">
            <text:p>7.311</text:p>
          </table:table-cell>
          <table:table-cell office:value-type="float" office:value="3918.0400762557983" table:style-name="ce4">
            <text:p>3.918</text:p>
          </table:table-cell>
          <table:table-cell office:value-type="float" office:value="1364.160026550293" table:style-name="ce4">
            <text:p>1.364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7320.6001424789429" table:style-name="ce4">
            <text:p>7.321</text:p>
          </table:table-cell>
          <table:table-cell office:value-type="float" office:value="4259.0800828933716" table:style-name="ce4">
            <text:p>4.259</text:p>
          </table:table-cell>
          <table:table-cell office:value-type="float" office:value="1303.4000253677368" table:style-name="ce4">
            <text:p>1.303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6567.9601278305054" table:style-name="ce4">
            <text:p>6.568</text:p>
          </table:table-cell>
          <table:table-cell office:value-type="float" office:value="5627.1601095199585" table:style-name="ce4">
            <text:p>5.627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544.4401273727417" table:style-name="ce4">
            <text:p>6.544</text:p>
          </table:table-cell>
          <table:table-cell office:value-type="float" office:value="4460.9600868225098" table:style-name="ce4">
            <text:p>4.461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6895.2801342010498" table:style-name="ce4">
            <text:p>6.895</text:p>
          </table:table-cell>
          <table:table-cell office:value-type="float" office:value="3802.400074005127" table:style-name="ce4">
            <text:p>3.802</text:p>
          </table:table-cell>
          <table:table-cell office:value-type="float" office:value="1364.160026550293" table:style-name="ce4">
            <text:p>1.364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6858.0401334762573" table:style-name="ce4">
            <text:p>6.858</text:p>
          </table:table-cell>
          <table:table-cell office:value-type="float" office:value="4151.2800807952881" table:style-name="ce4">
            <text:p>4.151</text:p>
          </table:table-cell>
          <table:table-cell office:value-type="float" office:value="1303.4000253677368" table:style-name="ce4">
            <text:p>1.303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6552.2801275253296" table:style-name="ce4">
            <text:p>6.552</text:p>
          </table:table-cell>
          <table:table-cell office:value-type="float" office:value="4823.5600938796997" table:style-name="ce4">
            <text:p>4.824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sculino</text:p>
          </table:table-cell>
          <table:table-cell office:value-type="float" office:value="3535.8400688171387" table:style-name="ce4">
            <text:p>3.536</text:p>
          </table:table-cell>
          <table:table-cell office:value-type="float" office:value="1052.5200204849243" table:style-name="ce4">
            <text:p>1.0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35.8400688171387" table:style-name="ce4">
            <text:p>3.536</text:p>
          </table:table-cell>
          <table:table-cell office:value-type="float" office:value="1056.4400205612183" table:style-name="ce4">
            <text:p>1.056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3500.5600681304932" table:style-name="ce4">
            <text:p>3.501</text:p>
          </table:table-cell>
          <table:table-cell office:value-type="float" office:value="1191.6800231933594" table:style-name="ce4">
            <text:p>1.192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862.000036239624" table:style-name="ce4">
            <text:p>1.862</text:p>
          </table:table-cell>
          <table:table-cell office:value-type="float" office:value="3196.7600622177124" table:style-name="ce4">
            <text:p>3.197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39 anos</text:p>
          </table:table-cell>
          <table:table-cell office:value-type="float" office:value="5366.4801044464111" table:style-name="ce4">
            <text:p>5.366</text:p>
          </table:table-cell>
          <table:table-cell office:value-type="float" office:value="2355.9200458526611" table:style-name="ce4">
            <text:p>2.3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82.2001028060913" table:style-name="ce4">
            <text:p>5.282</text:p>
          </table:table-cell>
          <table:table-cell office:value-type="float" office:value="2628.3600511550903" table:style-name="ce4">
            <text:p>2.628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5154.8001003265381" table:style-name="ce4">
            <text:p>5.155</text:p>
          </table:table-cell>
          <table:table-cell office:value-type="float" office:value="2994.8800582885742" table:style-name="ce4">
            <text:p>2.995</text:p>
          </table:table-cell>
          <table:table-cell office:value-type="float" office:value="201.88000392913818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5145.0001001358032" table:style-name="ce4">
            <text:p>5.145</text:p>
          </table:table-cell>
          <table:table-cell office:value-type="float" office:value="3049.7600593566895" table:style-name="ce4">
            <text:p>3.0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0 a 47 anos</text:p>
          </table:table-cell>
          <table:table-cell office:value-type="float" office:value="4784.3600931167603" table:style-name="ce4">
            <text:p>4.784</text:p>
          </table:table-cell>
          <table:table-cell office:value-type="float" office:value="3273.2000637054443" table:style-name="ce4">
            <text:p>3.273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237.1201019287109" table:style-name="ce4">
            <text:p>5.237</text:p>
          </table:table-cell>
          <table:table-cell office:value-type="float" office:value="2483.3200483322144" table:style-name="ce4">
            <text:p>2.483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127.3600997924805" table:style-name="ce4">
            <text:p>5.127</text:p>
          </table:table-cell>
          <table:table-cell office:value-type="float" office:value="2671.4800519943237" table:style-name="ce4">
            <text:p>2.671</text:p>
          </table:table-cell>
          <table:table-cell office:value-type="float" office:value="0" table:style-name="ce4">
            <text:p>0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3784.7600736618042" table:style-name="ce4">
            <text:p>3.785</text:p>
          </table:table-cell>
          <table:table-cell office:value-type="float" office:value="4535.4400882720947" table:style-name="ce4">
            <text:p>4.535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de 48 anos ou mais</text:p>
          </table:table-cell>
          <table:table-cell office:value-type="float" office:value="3900.4000759124756" table:style-name="ce4">
            <text:p>3.900</text:p>
          </table:table-cell>
          <table:table-cell office:value-type="float" office:value="2412.7600469589233" table:style-name="ce4">
            <text:p>2.413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4149.3200807571411" table:style-name="ce4">
            <text:p>4.149</text:p>
          </table:table-cell>
          <table:table-cell office:value-type="float" office:value="1862.000036239624" table:style-name="ce4">
            <text:p>1.862</text:p>
          </table:table-cell>
          <table:table-cell office:value-type="float" office:value="1350.4400262832642" table:style-name="ce4">
            <text:p>1.350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4078.7600793838501" table:style-name="ce4">
            <text:p>4.079</text:p>
          </table:table-cell>
          <table:table-cell office:value-type="float" office:value="2079.560040473938" table:style-name="ce4">
            <text:p>2.080</text:p>
          </table:table-cell>
          <table:table-cell office:value-type="float" office:value="1287.720025062561" table:style-name="ce4">
            <text:p>1.288</text:p>
          </table:table-cell>
          <table:table-cell office:value-type="float" office:value="0" table:style-name="ce4">
            <text:p>0</text:p>
          </table:table-cell>
          <table:table-cell office:value-type="float" office:value="3841.6000747680664" table:style-name="ce4">
            <text:p>3.842</text:p>
          </table:table-cell>
          <table:table-cell office:value-type="float" office:value="2616.6000509262085" table:style-name="ce4">
            <text:p>2.617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692.2400913238525" table:style-name="ce4">
            <text:p>4.692</text:p>
          </table:table-cell>
          <table:table-cell office:value-type="float" office:value="1767.9200344085693" table:style-name="ce4">
            <text:p>1.7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60.880090713501" table:style-name="ce4">
            <text:p>4.661</text:p>
          </table:table-cell>
          <table:table-cell office:value-type="float" office:value="1936.480037689209" table:style-name="ce4">
            <text:p>1.936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4827.4800939559937" table:style-name="ce4">
            <text:p>4.827</text:p>
          </table:table-cell>
          <table:table-cell office:value-type="float" office:value="1693.4400329589844" table:style-name="ce4">
            <text:p>1.693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3610.3200702667236" table:style-name="ce4">
            <text:p>3.610</text:p>
          </table:table-cell>
          <table:table-cell office:value-type="float" office:value="3592.6800699234009" table:style-name="ce4">
            <text:p>3.5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3469.2000675201416" table:style-name="ce4">
            <text:p>3.469</text:p>
          </table:table-cell>
          <table:table-cell office:value-type="float" office:value="3712.2400722503662" table:style-name="ce4">
            <text:p>3.712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4116.0000801086426" table:style-name="ce4">
            <text:p>4.116</text:p>
          </table:table-cell>
          <table:table-cell office:value-type="float" office:value="2914.5200567245483" table:style-name="ce4">
            <text:p>2.915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3872.960075378418" table:style-name="ce4">
            <text:p>3.873</text:p>
          </table:table-cell>
          <table:table-cell office:value-type="float" office:value="3365.3200654983521" table:style-name="ce4">
            <text:p>3.365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3855.3200750350952" table:style-name="ce4">
            <text:p>3.855</text:p>
          </table:table-cell>
          <table:table-cell office:value-type="float" office:value="3418.2400665283203" table:style-name="ce4">
            <text:p>3.418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5123.4400997161865" table:style-name="ce4">
            <text:p>5.123</text:p>
          </table:table-cell>
          <table:table-cell office:value-type="float" office:value="2071.7200403213501" table:style-name="ce4">
            <text:p>2.072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278.2801027297974" table:style-name="ce4">
            <text:p>5.278</text:p>
          </table:table-cell>
          <table:table-cell office:value-type="float" office:value="1891.4000368118286" table:style-name="ce4">
            <text:p>1.891</text:p>
          </table:table-cell>
          <table:table-cell office:value-type="float" office:value="433.16000843048096" table:style-name="ce4">
            <text:p>43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197.9201011657715" table:style-name="ce4">
            <text:p>5.198</text:p>
          </table:table-cell>
          <table:table-cell office:value-type="float" office:value="2369.6400461196899" table:style-name="ce4">
            <text:p>2.370</text:p>
          </table:table-cell>
          <table:table-cell office:value-type="float" office:value="150.92000293731689" table:style-name="ce4">
            <text:p>151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4668.7200908660889" table:style-name="ce4">
            <text:p>4.669</text:p>
          </table:table-cell>
          <table:table-cell office:value-type="float" office:value="3384.9200658798218" table:style-name="ce4">
            <text:p>3.385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5799.6401128768921" table:style-name="ce4">
            <text:p>5.800</text:p>
          </table:table-cell>
          <table:table-cell office:value-type="float" office:value="2359.8400459289551" table:style-name="ce4">
            <text:p>2.360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5762.4001121520996" table:style-name="ce4">
            <text:p>5.762</text:p>
          </table:table-cell>
          <table:table-cell office:value-type="float" office:value="2540.1600494384766" table:style-name="ce4">
            <text:p>2.540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5670.2801103591919" table:style-name="ce4">
            <text:p>5.670</text:p>
          </table:table-cell>
          <table:table-cell office:value-type="float" office:value="2873.3600559234619" table:style-name="ce4">
            <text:p>2.873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4754.9600925445557" table:style-name="ce4">
            <text:p>4.755</text:p>
          </table:table-cell>
          <table:table-cell office:value-type="float" office:value="4268.8800830841064" table:style-name="ce4">
            <text:p>4.269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3 até 5 SM</text:p>
          </table:table-cell>
          <table:table-cell office:value-type="float" office:value="4339.4400844573975" table:style-name="ce4">
            <text:p>4.339</text:p>
          </table:table-cell>
          <table:table-cell office:value-type="float" office:value="3631.8800706863403" table:style-name="ce4">
            <text:p>3.632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729.480092048645" table:style-name="ce4">
            <text:p>4.729</text:p>
          </table:table-cell>
          <table:table-cell office:value-type="float" office:value="2983.1200580596924" table:style-name="ce4">
            <text:p>2.983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682.4400911331177" table:style-name="ce4">
            <text:p>4.682</text:p>
          </table:table-cell>
          <table:table-cell office:value-type="float" office:value="3194.8000621795654" table:style-name="ce4">
            <text:p>3.195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4337.4800844192505" table:style-name="ce4">
            <text:p>4.337</text:p>
          </table:table-cell>
          <table:table-cell office:value-type="float" office:value="3769.0800733566284" table:style-name="ce4">
            <text:p>3.769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Mais de 5 SM</text:p>
          </table:table-cell>
          <table:table-cell office:value-type="float" office:value="3382.9600658416748" table:style-name="ce4">
            <text:p>3.383</text:p>
          </table:table-cell>
          <table:table-cell office:value-type="float" office:value="1632.6800317764282" table:style-name="ce4">
            <text:p>1.6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27.9600706100464" table:style-name="ce4">
            <text:p>3.628</text:p>
          </table:table-cell>
          <table:table-cell office:value-type="float" office:value="846.72001647949219" table:style-name="ce4">
            <text:p>847</text:p>
          </table:table-cell>
          <table:table-cell office:value-type="float" office:value="407.68000793457031" table:style-name="ce4">
            <text:p>408</text:p>
          </table:table-cell>
          <table:table-cell office:value-type="float" office:value="0" table:style-name="ce4">
            <text:p>0</text:p>
          </table:table-cell>
          <table:table-cell office:value-type="float" office:value="3571.1200695037842" table:style-name="ce4">
            <text:p>3.571</text:p>
          </table:table-cell>
          <table:table-cell office:value-type="float" office:value="1234.8000240325928" table:style-name="ce4">
            <text:p>1.235</text:p>
          </table:table-cell>
          <table:table-cell office:value-type="float" office:value="39.200000762939453" table:style-name="ce4">
            <text:p>39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3283.0000638961792" table:style-name="ce4">
            <text:p>3.283</text:p>
          </table:table-cell>
          <table:table-cell office:value-type="float" office:value="1862.000036239624" table:style-name="ce4">
            <text:p>1.8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052.5200204849243" table:style-name="ce4">
            <text:p>1.053</text:p>
          </table:table-cell>
          <table:table-cell office:value-type="float" office:value="554.68001079559326" table:style-name="ce4">
            <text:p>555</text:p>
          </table:table-cell>
          <table:table-cell office:value-type="float" office:value="152.88000297546387" table:style-name="ce4">
            <text:p>15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1101.5200214385986" table:style-name="ce4">
            <text:p>1.102</text:p>
          </table:table-cell>
          <table:table-cell office:value-type="float" office:value="597.80001163482666" table:style-name="ce4">
            <text:p>598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925.12001800537109" table:style-name="ce4">
            <text:p>925</text:p>
          </table:table-cell>
          <table:table-cell office:value-type="float" office:value="778.12001514434814" table:style-name="ce4">
            <text:p>778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764.40001487731934" table:style-name="ce4">
            <text:p>764</text:p>
          </table:table-cell>
          <table:table-cell office:value-type="float" office:value="958.44001865386963" table:style-name="ce4">
            <text:p>958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Centro-Oeste</text:p>
          </table:table-cell>
          <table:table-cell office:value-type="float" office:value="1007.4400196075439" table:style-name="ce4">
            <text:p>1.007</text:p>
          </table:table-cell>
          <table:table-cell office:value-type="float" office:value="143.080002784729" table:style-name="ce4">
            <text:p>1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5.2800197601318" table:style-name="ce4">
            <text:p>1.015</text:p>
          </table:table-cell>
          <table:table-cell office:value-type="float" office:value="243.04000473022461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0.9600200653076" table:style-name="ce4">
            <text:p>1.031</text:p>
          </table:table-cell>
          <table:table-cell office:value-type="float" office:value="374.36000728607178" table:style-name="ce4">
            <text:p>374</text:p>
          </table:table-cell>
          <table:table-cell office:value-type="float" office:value="23.52000045776367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011.3600196838379" table:style-name="ce4">
            <text:p>1.011</text:p>
          </table:table-cell>
          <table:table-cell office:value-type="float" office:value="452.76000881195068" table:style-name="ce4">
            <text:p>4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Nordeste</text:p>
          </table:table-cell>
          <table:table-cell office:value-type="float" office:value="4286.5200834274292" table:style-name="ce4">
            <text:p>4.287</text:p>
          </table:table-cell>
          <table:table-cell office:value-type="float" office:value="2124.6400413513184" table:style-name="ce4">
            <text:p>2.1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21.8000841140747" table:style-name="ce4">
            <text:p>4.322</text:p>
          </table:table-cell>
          <table:table-cell office:value-type="float" office:value="1687.5600328445435" table:style-name="ce4">
            <text:p>1.688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4390.4000854492188" table:style-name="ce4">
            <text:p>4.390</text:p>
          </table:table-cell>
          <table:table-cell office:value-type="float" office:value="2026.6400394439697" table:style-name="ce4">
            <text:p>2.027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0" table:style-name="ce4">
            <text:p>0</text:p>
          </table:table-cell>
          <table:table-cell office:value-type="float" office:value="4292.4000835418701" table:style-name="ce4">
            <text:p>4.292</text:p>
          </table:table-cell>
          <table:table-cell office:value-type="float" office:value="2255.9600439071655" table:style-name="ce4">
            <text:p>2.256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deste</text:p>
          </table:table-cell>
          <table:table-cell office:value-type="float" office:value="4974.4800968170166" table:style-name="ce4">
            <text:p>4.974</text:p>
          </table:table-cell>
          <table:table-cell office:value-type="float" office:value="3612.2800703048706" table:style-name="ce4">
            <text:p>3.6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42.9201059341431" table:style-name="ce4">
            <text:p>5.443</text:p>
          </table:table-cell>
          <table:table-cell office:value-type="float" office:value="2955.6800575256348" table:style-name="ce4">
            <text:p>2.956</text:p>
          </table:table-cell>
          <table:table-cell office:value-type="float" office:value="452.76000881195068" table:style-name="ce4">
            <text:p>453</text:p>
          </table:table-cell>
          <table:table-cell office:value-type="float" office:value="0" table:style-name="ce4">
            <text:p>0</text:p>
          </table:table-cell>
          <table:table-cell office:value-type="float" office:value="5419.4001054763794" table:style-name="ce4">
            <text:p>5.419</text:p>
          </table:table-cell>
          <table:table-cell office:value-type="float" office:value="3155.600061416626" table:style-name="ce4">
            <text:p>3.156</text:p>
          </table:table-cell>
          <table:table-cell office:value-type="float" office:value="199.92000389099121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4486.4400873184204" table:style-name="ce4">
            <text:p>4.486</text:p>
          </table:table-cell>
          <table:table-cell office:value-type="float" office:value="4707.9200916290283" table:style-name="ce4">
            <text:p>4.7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Sul</text:p>
          </table:table-cell>
          <table:table-cell office:value-type="float" office:value="1685.6000328063965" table:style-name="ce4">
            <text:p>1.686</text:p>
          </table:table-cell>
          <table:table-cell office:value-type="float" office:value="1720.880033493042" table:style-name="ce4">
            <text:p>1.7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97.3600330352783" table:style-name="ce4">
            <text:p>1.697</text:p>
          </table:table-cell>
          <table:table-cell office:value-type="float" office:value="1828.6800355911255" table:style-name="ce4">
            <text:p>1.829</text:p>
          </table:table-cell>
          <table:table-cell office:value-type="float" office:value="21.560000419616699" table:style-name="ce4">
            <text:p>22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1740.4800338745117" table:style-name="ce4">
            <text:p>1.740</text:p>
          </table:table-cell>
          <table:table-cell office:value-type="float" office:value="1822.8000354766846" table:style-name="ce4">
            <text:p>1.823</text:p>
          </table:table-cell>
          <table:table-cell office:value-type="float" office:value="35.280000686645508" table:style-name="ce4">
            <text:p>35</text:p>
          </table:table-cell>
          <table:table-cell office:value-type="float" office:value="45.080000877380371" table:style-name="ce4">
            <text:p>45</text:p>
          </table:table-cell>
          <table:table-cell office:value-type="float" office:value="1728.7200336456299" table:style-name="ce4">
            <text:p>1.729</text:p>
          </table:table-cell>
          <table:table-cell office:value-type="float" office:value="1811.0400352478027" table:style-name="ce4">
            <text:p>1.811</text:p>
          </table:table-cell>
          <table:table-cell office:value-type="float" office:value="15.680000305175781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278.2801027297974" table:style-name="ce4">
            <text:p>5.278</text:p>
          </table:table-cell>
          <table:table-cell office:value-type="float" office:value="3986.6400775909424" table:style-name="ce4">
            <text:p>3.987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768.2801122665405" table:style-name="ce4">
            <text:p>5.768</text:p>
          </table:table-cell>
          <table:table-cell office:value-type="float" office:value="3063.4800596237183" table:style-name="ce4">
            <text:p>3.063</text:p>
          </table:table-cell>
          <table:table-cell office:value-type="float" office:value="1342.6000261306763" table:style-name="ce4">
            <text:p>1.343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5346.8801040649414" table:style-name="ce4">
            <text:p>5.347</text:p>
          </table:table-cell>
          <table:table-cell office:value-type="float" office:value="3712.2400722503662" table:style-name="ce4">
            <text:p>3.712</text:p>
          </table:table-cell>
          <table:table-cell office:value-type="float" office:value="1277.9200248718262" table:style-name="ce4">
            <text:p>1.278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4545.2400884628296" table:style-name="ce4">
            <text:p>4.545</text:p>
          </table:table-cell>
          <table:table-cell office:value-type="float" office:value="4827.4800939559937" table:style-name="ce4">
            <text:p>4.827</text:p>
          </table:table-cell>
          <table:table-cell office:value-type="float" office:value="0" table:style-name="ce4">
            <text:p>0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ública Estadual</text:p>
          </table:table-cell>
          <table:table-cell office:value-type="float" office:value="3083.080060005188" table:style-name="ce4">
            <text:p>3.083</text:p>
          </table:table-cell>
          <table:table-cell office:value-type="float" office:value="2581.320050239563" table:style-name="ce4">
            <text:p>2.581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3261.4400634765625" table:style-name="ce4">
            <text:p>3.261</text:p>
          </table:table-cell>
          <table:table-cell office:value-type="float" office:value="2397.0800466537476" table:style-name="ce4">
            <text:p>2.397</text:p>
          </table:table-cell>
          <table:table-cell office:value-type="float" office:value="248.92000484466553" table:style-name="ce4">
            <text:p>249</text:p>
          </table:table-cell>
          <table:table-cell office:value-type="float" office:value="237.16000461578369" table:style-name="ce4">
            <text:p>237</text:p>
          </table:table-cell>
          <table:table-cell office:value-type="float" office:value="3449.6000671386719" table:style-name="ce4">
            <text:p>3.450</text:p>
          </table:table-cell>
          <table:table-cell office:value-type="float" office:value="2130.5200414657593" table:style-name="ce4">
            <text:p>2.131</text:p>
          </table:table-cell>
          <table:table-cell office:value-type="float" office:value="248.92000484466553" table:style-name="ce4">
            <text:p>249</text:p>
          </table:table-cell>
          <table:table-cell office:value-type="float" office:value="0" table:style-name="ce4">
            <text:p>0</text:p>
          </table:table-cell>
          <table:table-cell office:value-type="float" office:value="2889.0400562286377" table:style-name="ce4">
            <text:p>2.889</text:p>
          </table:table-cell>
          <table:table-cell office:value-type="float" office:value="2908.6400566101074" table:style-name="ce4">
            <text:p>2.909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Total – Públicas</text:p>
          </table:table-cell>
          <table:table-cell office:value-type="float" office:value="5631.0801095962524" table:style-name="ce4">
            <text:p>5.631</text:p>
          </table:table-cell>
          <table:table-cell office:value-type="float" office:value="4537.4000883102417" table:style-name="ce4">
            <text:p>4.537</text:p>
          </table:table-cell>
          <table:table-cell office:value-type="float" office:value="145.04000282287598" table:style-name="ce4">
            <text:p>145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6119.1201190948486" table:style-name="ce4">
            <text:p>6.119</text:p>
          </table:table-cell>
          <table:table-cell office:value-type="float" office:value="3825.9200744628906" table:style-name="ce4">
            <text:p>3.826</text:p>
          </table:table-cell>
          <table:table-cell office:value-type="float" office:value="1364.160026550293" table:style-name="ce4">
            <text:p>1.364</text:p>
          </table:table-cell>
          <table:table-cell office:value-type="float" office:value="239.12000465393066" table:style-name="ce4">
            <text:p>239</text:p>
          </table:table-cell>
          <table:table-cell office:value-type="float" office:value="6013.2801170349121" table:style-name="ce4">
            <text:p>6.013</text:p>
          </table:table-cell>
          <table:table-cell office:value-type="float" office:value="4121.8800802230835" table:style-name="ce4">
            <text:p>4.122</text:p>
          </table:table-cell>
          <table:table-cell office:value-type="float" office:value="1303.4000253677368" table:style-name="ce4">
            <text:p>1.303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5025.4400978088379" table:style-name="ce4">
            <text:p>5.025</text:p>
          </table:table-cell>
          <table:table-cell office:value-type="float" office:value="5297.8801031112671" table:style-name="ce4">
            <text:p>5.298</text:p>
          </table:table-cell>
          <table:table-cell office:value-type="float" office:value="147.00000286102295" table:style-name="ce4">
            <text:p>147</text:p>
          </table:table-cell>
          <table:table-cell office:value-type="float" office:value="31.360000610351563" table:style-name="ce4">
            <text:p>31</text:p>
          </table:table-cell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5">
            <text:p>Particular</text:p>
          </table:table-cell>
          <table:table-cell office:value-type="float" office:value="5515.4401073455811" table:style-name="ce4">
            <text:p>5.515</text:p>
          </table:table-cell>
          <table:table-cell office:value-type="float" office:value="562.52001094818115" table:style-name="ce4">
            <text:p>563</text:p>
          </table:table-cell>
          <table:table-cell office:value-type="float" office:value="54.88000106811523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5468.4001064300537" table:style-name="ce4">
            <text:p>5.468</text:p>
          </table:table-cell>
          <table:table-cell office:value-type="float" office:value="1091.7200212478638" table:style-name="ce4">
            <text:p>1.092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435.0801057815552" table:style-name="ce4">
            <text:p>5.435</text:p>
          </table:table-cell>
          <table:table-cell office:value-type="float" office:value="1356.3200263977051" table:style-name="ce4">
            <text:p>1.356</text:p>
          </table:table-cell>
          <table:table-cell office:value-type="float" office:value="31.36000061035156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5103.8400993347168" table:style-name="ce4">
            <text:p>5.104</text:p>
          </table:table-cell>
          <table:table-cell office:value-type="float" office:value="2322.6000452041626" table:style-name="ce4">
            <text:p>2.323</text:p>
          </table:table-cell>
          <table:table-cell office:value-type="float" office:value="5.880000114440918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11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8T14:02:45Z</meta:creation-date>
    <dc:date>2018-06-13T13:15:54Z</dc:date>
  </office:meta>
</office:document-meta>
</file>